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5.214cm" fo:margin-left="0cm" fo:margin-right="1.787cm" table:align="margins" style:writing-mode="lr-tb"/>
    </style:style>
    <style:style style:name="表1.A" style:family="table-column">
      <style:table-column-properties style:column-width="1.109cm" style:rel-column-width="4779*"/>
    </style:style>
    <style:style style:name="表1.B" style:family="table-column">
      <style:table-column-properties style:column-width="14.104cm" style:rel-column-width="60756*"/>
    </style:style>
    <style:style style:name="表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B1" style:family="table-cell">
      <style:table-cell-properties fo:padding="0.097cm" fo:border="0.002cm solid #000000"/>
    </style:style>
    <style:style style:name="表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917cm" fo:margin-left="0cm" fo:margin-right="3.083cm" table:align="margins" style:writing-mode="lr-tb"/>
    </style:style>
    <style:style style:name="表3.A" style:family="table-column">
      <style:table-column-properties style:column-width="1.215cm" style:rel-column-width="5722*"/>
    </style:style>
    <style:style style:name="表3.B" style:family="table-column">
      <style:table-column-properties style:column-width="3.203cm" style:rel-column-width="15083*"/>
    </style:style>
    <style:style style:name="表3.C" style:family="table-column">
      <style:table-column-properties style:column-width="9.499cm" style:rel-column-width="44730*"/>
    </style:style>
    <style:style style:name="表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3.917cm" fo:margin-left="0cm" fo:margin-right="3.083cm" table:align="margins" style:writing-mode="lr-tb"/>
    </style:style>
    <style:style style:name="表4.A" style:family="table-column">
      <style:table-column-properties style:column-width="1.215cm" style:rel-column-width="5722*"/>
    </style:style>
    <style:style style:name="表4.B" style:family="table-column">
      <style:table-column-properties style:column-width="3.203cm" style:rel-column-width="15083*"/>
    </style:style>
    <style:style style:name="表4.C" style:family="table-column">
      <style:table-column-properties style:column-width="9.499cm" style:rel-column-width="44730*"/>
    </style:style>
    <style:style style:name="表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3.917cm" fo:margin-left="0cm" fo:margin-right="3.083cm" table:align="margins" style:writing-mode="lr-tb"/>
    </style:style>
    <style:style style:name="表7.A" style:family="table-column">
      <style:table-column-properties style:column-width="1.215cm" style:rel-column-width="5722*"/>
    </style:style>
    <style:style style:name="表7.B" style:family="table-column">
      <style:table-column-properties style:column-width="3.203cm" style:rel-column-width="15083*"/>
    </style:style>
    <style:style style:name="表7.C" style:family="table-column">
      <style:table-column-properties style:column-width="9.499cm" style:rel-column-width="44730*"/>
    </style:style>
    <style:style style:name="表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3.917cm" fo:margin-left="0cm" fo:margin-right="3.083cm" table:align="margins" style:writing-mode="lr-tb"/>
    </style:style>
    <style:style style:name="表8.A" style:family="table-column">
      <style:table-column-properties style:column-width="1.215cm" style:rel-column-width="5722*"/>
    </style:style>
    <style:style style:name="表8.B" style:family="table-column">
      <style:table-column-properties style:column-width="3.203cm" style:rel-column-width="15083*"/>
    </style:style>
    <style:style style:name="表8.C" style:family="table-column">
      <style:table-column-properties style:column-width="9.499cm" style:rel-column-width="44730*"/>
    </style:style>
    <style:style style:name="表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3.917cm" fo:margin-left="0cm" fo:margin-right="3.083cm" table:align="margins" style:writing-mode="lr-tb"/>
    </style:style>
    <style:style style:name="表9.A" style:family="table-column">
      <style:table-column-properties style:column-width="1.215cm" style:rel-column-width="5722*"/>
    </style:style>
    <style:style style:name="表9.B" style:family="table-column">
      <style:table-column-properties style:column-width="3.203cm" style:rel-column-width="15083*"/>
    </style:style>
    <style:style style:name="表9.C" style:family="table-column">
      <style:table-column-properties style:column-width="9.499cm" style:rel-column-width="44730*"/>
    </style:style>
    <style:style style:name="表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3.917cm" fo:margin-left="0cm" fo:margin-right="3.083cm" table:align="margins" style:writing-mode="lr-tb"/>
    </style:style>
    <style:style style:name="表10.A" style:family="table-column">
      <style:table-column-properties style:column-width="1.215cm" style:rel-column-width="5722*"/>
    </style:style>
    <style:style style:name="表10.B" style:family="table-column">
      <style:table-column-properties style:column-width="3.203cm" style:rel-column-width="15083*"/>
    </style:style>
    <style:style style:name="表10.C" style:family="table-column">
      <style:table-column-properties style:column-width="9.499cm" style:rel-column-width="44730*"/>
    </style:style>
    <style:style style:name="表1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3.917cm" fo:margin-left="0cm" fo:margin-right="3.083cm" table:align="margins" style:writing-mode="lr-tb"/>
    </style:style>
    <style:style style:name="表11.A" style:family="table-column">
      <style:table-column-properties style:column-width="1.215cm" style:rel-column-width="5722*"/>
    </style:style>
    <style:style style:name="表11.B" style:family="table-column">
      <style:table-column-properties style:column-width="3.203cm" style:rel-column-width="15083*"/>
    </style:style>
    <style:style style:name="表11.C" style:family="table-column">
      <style:table-column-properties style:column-width="9.499cm" style:rel-column-width="44730*"/>
    </style:style>
    <style:style style:name="表1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3.917cm" fo:margin-left="0cm" fo:margin-right="3.083cm" table:align="margins" style:writing-mode="lr-tb"/>
    </style:style>
    <style:style style:name="表12.A" style:family="table-column">
      <style:table-column-properties style:column-width="1.215cm" style:rel-column-width="5722*"/>
    </style:style>
    <style:style style:name="表12.B" style:family="table-column">
      <style:table-column-properties style:column-width="3.203cm" style:rel-column-width="15083*"/>
    </style:style>
    <style:style style:name="表12.C" style:family="table-column">
      <style:table-column-properties style:column-width="9.499cm" style:rel-column-width="44730*"/>
    </style:style>
    <style:style style:name="表1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917cm" fo:margin-left="0cm" fo:margin-right="3.083cm" table:align="margins" style:writing-mode="lr-tb"/>
    </style:style>
    <style:style style:name="表13.A" style:family="table-column">
      <style:table-column-properties style:column-width="1.215cm" style:rel-column-width="5722*"/>
    </style:style>
    <style:style style:name="表13.B" style:family="table-column">
      <style:table-column-properties style:column-width="3.203cm" style:rel-column-width="15083*"/>
    </style:style>
    <style:style style:name="表13.C" style:family="table-column">
      <style:table-column-properties style:column-width="9.499cm" style:rel-column-width="44730*"/>
    </style:style>
    <style:style style:name="表1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917cm" fo:margin-left="0cm" fo:margin-right="3.083cm" table:align="margins" style:writing-mode="lr-tb"/>
    </style:style>
    <style:style style:name="表14.A" style:family="table-column">
      <style:table-column-properties style:column-width="1.215cm" style:rel-column-width="5722*"/>
    </style:style>
    <style:style style:name="表14.B" style:family="table-column">
      <style:table-column-properties style:column-width="3.203cm" style:rel-column-width="15083*"/>
    </style:style>
    <style:style style:name="表14.C" style:family="table-column">
      <style:table-column-properties style:column-width="9.499cm" style:rel-column-width="44730*"/>
    </style:style>
    <style:style style:name="表1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3.917cm" fo:margin-left="0cm" fo:margin-right="3.083cm" table:align="margins" style:writing-mode="lr-tb"/>
    </style:style>
    <style:style style:name="表15.A" style:family="table-column">
      <style:table-column-properties style:column-width="1.215cm" style:rel-column-width="5722*"/>
    </style:style>
    <style:style style:name="表15.B" style:family="table-column">
      <style:table-column-properties style:column-width="3.203cm" style:rel-column-width="15083*"/>
    </style:style>
    <style:style style:name="表15.C" style:family="table-column">
      <style:table-column-properties style:column-width="9.499cm" style:rel-column-width="44730*"/>
    </style:style>
    <style:style style:name="表1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3.917cm" fo:margin-left="0cm" fo:margin-right="3.083cm" table:align="margins" style:writing-mode="lr-tb"/>
    </style:style>
    <style:style style:name="表16.A" style:family="table-column">
      <style:table-column-properties style:column-width="1.215cm" style:rel-column-width="5722*"/>
    </style:style>
    <style:style style:name="表16.B" style:family="table-column">
      <style:table-column-properties style:column-width="3.203cm" style:rel-column-width="15083*"/>
    </style:style>
    <style:style style:name="表16.C" style:family="table-column">
      <style:table-column-properties style:column-width="9.499cm" style:rel-column-width="44730*"/>
    </style:style>
    <style:style style:name="表16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3.917cm" fo:margin-left="0cm" fo:margin-right="3.083cm" table:align="margins" style:writing-mode="lr-tb"/>
    </style:style>
    <style:style style:name="表17.A" style:family="table-column">
      <style:table-column-properties style:column-width="1.215cm" style:rel-column-width="5722*"/>
    </style:style>
    <style:style style:name="表17.B" style:family="table-column">
      <style:table-column-properties style:column-width="3.203cm" style:rel-column-width="15083*"/>
    </style:style>
    <style:style style:name="表17.C" style:family="table-column">
      <style:table-column-properties style:column-width="9.499cm" style:rel-column-width="44730*"/>
    </style:style>
    <style:style style:name="表1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3.917cm" fo:margin-left="0cm" fo:margin-right="3.083cm" table:align="margins" style:writing-mode="lr-tb"/>
    </style:style>
    <style:style style:name="表18.A" style:family="table-column">
      <style:table-column-properties style:column-width="1.215cm" style:rel-column-width="5722*"/>
    </style:style>
    <style:style style:name="表18.B" style:family="table-column">
      <style:table-column-properties style:column-width="3.203cm" style:rel-column-width="15083*"/>
    </style:style>
    <style:style style:name="表18.C" style:family="table-column">
      <style:table-column-properties style:column-width="9.499cm" style:rel-column-width="44730*"/>
    </style:style>
    <style:style style:name="表1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3.917cm" fo:margin-left="0cm" fo:margin-right="3.083cm" table:align="margins" style:writing-mode="lr-tb"/>
    </style:style>
    <style:style style:name="表19.A" style:family="table-column">
      <style:table-column-properties style:column-width="1.215cm" style:rel-column-width="5722*"/>
    </style:style>
    <style:style style:name="表19.B" style:family="table-column">
      <style:table-column-properties style:column-width="3.203cm" style:rel-column-width="15083*"/>
    </style:style>
    <style:style style:name="表19.C" style:family="table-column">
      <style:table-column-properties style:column-width="9.499cm" style:rel-column-width="44730*"/>
    </style:style>
    <style:style style:name="表1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3.917cm" fo:margin-left="0cm" fo:margin-right="3.083cm" table:align="margins" style:writing-mode="lr-tb"/>
    </style:style>
    <style:style style:name="表20.A" style:family="table-column">
      <style:table-column-properties style:column-width="1.215cm" style:rel-column-width="5722*"/>
    </style:style>
    <style:style style:name="表20.B" style:family="table-column">
      <style:table-column-properties style:column-width="3.203cm" style:rel-column-width="15083*"/>
    </style:style>
    <style:style style:name="表20.C" style:family="table-column">
      <style:table-column-properties style:column-width="9.499cm" style:rel-column-width="44730*"/>
    </style:style>
    <style:style style:name="表2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5.827cm" fo:margin-left="0cm" fo:margin-right="1.173cm" table:align="margins" style:writing-mode="lr-tb"/>
    </style:style>
    <style:style style:name="表21.A" style:family="table-column">
      <style:table-column-properties style:column-width="1.214cm" style:rel-column-width="5024*"/>
    </style:style>
    <style:style style:name="表21.B" style:family="table-column">
      <style:table-column-properties style:column-width="3.203cm" style:rel-column-width="13263*"/>
    </style:style>
    <style:style style:name="表21.C" style:family="table-column">
      <style:table-column-properties style:column-width="11.411cm" style:rel-column-width="47248*"/>
    </style:style>
    <style:style style:name="表2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6.357cm" fo:margin-left="0cm" fo:margin-right="0.644cm" table:align="margins" style:writing-mode="lr-tb"/>
    </style:style>
    <style:style style:name="表22.A" style:family="table-column">
      <style:table-column-properties style:column-width="1.214cm" style:rel-column-width="4862*"/>
    </style:style>
    <style:style style:name="表22.B" style:family="table-column">
      <style:table-column-properties style:column-width="3.203cm" style:rel-column-width="12834*"/>
    </style:style>
    <style:style style:name="表22.C" style:family="table-column">
      <style:table-column-properties style:column-width="11.94cm" style:rel-column-width="47839*"/>
    </style:style>
    <style:style style:name="表2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4pt" style:font-size-complex="18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#99ff33" style:font-name-asian="Arial" style:font-size-asian="13pt" style:font-size-complex="13pt"/>
    </style:style>
    <style:style style:name="P1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1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14pt" fo:font-style="normal" style:text-underline-style="none" fo:font-weight="normal" style:text-blinking="false" fo:background-color="#ffff00" style:font-size-asian="14pt" style:font-size-complex="14pt"/>
    </style:style>
    <style:style style:name="P16" style:family="paragraph" style:parent-style-name="Text_20_body">
      <style:paragraph-properties fo:margin-top="0cm" fo:margin-bottom="0cm" fo:line-height="138%" style:writing-mode="lr-tb"/>
    </style:style>
    <style:style style:name="P17" style:family="paragraph" style:parent-style-name="Table_20_Contents">
      <style:text-properties fo:font-size="15pt" style:font-size-asian="15pt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9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20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21" style:family="paragraph" style:parent-style-name="Standard">
      <style:text-properties fo:font-weight="normal"/>
    </style:style>
    <style:style style:name="P22" style:family="paragraph" style:parent-style-name="Table_20_Contents" style:list-style-name="L2">
      <style:text-properties fo:font-size="15pt" style:font-size-asian="15pt" style:language-asian="ja" style:country-asian="JP" style:font-size-complex="15pt"/>
    </style:style>
    <style:style style:name="P23" style:family="paragraph" style:parent-style-name="Table_20_Contents" style:list-style-name="L3">
      <style:text-properties fo:font-size="15pt" style:font-size-asian="15pt" style:language-asian="ja" style:country-asian="JP" style:font-size-complex="15pt"/>
    </style:style>
    <style:style style:name="P24" style:family="paragraph" style:parent-style-name="Table_20_Contents" style:list-style-name="L4">
      <style:text-properties fo:font-size="15pt" style:font-size-asian="15pt" style:language-asian="ja" style:country-asian="JP" style:font-size-complex="15pt"/>
    </style:style>
    <style:style style:name="P25" style:family="paragraph" style:parent-style-name="Table_20_Contents" style:list-style-name="L5">
      <style:text-properties fo:font-size="15pt" style:font-size-asian="15pt" style:language-asian="ja" style:country-asian="JP" style:font-size-complex="15pt"/>
    </style:style>
    <style:style style:name="P26" style:family="paragraph" style:parent-style-name="Table_20_Contents" style:list-style-name="L7">
      <style:text-properties fo:font-size="15pt" style:font-size-asian="15pt" style:language-asian="ja" style:country-asian="JP" style:font-size-complex="15pt"/>
    </style:style>
    <style:style style:name="P27" style:family="paragraph" style:parent-style-name="Table_20_Contents" style:list-style-name="L9">
      <style:text-properties fo:font-size="15pt" style:font-size-asian="15pt" style:language-asian="ja" style:country-asian="JP" style:font-size-complex="15pt"/>
    </style:style>
    <style:style style:name="P28" style:family="paragraph" style:parent-style-name="Table_20_Contents" style:list-style-name="L10">
      <style:text-properties fo:font-size="15pt" style:font-size-asian="15pt" style:language-asian="ja" style:country-asian="JP" style:font-size-complex="15pt"/>
    </style:style>
    <style:style style:name="P29" style:family="paragraph" style:parent-style-name="Table_20_Contents" style:list-style-name="L11">
      <style:text-properties fo:font-size="15pt" style:font-size-asian="15pt" style:language-asian="ja" style:country-asian="JP" style:font-size-complex="15pt"/>
    </style:style>
    <style:style style:name="P30" style:family="paragraph" style:parent-style-name="Table_20_Contents" style:list-style-name="L12">
      <style:text-properties fo:font-size="15pt" style:font-size-asian="15pt" style:language-asian="ja" style:country-asian="JP" style:font-size-complex="15pt"/>
    </style:style>
    <style:style style:name="P31" style:family="paragraph" style:parent-style-name="Table_20_Contents" style:list-style-name="L13">
      <style:text-properties fo:font-size="15pt" style:font-size-asian="15pt" style:language-asian="ja" style:country-asian="JP" style:font-size-complex="15pt"/>
    </style:style>
    <style:style style:name="P32" style:family="paragraph" style:parent-style-name="Table_20_Contents" style:list-style-name="L15">
      <style:text-properties fo:font-size="15pt" style:font-size-asian="15pt" style:language-asian="ja" style:country-asian="JP" style:font-size-complex="15pt"/>
    </style:style>
    <style:style style:name="P33" style:family="paragraph" style:parent-style-name="Table_20_Contents" style:list-style-name="L16">
      <style:text-properties fo:font-size="15pt" style:font-size-asian="15pt" style:language-asian="ja" style:country-asian="JP" style:font-size-complex="15pt"/>
    </style:style>
    <style:style style:name="P34" style:family="paragraph" style:parent-style-name="Table_20_Contents" style:list-style-name="L17">
      <style:text-properties fo:font-size="15pt" style:font-size-asian="15pt" style:language-asian="ja" style:country-asian="JP" style:font-size-complex="15pt"/>
    </style:style>
    <style:style style:name="P35" style:family="paragraph" style:parent-style-name="Table_20_Contents" style:list-style-name="L18">
      <style:text-properties fo:font-size="15pt" style:font-size-asian="15pt" style:language-asian="ja" style:country-asian="JP" style:font-size-complex="15pt"/>
    </style:style>
    <style:style style:name="P36" style:family="paragraph" style:parent-style-name="Table_20_Contents" style:list-style-name="L19">
      <style:text-properties fo:font-size="15pt" style:font-size-asian="15pt" style:language-asian="ja" style:country-asian="JP" style:font-size-complex="15pt"/>
    </style:style>
    <style:style style:name="P37" style:family="paragraph" style:parent-style-name="Table_20_Contents" style:list-style-name="L20">
      <style:text-properties fo:font-size="15pt" style:font-size-asian="15pt" style:language-asian="ja" style:country-asian="JP" style:font-size-complex="15pt"/>
    </style:style>
    <style:style style:name="P38" style:family="paragraph" style:parent-style-name="Table_20_Contents" style:list-style-name="L21">
      <style:text-properties fo:font-size="15pt" style:font-size-asian="15pt" style:language-asian="ja" style:country-asian="JP" style:font-size-complex="15pt"/>
    </style:style>
    <style:style style:name="P39" style:family="paragraph" style:parent-style-name="Table_20_Contents" style:list-style-name="L22">
      <style:text-properties fo:font-size="15pt" style:font-size-asian="15pt" style:language-asian="ja" style:country-asian="JP" style:font-size-complex="15pt"/>
    </style:style>
    <style:style style:name="P40" style:family="paragraph" style:parent-style-name="Table_20_Contents" style:list-style-name="L23">
      <style:text-properties fo:font-size="15pt" style:font-size-asian="15pt" style:language-asian="ja" style:country-asian="JP" style:font-size-complex="15pt"/>
    </style:style>
    <style:style style:name="P41" style:family="paragraph" style:parent-style-name="Table_20_Contents" style:list-style-name="L24">
      <style:text-properties fo:font-size="15pt" style:font-size-asian="15pt" style:language-asian="ja" style:country-asian="JP" style:font-size-complex="15pt"/>
    </style:style>
    <style:style style:name="P42" style:family="paragraph" style:parent-style-name="Table_20_Contents" style:list-style-name="L25">
      <style:text-properties fo:font-size="15pt" style:font-size-asian="15pt" style:language-asian="ja" style:country-asian="JP" style:font-size-complex="15pt"/>
    </style:style>
    <style:style style:name="P43" style:family="paragraph" style:parent-style-name="Table_20_Contents" style:list-style-name="L26">
      <style:text-properties fo:font-size="15pt" style:font-size-asian="15pt" style:language-asian="ja" style:country-asian="JP" style:font-size-complex="15pt"/>
    </style:style>
    <style:style style:name="P44" style:family="paragraph" style:parent-style-name="Table_20_Contents" style:list-style-name="L27">
      <style:text-properties fo:font-size="15pt" style:font-size-asian="15pt" style:language-asian="ja" style:country-asian="JP" style:font-size-complex="15pt"/>
    </style:style>
    <style:style style:name="P45" style:family="paragraph" style:parent-style-name="Table_20_Contents" style:list-style-name="L28">
      <style:text-properties fo:font-size="15pt" style:font-size-asian="15pt" style:language-asian="ja" style:country-asian="JP" style:font-size-complex="15pt"/>
    </style:style>
    <style:style style:name="P46" style:family="paragraph" style:parent-style-name="Table_20_Contents" style:list-style-name="L29">
      <style:text-properties fo:font-size="15pt" style:font-size-asian="15pt" style:language-asian="ja" style:country-asian="JP" style:font-size-complex="15pt"/>
    </style:style>
    <style:style style:name="P47" style:family="paragraph" style:parent-style-name="Table_20_Contents" style:list-style-name="L30">
      <style:text-properties fo:font-size="15pt" style:font-size-asian="15pt" style:language-asian="ja" style:country-asian="JP" style:font-size-complex="15pt"/>
    </style:style>
    <style:style style:name="P48" style:family="paragraph" style:parent-style-name="Table_20_Contents" style:list-style-name="L32">
      <style:text-properties fo:font-size="15pt" style:font-size-asian="15pt" style:language-asian="ja" style:country-asian="JP" style:font-size-complex="15pt"/>
    </style:style>
    <style:style style:name="P49" style:family="paragraph" style:parent-style-name="Table_20_Contents" style:list-style-name="L33">
      <style:text-properties fo:font-size="15pt" style:font-size-asian="15pt" style:language-asian="ja" style:country-asian="JP" style:font-size-complex="15pt"/>
    </style:style>
    <style:style style:name="P50" style:family="paragraph" style:parent-style-name="Table_20_Contents" style:list-style-name="L34">
      <style:text-properties fo:font-size="15pt" style:font-size-asian="15pt" style:language-asian="ja" style:country-asian="JP" style:font-size-complex="15pt"/>
    </style:style>
    <style:style style:name="P51" style:family="paragraph" style:parent-style-name="Table_20_Contents" style:list-style-name="L36">
      <style:text-properties fo:font-size="15pt" style:font-size-asian="15pt" style:language-asian="ja" style:country-asian="JP" style:font-size-complex="15pt"/>
    </style:style>
    <style:style style:name="P52" style:family="paragraph" style:parent-style-name="Table_20_Contents" style:list-style-name="L37">
      <style:text-properties fo:font-size="15pt" style:font-size-asian="15pt" style:language-asian="ja" style:country-asian="JP" style:font-size-complex="15pt"/>
    </style:style>
    <style:style style:name="P53" style:family="paragraph" style:parent-style-name="Table_20_Contents" style:list-style-name="L38">
      <style:text-properties fo:font-size="15pt" style:font-size-asian="15pt" style:language-asian="ja" style:country-asian="JP" style:font-size-complex="15pt"/>
    </style:style>
    <style:style style:name="P54" style:family="paragraph" style:parent-style-name="Table_20_Contents" style:list-style-name="L39">
      <style:text-properties fo:font-size="15pt" style:font-size-asian="15pt" style:language-asian="ja" style:country-asian="JP" style:font-size-complex="15pt"/>
    </style:style>
    <style:style style:name="P55" style:family="paragraph" style:parent-style-name="Table_20_Contents" style:list-style-name="L40">
      <style:text-properties fo:font-size="15pt" style:font-size-asian="15pt" style:language-asian="ja" style:country-asian="JP" style:font-size-complex="15pt"/>
    </style:style>
    <style:style style:name="P56" style:family="paragraph" style:parent-style-name="Table_20_Contents" style:list-style-name="L41">
      <style:text-properties fo:font-size="15pt" style:font-size-asian="15pt" style:language-asian="ja" style:country-asian="JP" style:font-size-complex="15pt"/>
    </style:style>
    <style:style style:name="P57" style:family="paragraph" style:parent-style-name="Table_20_Contents" style:list-style-name="L42">
      <style:text-properties fo:font-size="15pt" style:font-size-asian="15pt" style:language-asian="ja" style:country-asian="JP" style:font-size-complex="15pt"/>
    </style:style>
    <style:style style:name="P58" style:family="paragraph" style:parent-style-name="Table_20_Contents" style:list-style-name="L43">
      <style:text-properties fo:font-size="15pt" style:font-size-asian="15pt" style:language-asian="ja" style:country-asian="JP" style:font-size-complex="15pt"/>
    </style:style>
    <style:style style:name="P59" style:family="paragraph" style:parent-style-name="Table_20_Contents" style:list-style-name="L44">
      <style:text-properties fo:font-size="15pt" style:font-size-asian="15pt" style:language-asian="ja" style:country-asian="JP" style:font-size-complex="15pt"/>
    </style:style>
    <style:style style:name="P60" style:family="paragraph" style:parent-style-name="Table_20_Contents" style:list-style-name="L45">
      <style:text-properties fo:font-size="15pt" style:font-size-asian="15pt" style:language-asian="ja" style:country-asian="JP" style:font-size-complex="15pt"/>
    </style:style>
    <style:style style:name="P61" style:family="paragraph" style:parent-style-name="Table_20_Contents" style:list-style-name="L46">
      <style:text-properties fo:font-size="15pt" style:font-size-asian="15pt" style:language-asian="ja" style:country-asian="JP" style:font-size-complex="15pt"/>
    </style:style>
    <style:style style:name="P62" style:family="paragraph" style:parent-style-name="Table_20_Contents" style:list-style-name="L47">
      <style:text-properties fo:font-size="15pt" style:font-size-asian="15pt" style:language-asian="ja" style:country-asian="JP" style:font-size-complex="15pt"/>
    </style:style>
    <style:style style:name="P63" style:family="paragraph" style:parent-style-name="Table_20_Contents" style:list-style-name="L49">
      <style:text-properties fo:font-size="15pt" style:font-size-asian="15pt" style:language-asian="ja" style:country-asian="JP" style:font-size-complex="15pt"/>
    </style:style>
    <style:style style:name="P64" style:family="paragraph" style:parent-style-name="Table_20_Contents" style:list-style-name="L50">
      <style:text-properties fo:font-size="15pt" style:font-size-asian="15pt" style:language-asian="ja" style:country-asian="JP" style:font-size-complex="15pt"/>
    </style:style>
    <style:style style:name="P65" style:family="paragraph" style:parent-style-name="Table_20_Contents" style:list-style-name="L51">
      <style:text-properties fo:font-size="15pt" style:font-size-asian="15pt" style:language-asian="ja" style:country-asian="JP" style:font-size-complex="15pt"/>
    </style:style>
    <style:style style:name="P66" style:family="paragraph" style:parent-style-name="Table_20_Contents" style:list-style-name="L52">
      <style:text-properties fo:font-size="15pt" style:font-size-asian="15pt" style:language-asian="ja" style:country-asian="JP" style:font-size-complex="15pt"/>
    </style:style>
    <style:style style:name="P67" style:family="paragraph" style:parent-style-name="Table_20_Contents" style:list-style-name="L53">
      <style:text-properties fo:font-size="15pt" style:font-size-asian="15pt" style:language-asian="ja" style:country-asian="JP" style:font-size-complex="15pt"/>
    </style:style>
    <style:style style:name="P68" style:family="paragraph" style:parent-style-name="Table_20_Contents" style:list-style-name="L54">
      <style:text-properties fo:font-size="15pt" style:font-size-asian="15pt" style:language-asian="ja" style:country-asian="JP" style:font-size-complex="15pt"/>
    </style:style>
    <style:style style:name="P69" style:family="paragraph" style:parent-style-name="Table_20_Contents" style:list-style-name="L55">
      <style:text-properties fo:font-size="15pt" style:font-size-asian="15pt" style:language-asian="ja" style:country-asian="JP" style:font-size-complex="15pt"/>
    </style:style>
    <style:style style:name="P70" style:family="paragraph" style:parent-style-name="Table_20_Contents" style:list-style-name="L56">
      <style:text-properties fo:font-size="15pt" style:font-size-asian="15pt" style:language-asian="ja" style:country-asian="JP" style:font-size-complex="15pt"/>
    </style:style>
    <style:style style:name="P71" style:family="paragraph" style:parent-style-name="Table_20_Contents" style:list-style-name="L57">
      <style:text-properties fo:font-size="15pt" style:font-size-asian="15pt" style:language-asian="ja" style:country-asian="JP" style:font-size-complex="15pt"/>
    </style:style>
    <style:style style:name="P72" style:family="paragraph" style:parent-style-name="Table_20_Contents" style:list-style-name="L58">
      <style:text-properties fo:font-size="15pt" style:font-size-asian="15pt" style:language-asian="ja" style:country-asian="JP" style:font-size-complex="15pt"/>
    </style:style>
    <style:style style:name="P73" style:family="paragraph" style:parent-style-name="Table_20_Contents" style:list-style-name="L60">
      <style:text-properties fo:font-size="15pt" style:font-size-asian="15pt" style:language-asian="ja" style:country-asian="JP" style:font-size-complex="15pt"/>
    </style:style>
    <style:style style:name="P74" style:family="paragraph" style:parent-style-name="Table_20_Contents" style:list-style-name="L61">
      <style:text-properties fo:font-size="15pt" style:font-size-asian="15pt" style:language-asian="ja" style:country-asian="JP" style:font-size-complex="15pt"/>
    </style:style>
    <style:style style:name="P75" style:family="paragraph" style:parent-style-name="Table_20_Contents" style:list-style-name="L62">
      <style:text-properties fo:font-size="15pt" style:font-size-asian="15pt" style:language-asian="ja" style:country-asian="JP" style:font-size-complex="15pt"/>
    </style:style>
    <style:style style:name="P76" style:family="paragraph" style:parent-style-name="Table_20_Contents" style:list-style-name="L63">
      <style:text-properties fo:font-size="15pt" style:font-size-asian="15pt" style:language-asian="ja" style:country-asian="JP" style:font-size-complex="15pt"/>
    </style:style>
    <style:style style:name="P77" style:family="paragraph" style:parent-style-name="Table_20_Contents" style:list-style-name="L64">
      <style:text-properties fo:font-size="15pt" style:font-size-asian="15pt" style:language-asian="ja" style:country-asian="JP" style:font-size-complex="15pt"/>
    </style:style>
    <style:style style:name="P78" style:family="paragraph" style:parent-style-name="Table_20_Contents" style:list-style-name="L65">
      <style:text-properties fo:font-size="15pt" style:font-size-asian="15pt" style:language-asian="ja" style:country-asian="JP" style:font-size-complex="15pt"/>
    </style:style>
    <style:style style:name="P79" style:family="paragraph" style:parent-style-name="Table_20_Contents" style:list-style-name="L67">
      <style:text-properties fo:font-size="15pt" style:font-size-asian="15pt" style:language-asian="ja" style:country-asian="JP" style:font-size-complex="15pt"/>
    </style:style>
    <style:style style:name="P80" style:family="paragraph" style:parent-style-name="Table_20_Contents" style:list-style-name="L68">
      <style:text-properties fo:font-size="15pt" style:font-size-asian="15pt" style:language-asian="ja" style:country-asian="JP" style:font-size-complex="15pt"/>
    </style:style>
    <style:style style:name="P81" style:family="paragraph" style:parent-style-name="Table_20_Contents" style:list-style-name="L69">
      <style:text-properties fo:font-size="15pt" style:font-size-asian="15pt" style:language-asian="ja" style:country-asian="JP" style:font-size-complex="15pt"/>
    </style:style>
    <style:style style:name="P82" style:family="paragraph" style:parent-style-name="Table_20_Contents" style:list-style-name="L70">
      <style:text-properties fo:font-size="15pt" style:font-size-asian="15pt" style:language-asian="ja" style:country-asian="JP" style:font-size-complex="15pt"/>
    </style:style>
    <style:style style:name="P83" style:family="paragraph" style:parent-style-name="Table_20_Contents" style:list-style-name="L71">
      <style:text-properties fo:font-size="15pt" style:font-size-asian="15pt" style:language-asian="ja" style:country-asian="JP" style:font-size-complex="15pt"/>
    </style:style>
    <style:style style:name="P84" style:family="paragraph" style:parent-style-name="Table_20_Contents" style:list-style-name="L72">
      <style:text-properties fo:font-size="15pt" style:font-size-asian="15pt" style:language-asian="ja" style:country-asian="JP" style:font-size-complex="15pt"/>
    </style:style>
    <style:style style:name="P85" style:family="paragraph" style:parent-style-name="Table_20_Contents" style:list-style-name="L74">
      <style:text-properties fo:font-size="15pt" style:font-size-asian="15pt" style:language-asian="ja" style:country-asian="JP" style:font-size-complex="15pt"/>
    </style:style>
    <style:style style:name="P86" style:family="paragraph" style:parent-style-name="Table_20_Contents" style:list-style-name="L75">
      <style:text-properties fo:font-size="15pt" style:font-size-asian="15pt" style:language-asian="ja" style:country-asian="JP" style:font-size-complex="15pt"/>
    </style:style>
    <style:style style:name="P87" style:family="paragraph" style:parent-style-name="Table_20_Contents" style:list-style-name="L76">
      <style:text-properties fo:font-size="15pt" style:font-size-asian="15pt" style:language-asian="ja" style:country-asian="JP" style:font-size-complex="15pt"/>
    </style:style>
    <style:style style:name="P88" style:family="paragraph" style:parent-style-name="Table_20_Contents" style:list-style-name="L77">
      <style:text-properties fo:font-size="15pt" style:font-size-asian="15pt" style:language-asian="ja" style:country-asian="JP" style:font-size-complex="15pt"/>
    </style:style>
    <style:style style:name="P89" style:family="paragraph" style:parent-style-name="Table_20_Contents" style:list-style-name="L78">
      <style:text-properties fo:font-size="15pt" style:font-size-asian="15pt" style:language-asian="ja" style:country-asian="JP" style:font-size-complex="15pt"/>
    </style:style>
    <style:style style:name="P90" style:family="paragraph" style:parent-style-name="Table_20_Contents" style:list-style-name="L79">
      <style:text-properties fo:font-size="15pt" style:font-size-asian="15pt" style:language-asian="ja" style:country-asian="JP" style:font-size-complex="15pt"/>
    </style:style>
    <style:style style:name="P91" style:family="paragraph" style:parent-style-name="Table_20_Contents" style:list-style-name="L80">
      <style:text-properties fo:font-size="15pt" style:font-size-asian="15pt" style:language-asian="ja" style:country-asian="JP" style:font-size-complex="15pt"/>
    </style:style>
    <style:style style:name="P92" style:family="paragraph" style:parent-style-name="Table_20_Contents" style:list-style-name="L81">
      <style:text-properties fo:font-size="15pt" style:font-size-asian="15pt" style:language-asian="ja" style:country-asian="JP" style:font-size-complex="15pt"/>
    </style:style>
    <style:style style:name="P93" style:family="paragraph" style:parent-style-name="Table_20_Contents" style:list-style-name="L82">
      <style:text-properties fo:font-size="15pt" style:font-size-asian="15pt" style:language-asian="ja" style:country-asian="JP" style:font-size-complex="15pt"/>
    </style:style>
    <style:style style:name="P94" style:family="paragraph" style:parent-style-name="Table_20_Contents" style:list-style-name="L83">
      <style:text-properties fo:font-size="15pt" style:font-size-asian="15pt" style:language-asian="ja" style:country-asian="JP" style:font-size-complex="15pt"/>
    </style:style>
    <style:style style:name="P95" style:family="paragraph" style:parent-style-name="Text_20_body" style:list-style-name="L87">
      <style:text-properties style:font-size-asian="14pt"/>
    </style:style>
    <style:style style:name="P96" style:family="paragraph" style:parent-style-name="Text_20_body" style:list-style-name="L89">
      <style:text-properties style:font-size-asian="14pt"/>
    </style:style>
    <style:style style:name="P97" style:family="paragraph" style:parent-style-name="Text_20_body" style:list-style-name="L88"/>
    <style:style style:name="P98" style:family="paragraph" style:parent-style-name="Text_20_body" style:list-style-name="L90"/>
    <style:style style:name="P99" style:family="paragraph" style:parent-style-name="Text_20_body" style:list-style-name="L90">
      <style:text-properties style:font-name="Arial" fo:font-size="14pt" style:font-name-asian="Arial" style:font-size-asian="14pt" style:font-size-complex="14pt"/>
    </style:style>
    <style:style style:name="P100" style:family="paragraph" style:parent-style-name="Text_20_body" style:list-style-name="L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1" style:family="paragraph" style:parent-style-name="Text_20_body" style:list-style-name="L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2" style:family="paragraph" style:parent-style-name="Text_20_body" style:list-style-name="L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3" style:family="paragraph" style:parent-style-name="Text_20_body" style:list-style-name="L14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4" style:family="paragraph" style:parent-style-name="Text_20_body" style:list-style-name="L3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5" style:family="paragraph" style:parent-style-name="Text_20_body" style:list-style-name="L35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6" style:family="paragraph" style:parent-style-name="Text_20_body" style:list-style-name="L4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7" style:family="paragraph" style:parent-style-name="Text_20_body" style:list-style-name="L59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8" style:family="paragraph" style:parent-style-name="Text_20_body" style:list-style-name="L6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9" style:family="paragraph" style:parent-style-name="Text_20_body" style:list-style-name="L73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1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11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3" style:family="paragraph" style:parent-style-name="Text_20_body" style:list-style-name="L91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4" style:family="paragraph" style:parent-style-name="Text_20_body" style:list-style-name="L92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5" style:family="paragraph" style:parent-style-name="Text_20_body" style:list-style-name="L93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6" style:family="paragraph" style:parent-style-name="Text_20_body" style:list-style-name="L91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1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18" style:family="paragraph" style:parent-style-name="Text_20_body" style:list-style-name="L92">
      <style:paragraph-properties fo:margin-top="0cm" fo:margin-bottom="0cm" fo:line-height="168%" style:writing-mode="lr-tb"/>
    </style:style>
    <style:style style:name="P119" style:family="paragraph" style:parent-style-name="Text_20_body" style:list-style-name="L94">
      <style:paragraph-properties fo:margin-top="0cm" fo:margin-bottom="0cm" fo:line-height="168%" style:writing-mode="lr-tb"/>
    </style:style>
    <style:style style:name="P120" style:family="paragraph" style:parent-style-name="Text_20_body" style:list-style-name="L95">
      <style:paragraph-properties fo:margin-top="0cm" fo:margin-bottom="0cm" fo:line-height="168%" style:writing-mode="lr-tb"/>
    </style:style>
    <style:style style:name="P121" style:family="paragraph" style:parent-style-name="Text_20_body" style:list-style-name="L90">
      <style:paragraph-properties fo:margin-top="0cm" fo:margin-bottom="0cm"/>
    </style:style>
    <style:style style:name="P122" style:family="paragraph" style:parent-style-name="Text_20_body" style:list-style-name="L84">
      <style:paragraph-properties fo:margin-left="0.397cm" fo:margin-right="0cm" fo:text-indent="0cm" style:auto-text-indent="false"/>
    </style:style>
    <style:style style:name="P123" style:family="paragraph" style:parent-style-name="Text_20_body" style:list-style-name="L85">
      <style:paragraph-properties fo:margin-left="0.397cm" fo:margin-right="0cm" fo:text-indent="0cm" style:auto-text-indent="false"/>
      <style:text-properties style:font-size-asian="14pt"/>
    </style:style>
    <style:style style:name="P124" style:family="paragraph" style:parent-style-name="Text_20_body" style:list-style-name="L86">
      <style:paragraph-properties fo:margin-left="0.397cm" fo:margin-right="0cm" fo:text-indent="0cm" style:auto-text-indent="false"/>
    </style:style>
    <style:style style:name="P125" style:family="paragraph" style:parent-style-name="Text_20_body" style:list-style-name="L90">
      <style:paragraph-properties fo:margin-left="0cm" fo:margin-right="0cm" fo:margin-top="0cm" fo:margin-bottom="0cm" fo:text-indent="0cm" style:auto-text-indent="false" fo:padding="0cm" fo:border="none"/>
    </style:style>
    <style:style style:name="P1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T4" style:family="text"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T5" style:family="text">
      <style:text-properties style:text-position="super 58%" style:language-asian="ja" style:country-asian="JP"/>
    </style:style>
    <style:style style:name="T6" style:family="text">
      <style:text-properties fo:font-size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language-asian="ja" style:country-asian="JP"/>
    </style:style>
    <style:style style:name="T9" style:family="text">
      <style:text-properties fo:color="#800000" fo:font-weight="bold" style:font-weight-asian="bold" style:font-weight-complex="bold"/>
    </style:style>
    <style:style style:name="T10" style:family="text">
      <style:text-properties style:font-size-asian="14pt"/>
    </style:style>
    <style:style style:name="T11" style:family="text">
      <style:text-properties fo:color="#367889" style:font-name="lucida grande" fo:font-size="14pt" fo:font-weight="bold"/>
    </style:style>
    <style:style style:name="T12" style:family="text">
      <style:text-properties fo:color="#367889" style:font-name="lucida grande" fo:font-size="14pt" fo:font-weight="bold" fo:background-color="#f9f9f9"/>
    </style:style>
    <style:style style:name="T13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21"/>
      <text:p text:style-name="P21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21"/>
      <text:p text:style-name="P12"/>
      <text:p text:style-name="P1">------------------------------------------------------------</text:p>
      <text:p text:style-name="P1">------------------------------------------------------------</text:p>
      <text:p text:style-name="P6">[20200103_065939]</text:p>
      <text:list xml:id="list6492196215328256033" text:style-name="L1">
        <text:list-item>
          <text:p text:style-name="P100">2020/01/02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float" office:value="1">
            <text:p text:style-name="P18">1</text:p>
          </table:table-cell>
          <table:table-cell table:style-name="表1.B1" office:value-type="string">
            <text:p text:style-name="P17">天気</text:p>
            <text:p text:style-name="P19">晴れ</text:p>
          </table:table-cell>
        </table:table-row>
        <table:table-row>
          <table:table-cell table:style-name="表1.A2" office:value-type="float" office:value="2">
            <text:p text:style-name="P18">2</text:p>
          </table:table-cell>
          <table:table-cell table:style-name="表1.B2" office:value-type="string">
            <text:p text:style-name="P17">餌やり</text:p>
            <text:list xml:id="list586448359061121195" text:style-name="L2">
              <text:list-item>
                <text:p text:style-name="P22">３匹とも来る。</text:p>
              </text:list-item>
              <text:list-item>
                <text:p text:style-name="P22">ドン：擁壁へ走り出して、学校へ続く鉄階段を過ぎたところで、ニャアという声が聞こえる。見ると、階段と擁壁の間にドンがいる。</text:p>
              </text:list-item>
              <text:list-item>
                <text:p text:style-name="P22">ミケとクロは、擁壁についた時点ではおらず。歩道へ出て、プールの角まで行ってみる。柵の中に、ミケが見える。クロ<text:soft-page-break/>は一緒にはおらず。プール横の小スペースまで歩を進め、舌打ちして、クロを呼ぶ。現れず。ミケだけだな、と思いつつ、擁壁へ戻ろうと向きを変える。ミケはまだそこにいる。ミケに、「おいで」と声をかけ、公園へ歩き出す。すると、クロが歩道側の擁壁の上に出てきている。「おぉ」、とか私は声を出したか。クロにも、「おいで」と声をかけ、公園へ戻る。</text:p>
              </text:list-item>
            </text:list>
          </table:table-cell>
        </table:table-row>
        <table:table-row>
          <table:table-cell table:style-name="表1.A2" office:value-type="float" office:value="3">
            <text:p text:style-name="P18">3</text:p>
          </table:table-cell>
          <table:table-cell table:style-name="表1.B2" office:value-type="string">
            <text:p text:style-name="P17"><text:ruby text:style-name="Ru1"><text:ruby-base>身体</text:ruby-base><text:ruby-text>しんたい</text:ruby-text></text:ruby></text:p>
            <text:p text:style-name="P19">寝そべって、身体を捻るストレッチ、続けている。</text:p>
            <text:list xml:id="list9207416489269932281" text:style-name="L3">
              <text:list-item>
                <text:p text:style-name="P23">身体、捻り（左右）</text:p>
              </text:list-item>
              <text:list-item>
                <text:p text:style-name="P23">片足ずつ、両手で胸へ引き上げる</text:p>
              </text:list-item>
              <text:list-item>
                <text:p text:style-name="P23">両脚の膝を、外側へ倒す。両手は、背伸びをするように、頭上に伸ばす</text:p>
              </text:list-item>
            </text:list>
          </table:table-cell>
        </table:table-row>
        <table:table-row>
          <table:table-cell table:style-name="表1.A2" office:value-type="float" office:value="15">
            <text:p text:style-name="P18">15</text:p>
          </table:table-cell>
          <table:table-cell table:style-name="表1.B2" office:value-type="string">
            <text:p text:style-name="P17">その他</text:p>
            <text:list xml:id="list9188897777777086782" text:style-name="L4">
              <text:list-item>
                <text:p text:style-name="P24">『勤勉の哲学』、読んでいる。石田梅岩を知った。名前は聞いていた。「石門心学」を始めた人。さらに細々と、人となりを知った。農家の出身。初めに勤めた奉公先は、営業不振で、辞めている。</text:p>
              </text:list-item>
              <text:list-item>
                <text:p text:style-name="P24">おせち料理。お母さんが、市販の出来合いのものを買ってきた。一人分として、１パック、もらった。</text:p>
              </text:list-item>
            </text:list>
          </table:table-cell>
        </table:table-row>
        <table:table-row>
          <table:table-cell table:style-name="表1.A2" office:value-type="float" office:value="14">
            <text:p text:style-name="P18">14</text:p>
          </table:table-cell>
          <table:table-cell table:style-name="表1.B2" office:value-type="string">
            <text:p text:style-name="P17">新しい</text:p>
            <text:list xml:id="list4436789757964806865" text:style-name="L5">
              <text:list-item>
                <text:p text:style-name="P25">ギター演奏。昨日は、１０分に渡る録画を行った。８分ぐらいを、キーボードの録画で行ったことがある。ギターで、ここまで長い録画は、初めて。さらに演奏を続けられたが、やめた。なぜ？他の曲も演奏したかったから、かな。</text:p>
              </text:list-item>
            </text:list>
          </table:table-cell>
        </table:table-row>
      </table:table>
      <text:p text:style-name="P8"/>
      <text:p text:style-name="P10">明日</text:p>
      <text:p text:style-name="P8"/>
      <text:p text:style-name="P10">明日の、その先</text:p>
      <text:p text:style-name="P8"/>
      <text:p text:style-name="P6">[/ 20200103_071402]</text:p>
      <text:p text:style-name="P3"/>
      <text:p text:style-name="P14"/>
      <text:p text:style-name="P1"><text:soft-page-break/>------------------------------------------------------------</text:p>
      <text:p text:style-name="P6">[20200207_084511]</text:p>
      <text:list xml:id="list2989643777379862432" text:style-name="L6">
        <text:list-item>
          <text:p text:style-name="P101">02/06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8">1</text:p>
          </table:table-cell>
          <table:table-cell table:style-name="表3.B1" office:value-type="string">
            <text:p text:style-name="P17">天気</text:p>
          </table:table-cell>
          <table:table-cell table:style-name="表3.C1" office:value-type="string">
            <text:p text:style-name="P19">晴れ。雲あり</text:p>
          </table:table-cell>
        </table:table-row>
        <table:table-row>
          <table:table-cell table:style-name="表3.A2" office:value-type="float" office:value="2">
            <text:p text:style-name="P18">2</text:p>
          </table:table-cell>
          <table:table-cell table:style-name="表3.B2" office:value-type="string">
            <text:p text:style-name="P17">餌やり</text:p>
          </table:table-cell>
          <table:table-cell table:style-name="表3.C2" office:value-type="string">
            <text:list xml:id="list325720207892687110" text:style-name="L7">
              <text:list-item>
                <text:p text:style-name="P26">ドンは来ない。クロ、来ない。</text:p>
              </text:list-item>
              <text:list-item>
                <text:p text:style-name="P26">ミケ：東側へ行って、「チュッ、チュッ」と舌を鳴らしたが、来ない。公園内へ戻って、擁壁に近づく。フェンス内側の土台の構造の横から、ミケが出てくる。</text:p>
              </text:list-item>
            </text:list>
          </table:table-cell>
        </table:table-row>
        <table:table-row>
          <table:table-cell table:style-name="表3.A2" office:value-type="float" office:value="3">
            <text:p text:style-name="P18">3</text:p>
          </table:table-cell>
          <table:table-cell table:style-name="表3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3.C2" office:value-type="string">
            <text:p text:style-name="P19">背中と腰、変わらず。</text:p>
          </table:table-cell>
        </table:table-row>
        <table:table-row>
          <table:table-cell table:style-name="表3.A2" office:value-type="float" office:value="4">
            <text:p text:style-name="P18">4</text:p>
          </table:table-cell>
          <table:table-cell table:style-name="表3.B2" office:value-type="string">
            <text:p text:style-name="P17">思ったこと</text:p>
          </table:table-cell>
          <table:table-cell table:style-name="表3.C2" office:value-type="string">
            <text:p text:style-name="P19"/>
          </table:table-cell>
        </table:table-row>
        <table:table-row>
          <table:table-cell table:style-name="表3.A2" office:value-type="float" office:value="5">
            <text:p text:style-name="P18">5</text:p>
          </table:table-cell>
          <table:table-cell table:style-name="表3.B2" office:value-type="string">
            <text:p text:style-name="P17">出来事</text:p>
          </table:table-cell>
          <table:table-cell table:style-name="表3.C2" office:value-type="string">
            <text:p text:style-name="P19">『中庸』。読み終えた。風呂出たあとの読書時に。朱熹の文章を読み始めた（翻訳の文章）</text:p>
          </table:table-cell>
        </table:table-row>
        <table:table-row>
          <table:table-cell table:style-name="表3.A2" office:value-type="float" office:value="6">
            <text:p text:style-name="P18">6</text:p>
          </table:table-cell>
          <table:table-cell table:style-name="表3.B2" office:value-type="string">
            <text:p text:style-name="P17">止めた / 止めよう</text:p>
          </table:table-cell>
          <table:table-cell table:style-name="表3.C2" office:value-type="string">
            <text:p text:style-name="P19">FXのプログラミング。セッション最後の、GITのコミット。Cake_IFMのレポジトリでは、これまで、コミットにつけるテキストとして、セッション・タイトルと、”TASK”の記述を数行、加えていた。今回は、セッション・タイトルのみ。</text:p>
          </table:table-cell>
        </table:table-row>
        <table:table-row>
          <table:table-cell table:style-name="表3.A2" office:value-type="float" office:value="7">
            <text:p text:style-name="P18">7</text:p>
          </table:table-cell>
          <table:table-cell table:style-name="表3.B2" office:value-type="string">
            <text:p text:style-name="P17">始めた</text:p>
          </table:table-cell>
          <table:table-cell table:style-name="表3.C2" office:value-type="string">
            <text:p text:style-name="P19">キーボード：録画中の説明。「ブロックB、いち」などと、一つのチャンクを、さらに下位へと分割して、それらを個々に名指しした。</text:p>
          </table:table-cell>
        </table:table-row>
        <table:table-row>
          <table:table-cell table:style-name="表3.A2" office:value-type="float" office:value="8">
            <text:p text:style-name="P20">8</text:p>
          </table:table-cell>
          <table:table-cell table:style-name="表3.B2" office:value-type="string">
            <text:p text:style-name="P17">気づいた</text:p>
          </table:table-cell>
          <table:table-cell table:style-name="表3.C2" office:value-type="string">
            <text:p text:style-name="P17"/>
          </table:table-cell>
        </table:table-row>
      </table:table>
      <text:p text:style-name="P8"/>
      <text:p text:style-name="P10">明日</text:p>
      <text:p text:style-name="P8"/>
      <text:p text:style-name="P10">明日の、その先</text:p>
      <text:p text:style-name="P8"/>
      <text:p text:style-name="P6"><text:soft-page-break/>[/ 20200207_085626]</text:p>
      <text:p text:style-name="P5"/>
      <text:p text:style-name="P14"/>
      <text:p text:style-name="P1">------------------------------------------------------------</text:p>
      <text:p text:style-name="P6">[20200209_160242]</text:p>
      <text:list xml:id="list4062194364490111813" text:style-name="L8">
        <text:list-item>
          <text:p text:style-name="P102">02/08 sa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8">1</text:p>
          </table:table-cell>
          <table:table-cell table:style-name="表4.B1" office:value-type="string">
            <text:p text:style-name="P17">天気</text:p>
          </table:table-cell>
          <table:table-cell table:style-name="表4.C1" office:value-type="string">
            <text:p text:style-name="P19">晴れ。雲あり。</text:p>
          </table:table-cell>
        </table:table-row>
        <table:table-row>
          <table:table-cell table:style-name="表4.A2" office:value-type="float" office:value="2">
            <text:p text:style-name="P18">2</text:p>
          </table:table-cell>
          <table:table-cell table:style-name="表4.B2" office:value-type="string">
            <text:p text:style-name="P17">餌やり</text:p>
          </table:table-cell>
          <table:table-cell table:style-name="表4.C2" office:value-type="string">
            <text:p text:style-name="P19">ミケのみ。</text:p>
            <text:p text:style-name="P19">ミケは、抱いて、腰を撫でてあげる。トラのように、前足両方で、私の肩に踏ん張りながら、左右交互に、小幅に前後させる。気持ちいいときの、猫の仕草か。</text:p>
          </table:table-cell>
        </table:table-row>
        <table:table-row>
          <table:table-cell table:style-name="表4.A2" office:value-type="float" office:value="3">
            <text:p text:style-name="P18">3</text:p>
          </table:table-cell>
          <table:table-cell table:style-name="表4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4.C2" office:value-type="string">
            <text:p text:style-name="P19">背中の痛み、変わらず。</text:p>
          </table:table-cell>
        </table:table-row>
        <table:table-row>
          <table:table-cell table:style-name="表4.A2" office:value-type="float" office:value="4">
            <text:p text:style-name="P18">4</text:p>
          </table:table-cell>
          <table:table-cell table:style-name="表4.B2" office:value-type="string">
            <text:p text:style-name="P17">思ったこと</text:p>
          </table:table-cell>
          <table:table-cell table:style-name="表4.C2" office:value-type="string">
            <text:p text:style-name="P19"/>
          </table:table-cell>
        </table:table-row>
        <table:table-row>
          <table:table-cell table:style-name="表4.A2" office:value-type="float" office:value="5">
            <text:p text:style-name="P18">5</text:p>
          </table:table-cell>
          <table:table-cell table:style-name="表4.B2" office:value-type="string">
            <text:p text:style-name="P17">出来事</text:p>
          </table:table-cell>
          <table:table-cell table:style-name="表4.C2" office:value-type="string">
            <text:p text:style-name="P19">東和、仕事の日。</text:p>
          </table:table-cell>
        </table:table-row>
        <table:table-row>
          <table:table-cell table:style-name="表4.A2" office:value-type="float" office:value="6">
            <text:p text:style-name="P18">6</text:p>
          </table:table-cell>
          <table:table-cell table:style-name="表4.B2" office:value-type="string">
            <text:p text:style-name="P17">止めた / 止めよう</text:p>
          </table:table-cell>
          <table:table-cell table:style-name="表4.C2" office:value-type="string">
            <text:list xml:id="list255501086190294587" text:style-name="L9">
              <text:list-item>
                <text:p text:style-name="P27">仕事用のヤッケ。買うのはやめる。使うとして、４月ぐらいまで。あと２ヶ月。さらに、ワークマンのウェブサイトでは、品の発送まで、２週間ぐらい。結果、使うとして、１ヶ月半。</text:p>
              </text:list-item>
              <text:list-item>
                <text:p text:style-name="P27">ギター。また、キーボードも。世の演奏家のように、なにか、バッハだ、ツェッペリンだといった曲を憶えて、人前で演奏する。そういう行いを姿を目指すこと。やめ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8">7</text:p>
          </table:table-cell>
          <table:table-cell table:style-name="表4.B2" office:value-type="string">
            <text:p text:style-name="P17">始めた</text:p>
          </table:table-cell>
          <table:table-cell table:style-name="表4.C2" office:value-type="string">
            <text:p text:style-name="P19"/>
          </table:table-cell>
        </table:table-row>
        <table:table-row>
          <table:table-cell table:style-name="表4.A2" office:value-type="float" office:value="8">
            <text:p text:style-name="P20">8</text:p>
          </table:table-cell>
          <table:table-cell table:style-name="表4.B2" office:value-type="string">
            <text:p text:style-name="P17">気づいた</text:p>
          </table:table-cell>
          <table:table-cell table:style-name="表4.C2" office:value-type="string">
            <text:p text:style-name="P17"/>
          </table:table-cell>
        </table:table-row>
        <table:table-row>
          <table:table-cell table:style-name="表4.A2" office:value-type="float" office:value="9">
            <text:p text:style-name="P20">9</text:p>
          </table:table-cell>
          <table:table-cell table:style-name="表4.B2" office:value-type="string">
            <text:p text:style-name="P19">行った</text:p>
          </table:table-cell>
          <table:table-cell table:style-name="表4.C2" office:value-type="string">
            <text:p text:style-name="P19">『論語』。大きな型のもの、図書館で借りた。明治書院、出版。吉田賢抗、著。</text:p>
          </table:table-cell>
        </table:table-row>
        <text:soft-page-break/>
        <table:table-row>
          <table:table-cell table:style-name="表4.A2" office:value-type="float" office:value="10">
            <text:p text:style-name="P20">10</text:p>
          </table:table-cell>
          <table:table-cell table:style-name="表4.B2" office:value-type="string">
            <text:p text:style-name="P19">その他</text:p>
          </table:table-cell>
          <table:table-cell table:style-name="表4.C2" office:value-type="string">
            <text:p text:style-name="P17"/>
          </table:table-cell>
        </table:table-row>
      </table:table>
      <text:p text:style-name="P10">明日</text:p>
      <text:p text:style-name="P8"/>
      <text:p text:style-name="P10">明日の、その先</text:p>
      <text:p text:style-name="P8"/>
      <text:p text:style-name="P6">[/ 20200209_161523]</text:p>
      <text:p text:style-name="P5"/>
      <text:p text:style-name="P14"/>
      <text:p text:style-name="P1">------------------------------------------------------------</text:p>
      <text:p text:style-name="P6">[20200210_090529]</text:p>
      <text:list xml:id="list37435740" text:continue-list="list4062194364490111813" text:style-name="L8">
        <text:list-item>
          <text:p text:style-name="P102">02/09 sn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8">1</text:p>
          </table:table-cell>
          <table:table-cell table:style-name="表7.B1" office:value-type="string">
            <text:p text:style-name="P17">天気</text:p>
          </table:table-cell>
          <table:table-cell table:style-name="表7.C1" office:value-type="string">
            <text:p text:style-name="P19">晴れ</text:p>
          </table:table-cell>
        </table:table-row>
        <table:table-row>
          <table:table-cell table:style-name="表7.A2" office:value-type="float" office:value="2">
            <text:p text:style-name="P18">2</text:p>
          </table:table-cell>
          <table:table-cell table:style-name="表7.B2" office:value-type="string">
            <text:p text:style-name="P17">餌やり</text:p>
          </table:table-cell>
          <table:table-cell table:style-name="表7.C2" office:value-type="string">
            <text:list xml:id="list4768537474158633859" text:style-name="L10">
              <text:list-item>
                <text:p text:style-name="P28">ドン、来る。擁壁の上から、歩道そばまで、伝い歩いて来る。</text:p>
              </text:list-item>
              <text:list-item>
                <text:p text:style-name="P28">ミケ、来る。歩道に出て、プール構造物の南西隅にて、舌を鳴らす。しばらくして、構造物の、奥の方、北寄りの場所から、ミケがこちらへ歩き出てくる。擁壁へ戻り、エサをあげる。抱き下ろして、腰を摩ってあげる。</text:p>
              </text:list-item>
            </text:list>
          </table:table-cell>
        </table:table-row>
        <table:table-row>
          <table:table-cell table:style-name="表7.A2" office:value-type="float" office:value="3">
            <text:p text:style-name="P18">3</text:p>
          </table:table-cell>
          <table:table-cell table:style-name="表7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7.C2" office:value-type="string">
            <text:p text:style-name="P19"/>
          </table:table-cell>
        </table:table-row>
        <table:table-row>
          <table:table-cell table:style-name="表7.A2" office:value-type="float" office:value="4">
            <text:p text:style-name="P18">4</text:p>
          </table:table-cell>
          <table:table-cell table:style-name="表7.B2" office:value-type="string">
            <text:p text:style-name="P17">思ったこと</text:p>
          </table:table-cell>
          <table:table-cell table:style-name="表7.C2" office:value-type="string">
            <text:list xml:id="list6155464489238466645" text:style-name="L11">
              <text:list-item>
                <text:p text:style-name="P29">sputnik radioのサイトで公開されている、”Fault Line”という番組。これ以上は、聴かなくていいな、と思っ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8">5</text:p>
          </table:table-cell>
          <table:table-cell table:style-name="表7.B2" office:value-type="string">
            <text:p text:style-name="P17">出来事</text:p>
          </table:table-cell>
          <table:table-cell table:style-name="表7.C2" office:value-type="string">
            <text:p text:style-name="P19"/>
          </table:table-cell>
        </table:table-row>
        <table:table-row>
          <table:table-cell table:style-name="表7.A2" office:value-type="float" office:value="6">
            <text:p text:style-name="P18">6</text:p>
          </table:table-cell>
          <table:table-cell table:style-name="表7.B2" office:value-type="string">
            <text:p text:style-name="P17">止めた / 止めよう</text:p>
          </table:table-cell>
          <table:table-cell table:style-name="表7.C2" office:value-type="string">
            <text:list xml:id="list9035738785771310846" text:style-name="L12">
              <text:list-item>
                <text:p text:style-name="P30">クラリネット。曲を紡ぎ出すのを目標にするのを、<text:ruby text:style-name="Ru1"><text:ruby-base>止</text:ruby-base><text:ruby-text>や</text:ruby-text></text:ruby>めた。フレーズを捉えて、そのフレーズをいかに吹くかを、紙に書き出す。１小節ぐらいの長さ<text:soft-page-break/>のフレーズを作った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8">7</text:p>
          </table:table-cell>
          <table:table-cell table:style-name="表7.B2" office:value-type="string">
            <text:p text:style-name="P17">始めた</text:p>
          </table:table-cell>
          <table:table-cell table:style-name="表7.C2" office:value-type="string">
            <text:list xml:id="list570352014844367930" text:style-name="L13">
              <text:list-item>
                <text:p text:style-name="P31">クラリネット。演奏。始めた、再び。今回は、録画した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20">8</text:p>
          </table:table-cell>
          <table:table-cell table:style-name="表7.B2" office:value-type="string">
            <text:p text:style-name="P17">気づいた</text:p>
          </table:table-cell>
          <table:table-cell table:style-name="表7.C2" office:value-type="string">
            <text:p text:style-name="P17"/>
          </table:table-cell>
        </table:table-row>
        <table:table-row>
          <table:table-cell table:style-name="表7.A2" office:value-type="float" office:value="9">
            <text:p text:style-name="P20">9</text:p>
          </table:table-cell>
          <table:table-cell table:style-name="表7.B2" office:value-type="string">
            <text:p text:style-name="P19">行った</text:p>
          </table:table-cell>
          <table:table-cell table:style-name="表7.C2" office:value-type="string">
            <text:p text:style-name="P17"/>
          </table:table-cell>
        </table:table-row>
        <table:table-row>
          <table:table-cell table:style-name="表7.A2" office:value-type="float" office:value="10">
            <text:p text:style-name="P20">10</text:p>
          </table:table-cell>
          <table:table-cell table:style-name="表7.B2" office:value-type="string">
            <text:p text:style-name="P19">その他</text:p>
          </table:table-cell>
          <table:table-cell table:style-name="表7.C2" office:value-type="string">
            <text:p text:style-name="P17"/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20200210_115719]</text:p>
      <text:p text:style-name="P14"/>
      <text:p text:style-name="P5"/>
      <text:p text:style-name="P1">------------------------------------------------------------</text:p>
      <text:p text:style-name="P6">[20200211_104414]</text:p>
      <text:list xml:id="list2637087734220562924" text:style-name="L14">
        <text:list-item>
          <text:p text:style-name="P103">02/10 m</text:p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8">1</text:p>
          </table:table-cell>
          <table:table-cell table:style-name="表8.B1" office:value-type="string">
            <text:p text:style-name="P17">天気</text:p>
          </table:table-cell>
          <table:table-cell table:style-name="表8.C1" office:value-type="string">
            <text:p text:style-name="P19">晴れ。</text:p>
          </table:table-cell>
        </table:table-row>
        <table:table-row>
          <table:table-cell table:style-name="表8.A2" office:value-type="float" office:value="2">
            <text:p text:style-name="P18">2</text:p>
          </table:table-cell>
          <table:table-cell table:style-name="表8.B2" office:value-type="string">
            <text:p text:style-name="P17">餌やり</text:p>
          </table:table-cell>
          <table:table-cell table:style-name="表8.C2" office:value-type="string">
            <text:list xml:id="list1183519626650033816" text:style-name="L15">
              <text:list-item>
                <text:p text:style-name="P32">ドンのみ、７時半の回には来た。</text:p>
                <text:list>
                  <text:list-item>
                    <text:p text:style-name="P32">公園に到着して、自転車を止める。静止させるための金具を立てる。小屋の裏で、手提げを擁壁の上へ置く。その時か、猫の叫び声が聞こえる。遠く。ミケとドンだと、すぐに悟る。</text:p>
                  </text:list-item>
                  <text:list-item>
                    <text:p text:style-name="P32">南の擁壁へ着く。誰もいない。歩道へ出る。南西の角へ行く。舌を鳴らす。フェンスの奥からは、誰も出てこない。「ニャア」と、声が聞こ<text:soft-page-break/>える。見る前から、ドンかな、と思いが出る。目を、背後の擁壁に向ける。果たして、ドンが擁壁の上に座っている。公園内へ戻る。</text:p>
                  </text:list-item>
                </text:list>
              </text:list-item>
              <text:list-item>
                <text:p text:style-name="P32">夜９時半頃、再び公園へ向かう。夕食を終えたあと。擁壁を過ぎて、歩道へ出る。南西の角へ。舌を鳴らす。しばらくして、奥から、ミケが出てくる。「ニャー」と、弱く鳴く。公園へ戻る。フェンスから、ミケが出てくる。</text:p>
                <text:list>
                  <text:list-item>
                    <text:p text:style-name="P32">抱き下ろして、腰を摩る。今回は、ミケは、しばらくの間、後ろ足を私の右腕に載せたまま、グルルと、喉を鳴らす。低く。</text:p>
                  </text:list-item>
                  <text:list-item>
                    <text:p text:style-name="P32">直に、私の肩へ登る。擁壁へ寄る。ミケは、自ら、擁壁へ移る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3">
            <text:p text:style-name="P18">3</text:p>
          </table:table-cell>
          <table:table-cell table:style-name="表8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8.C2" office:value-type="string">
            <text:p text:style-name="P19"/>
          </table:table-cell>
        </table:table-row>
        <table:table-row>
          <table:table-cell table:style-name="表8.A2" office:value-type="float" office:value="4">
            <text:p text:style-name="P18">4</text:p>
          </table:table-cell>
          <table:table-cell table:style-name="表8.B2" office:value-type="string">
            <text:p text:style-name="P17">思ったこと</text:p>
          </table:table-cell>
          <table:table-cell table:style-name="表8.C2" office:value-type="string">
            <text:p text:style-name="P19"/>
          </table:table-cell>
        </table:table-row>
        <table:table-row>
          <table:table-cell table:style-name="表8.A2" office:value-type="float" office:value="5">
            <text:p text:style-name="P18">5</text:p>
          </table:table-cell>
          <table:table-cell table:style-name="表8.B2" office:value-type="string">
            <text:p text:style-name="P17">出来事</text:p>
          </table:table-cell>
          <table:table-cell table:style-name="表8.C2" office:value-type="string">
            <text:p text:style-name="P19"/>
          </table:table-cell>
        </table:table-row>
        <table:table-row>
          <table:table-cell table:style-name="表8.A2" office:value-type="float" office:value="6">
            <text:p text:style-name="P18">6</text:p>
          </table:table-cell>
          <table:table-cell table:style-name="表8.B2" office:value-type="string">
            <text:p text:style-name="P17">止めた / 止めよう</text:p>
          </table:table-cell>
          <table:table-cell table:style-name="表8.C2" office:value-type="string">
            <text:list xml:id="list6860079442587798790" text:style-name="L16">
              <text:list-item>
                <text:p text:style-name="P33">sputnik radioの中の、”fault line”というショー。「もう、これ以上は聴かなくていいな」、と思った。</text:p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8">7</text:p>
          </table:table-cell>
          <table:table-cell table:style-name="表8.B2" office:value-type="string">
            <text:p text:style-name="P17">始めた</text:p>
          </table:table-cell>
          <table:table-cell table:style-name="表8.C2" office:value-type="string">
            <text:list xml:id="list6903149198019012646" text:style-name="L17">
              <text:list-item>
                <text:p text:style-name="P34">『礼記』。初めて読んだ。ウェブ上に、”ctext”というサイトがある。ここに、礼記の文章が置かれている。別ページにて、ピンインを見れる。</text:p>
              </text:list-item>
            </text:list>
          </table:table-cell>
        </table:table-row>
        <table:table-row>
          <table:table-cell table:style-name="表8.A2" office:value-type="float" office:value="8">
            <text:p text:style-name="P20">8</text:p>
          </table:table-cell>
          <table:table-cell table:style-name="表8.B2" office:value-type="string">
            <text:p text:style-name="P17">気づいた</text:p>
          </table:table-cell>
          <table:table-cell table:style-name="表8.C2" office:value-type="string">
            <text:p text:style-name="P17"/>
          </table:table-cell>
        </table:table-row>
        <table:table-row>
          <table:table-cell table:style-name="表8.A2" office:value-type="float" office:value="9">
            <text:p text:style-name="P20">9</text:p>
          </table:table-cell>
          <table:table-cell table:style-name="表8.B2" office:value-type="string">
            <text:p text:style-name="P19">行った</text:p>
          </table:table-cell>
          <table:table-cell table:style-name="表8.C2" office:value-type="string">
            <text:list xml:id="list7614835918651846303" text:style-name="L18">
              <text:list-item>
                <text:p text:style-name="P35">散髪。４時すぎだったか。今回は、タオルを持参するのを、思い出した。道具一式を持って、下へお利用とした時。</text:p>
              </text:list-item>
              <text:list-item>
                <text:p text:style-name="P35">机上の、物の配置。変えた。ディスプレイを、真ん中に。鉛筆立てを入れてある箱は、左端へ。</text:p>
              </text:list-item>
              <text:list-item>
                <text:p text:style-name="P35"><text:soft-page-break/>アラビア語。コーランを、また読む。久しぶり。ウェブ上に、リソースが置かれている。音声も出る。</text:p>
              </text:list-item>
            </text:list>
          </table:table-cell>
        </table:table-row>
        <table:table-row>
          <table:table-cell table:style-name="表8.A2" office:value-type="float" office:value="10">
            <text:p text:style-name="P20">10</text:p>
          </table:table-cell>
          <table:table-cell table:style-name="表8.B2" office:value-type="string">
            <text:p text:style-name="P19">その他</text:p>
          </table:table-cell>
          <table:table-cell table:style-name="表8.C2" office:value-type="string">
            <text:p text:style-name="P17"/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XXX]</text:p>
      <text:p text:style-name="P5"/>
      <text:p text:style-name="P14"/>
      <text:p text:style-name="P1">------------------------------------------------------------</text:p>
      <text:p text:style-name="P6">[XXX] 20200224_070341</text:p>
      <text:list xml:id="list37423308" text:continue-list="list37435740" text:style-name="L8">
        <text:list-item>
          <text:p text:style-name="P102">02/23 sn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8">1</text:p>
          </table:table-cell>
          <table:table-cell table:style-name="表9.B1" office:value-type="string">
            <text:p text:style-name="P17">天気</text:p>
          </table:table-cell>
          <table:table-cell table:style-name="表9.C1" office:value-type="string">
            <text:p text:style-name="P19">晴れ。雲あり。</text:p>
          </table:table-cell>
        </table:table-row>
        <table:table-row>
          <table:table-cell table:style-name="表9.A2" office:value-type="float" office:value="2">
            <text:p text:style-name="P18">2</text:p>
          </table:table-cell>
          <table:table-cell table:style-name="表9.B2" office:value-type="string">
            <text:p text:style-name="P17">餌やり</text:p>
          </table:table-cell>
          <table:table-cell table:style-name="表9.C2" office:value-type="string">
            <text:list xml:id="list5674836391861176082" text:style-name="L19">
              <text:list-item>
                <text:p text:style-name="P36">ドン。来ない</text:p>
              </text:list-item>
              <text:list-item>
                <text:p text:style-name="P36">ミケ、クロ。来る。</text:p>
              </text:list-item>
              <text:list-item>
                <text:p text:style-name="P36">ミケ：いつものように、擁壁から抱き下ろして、肩に載せる。その後、初めて、地面へ降ろす。腰をマッサージしてあげる。</text:p>
              </text:list-item>
            </text:list>
          </table:table-cell>
        </table:table-row>
        <table:table-row>
          <table:table-cell table:style-name="表9.A2" office:value-type="float" office:value="3">
            <text:p text:style-name="P18">3</text:p>
          </table:table-cell>
          <table:table-cell table:style-name="表9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9.C2" office:value-type="string">
            <text:p text:style-name="P19">背中がひどく痛かった。胸椎の下半分。</text:p>
          </table:table-cell>
        </table:table-row>
        <table:table-row>
          <table:table-cell table:style-name="表9.A2" office:value-type="float" office:value="4">
            <text:p text:style-name="P18">4</text:p>
          </table:table-cell>
          <table:table-cell table:style-name="表9.B2" office:value-type="string">
            <text:p text:style-name="P17">思ったこと</text:p>
          </table:table-cell>
          <table:table-cell table:style-name="表9.C2" office:value-type="string">
            <text:list xml:id="list3138250152696223249" text:style-name="L20">
              <text:list-item>
                <text:p text:style-name="P37">ウェスト氏のアルバムからの１曲。”Journey”。音楽の意味を、知らされた。</text:p>
              </text:list-item>
              <text:list-item>
                <text:p text:style-name="P37">「その他」の欄。voice memoについての記述。思ったのは、（そのvoice memoを登録しているとき）「脱感作」。<text:soft-page-break/>こうやって、以前の、怒りが湧き上がった、相手からの応答。その欺瞞を、また耳にするのは苦痛。が、そのアレルゲンへの暴露を、短くする。「脱感作」の効果を、意図する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8">5</text:p>
          </table:table-cell>
          <table:table-cell table:style-name="表9.B2" office:value-type="string">
            <text:p text:style-name="P17">出来事</text:p>
          </table:table-cell>
          <table:table-cell table:style-name="表9.C2" office:value-type="string">
            <text:list xml:id="list5145444416304760671" text:style-name="L21">
              <text:list-item>
                <text:p text:style-name="P38">コーネル・ウェスト氏の動画を観た。同氏の音楽アルバムの曲を１つ、聴いた。</text:p>
              </text:list-item>
              <text:list-item>
                <text:p text:style-name="P38">上と関連して、ヒップホップのアーティストを、１人知った。”E-40”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8">6</text:p>
          </table:table-cell>
          <table:table-cell table:style-name="表9.B2" office:value-type="string">
            <text:p text:style-name="P17">止めた / 止めよう</text:p>
          </table:table-cell>
          <table:table-cell table:style-name="表9.C2" office:value-type="string">
            <text:p text:style-name="P19"/>
          </table:table-cell>
        </table:table-row>
        <table:table-row>
          <table:table-cell table:style-name="表9.A2" office:value-type="float" office:value="7">
            <text:p text:style-name="P18">7</text:p>
          </table:table-cell>
          <table:table-cell table:style-name="表9.B2" office:value-type="string">
            <text:p text:style-name="P17">始めた</text:p>
          </table:table-cell>
          <table:table-cell table:style-name="表9.C2" office:value-type="string">
            <text:p text:style-name="P19"/>
          </table:table-cell>
        </table:table-row>
        <table:table-row>
          <table:table-cell table:style-name="表9.A2" office:value-type="float" office:value="8">
            <text:p text:style-name="P20">8</text:p>
          </table:table-cell>
          <table:table-cell table:style-name="表9.B2" office:value-type="string">
            <text:p text:style-name="P17">気づいた</text:p>
          </table:table-cell>
          <table:table-cell table:style-name="表9.C2" office:value-type="string">
            <text:p text:style-name="P17"/>
          </table:table-cell>
        </table:table-row>
        <table:table-row>
          <table:table-cell table:style-name="表9.A2" office:value-type="float" office:value="9">
            <text:p text:style-name="P20">9</text:p>
          </table:table-cell>
          <table:table-cell table:style-name="表9.B2" office:value-type="string">
            <text:p text:style-name="P19">行った</text:p>
          </table:table-cell>
          <table:table-cell table:style-name="表9.C2" office:value-type="string">
            <text:list xml:id="list5420154219996052306" text:style-name="L22">
              <text:list-item>
                <text:p text:style-name="P39">繕いもの。ももひき。キャンで買ってきた端切れ布。黒色。縦、３０ｃｍぐらいか、切り出す。膝の部分、足首にかけての領域。当てる。</text:p>
              </text:list-item>
            </text:list>
          </table:table-cell>
        </table:table-row>
        <table:table-row>
          <table:table-cell table:style-name="表9.A2" office:value-type="float" office:value="10">
            <text:p text:style-name="P20">10</text:p>
          </table:table-cell>
          <table:table-cell table:style-name="表9.B2" office:value-type="string">
            <text:p text:style-name="P19">その他</text:p>
          </table:table-cell>
          <table:table-cell table:style-name="表9.C2" office:value-type="string">
            <text:list xml:id="list5842373868419699554" text:style-name="L23">
              <text:list-item>
                <text:p text:style-name="P40">本。『光合成の世界』。化学式がわかるようになった。いくつかの分子。それらの化学式を、書き写した。</text:p>
              </text:list-item>
              <text:list-item>
                <text:p text:style-name="P40">本。『大学』。読み終えたのは、一昨日か。朱子の、『章句』の箇所も、読んだ。</text:p>
              </text:list-item>
              <text:list-item>
                <text:p text:style-name="P40">voice memoの登録。ずっと以前の、母親との会話のファイル。順が、家の階段の電球を、外してしまった一件。その時の会話を、また聞いた。怒りが沸騰した。誰に対して？その録音の中で、私が話しをしていた相手の人間。に対して。</text:p>
              </text:list-item>
            </text:list>
          </table:table-cell>
        </table:table-row>
      </table:table>
      <text:p text:style-name="P10"/>
      <text:p text:style-name="P10">明日</text:p>
      <text:p text:style-name="P8"/>
      <text:p text:style-name="P10"><text:soft-page-break/>明日の、その先</text:p>
      <text:p text:style-name="P8"/>
      <text:p text:style-name="P6">[/ XXX]<text:span text:style-name="T8"> 20200224_071602</text:span></text:p>
      <text:p text:style-name="P5"/>
      <text:p text:style-name="P14"/>
      <text:p text:style-name="P1">------------------------------------------------------------</text:p>
      <text:p text:style-name="P6">[XXX] 20200226_072103</text:p>
      <text:list xml:id="list37419084" text:continue-list="list37423308" text:style-name="L8">
        <text:list-item>
          <text:p text:style-name="P102">02/25 tu</text:p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8">1</text:p>
          </table:table-cell>
          <table:table-cell table:style-name="表10.B1" office:value-type="string">
            <text:p text:style-name="P17">天気</text:p>
          </table:table-cell>
          <table:table-cell table:style-name="表10.C1" office:value-type="string">
            <text:p text:style-name="P19">晴れ。</text:p>
          </table:table-cell>
        </table:table-row>
        <table:table-row>
          <table:table-cell table:style-name="表10.A2" office:value-type="float" office:value="2">
            <text:p text:style-name="P18">2</text:p>
          </table:table-cell>
          <table:table-cell table:style-name="表10.B2" office:value-type="string">
            <text:p text:style-name="P17">餌やり</text:p>
          </table:table-cell>
          <table:table-cell table:style-name="表10.C2" office:value-type="string">
            <text:list xml:id="list7472486277625752693" text:style-name="L24">
              <text:list-item>
                <text:p text:style-name="P41">ドンは来なかった。ミケは、また下に下ろして、腰を摩ってあげた。</text:p>
              </text:list-item>
              <text:list-item>
                <text:p text:style-name="P41">一昨日は、地面で腰を摩ってあげてたら、歩道の方から、ドンがフッと現れた。私は、初めは気づかなかった。ミケが歩道の方を見て、私の両脚の間に潜り込んできた。それで、目を上げて、ミケが見ていた方角を見やると、果たして、ドンがいた。それもまた、初めは、すぐにはドンだとは気づかず。２，３秒経って、ああ、ドンだ、と思い到った。</text:p>
              </text:list-item>
            </text:list>
          </table:table-cell>
        </table:table-row>
        <table:table-row>
          <table:table-cell table:style-name="表10.A2" office:value-type="float" office:value="3">
            <text:p text:style-name="P18">3</text:p>
          </table:table-cell>
          <table:table-cell table:style-name="表10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10.C2" office:value-type="string">
            <text:p text:style-name="P19"/>
          </table:table-cell>
        </table:table-row>
        <table:table-row>
          <table:table-cell table:style-name="表10.A2" office:value-type="float" office:value="4">
            <text:p text:style-name="P18">4</text:p>
          </table:table-cell>
          <table:table-cell table:style-name="表10.B2" office:value-type="string">
            <text:p text:style-name="P17">思ったこと</text:p>
          </table:table-cell>
          <table:table-cell table:style-name="表10.C2" office:value-type="string">
            <text:p text:style-name="P19"/>
          </table:table-cell>
        </table:table-row>
        <table:table-row>
          <table:table-cell table:style-name="表10.A2" office:value-type="float" office:value="5">
            <text:p text:style-name="P18">5</text:p>
          </table:table-cell>
          <table:table-cell table:style-name="表10.B2" office:value-type="string">
            <text:p text:style-name="P17">出来事</text:p>
          </table:table-cell>
          <table:table-cell table:style-name="表10.C2" office:value-type="string">
            <text:list xml:id="list2065653720126414302" text:style-name="L25">
              <text:list-item>
                <text:p text:style-name="P42">山下歯科へ。元々は、先週の木曜に行く予定だった。忘れていた。歯科から、ユジョンさんが電話をかけてきた。</text:p>
              </text:list-item>
              <text:list-item>
                <text:p text:style-name="P42">ユジョンさんからは、チョコレートをもらった。バレンタインの品として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8">6</text:p>
          </table:table-cell>
          <table:table-cell table:style-name="表10.B2" office:value-type="string">
            <text:p text:style-name="P17">止めた / 止め<text:soft-page-break/>よう</text:p>
          </table:table-cell>
          <table:table-cell table:style-name="表10.C2" office:value-type="string">
            <text:p text:style-name="P19"/>
          </table:table-cell>
        </table:table-row>
        <table:table-row>
          <table:table-cell table:style-name="表10.A2" office:value-type="float" office:value="7">
            <text:p text:style-name="P18">7</text:p>
          </table:table-cell>
          <table:table-cell table:style-name="表10.B2" office:value-type="string">
            <text:p text:style-name="P17">始めた</text:p>
          </table:table-cell>
          <table:table-cell table:style-name="表10.C2" office:value-type="string">
            <text:list xml:id="list896603345049802699" text:style-name="L26">
              <text:list-item>
                <text:p text:style-name="P43">寝る前、風呂上がり。読書。『孟子』を読み始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20">8</text:p>
          </table:table-cell>
          <table:table-cell table:style-name="表10.B2" office:value-type="string">
            <text:p text:style-name="P17">気づいた</text:p>
          </table:table-cell>
          <table:table-cell table:style-name="表10.C2" office:value-type="string">
            <text:p text:style-name="P17"/>
          </table:table-cell>
        </table:table-row>
        <table:table-row>
          <table:table-cell table:style-name="表10.A2" office:value-type="float" office:value="9">
            <text:p text:style-name="P20">9</text:p>
          </table:table-cell>
          <table:table-cell table:style-name="表10.B2" office:value-type="string">
            <text:p text:style-name="P19">行った</text:p>
          </table:table-cell>
          <table:table-cell table:style-name="表10.C2" office:value-type="string">
            <text:p text:style-name="P17"/>
          </table:table-cell>
        </table:table-row>
        <table:table-row>
          <table:table-cell table:style-name="表10.A2" office:value-type="float" office:value="10">
            <text:p text:style-name="P20">10</text:p>
          </table:table-cell>
          <table:table-cell table:style-name="表10.B2" office:value-type="string">
            <text:p text:style-name="P19">その他</text:p>
          </table:table-cell>
          <table:table-cell table:style-name="表10.C2" office:value-type="string">
            <text:list xml:id="list6380509229168870370" text:style-name="L27">
              <text:list-item>
                <text:p text:style-name="P44"><office:annotation office:name="__Annotation__1352_1244671686"><dc:creator>iwabuchi ken</dc:creator><dc:date>2020-02-26T07:28:41.19</dc:date><text:p text:style-name="P126"><text:span text:style-name="T13">20200226_072751</text:span></text:p></office:annotation>今日の報告<office:annotation-end office:name="__Annotation__1352_1244671686"/>。買い物について。行く店は、キャン・ドゥ、いなげや、東急、クリエイト。４店舗。</text:p>
                <text:list>
                  <text:list-item>
                    <text:p text:style-name="P44">いずれへも、自転車で行く。東急は、大通りに面した側に、一つ、自転車置き場がある。道路からの入口は、自動車と共通。道路から見て、入口の脇、右側に、駐輪の一画。何台ぐらいか。８台は止められる。</text:p>
                  </text:list-item>
                  <text:list-item>
                    <text:p text:style-name="P44">自転車 자전거 に加えて、スクーターなど、２輪自動車も、駐輪できる。</text:p>
                  </text:list-item>
                  <text:list-item>
                    <text:p text:style-name="P44">駐輪スペースから、店舗の入口へ向かう。その距離、１０メートルぐらいか。大通りの幅と比べて、より、短いか 더 짧다。</text:p>
                  </text:list-item>
                </text:list>
              </text:list-item>
            </text:list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XXX] 20200226_073827</text:p>
      <text:p text:style-name="P5"/>
      <text:p text:style-name="P14"/>
      <text:p text:style-name="P1">------------------------------------------------------------</text:p>
      <text:p text:style-name="P6"><text:soft-page-break/>[XXX] 20200305_071734</text:p>
      <text:list xml:id="list37428191" text:continue-list="list37419084" text:style-name="L8">
        <text:list-item>
          <text:p text:style-name="P102">03/04 w</text:p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8">1</text:p>
          </table:table-cell>
          <table:table-cell table:style-name="表11.B1" office:value-type="string">
            <text:p text:style-name="P17">天気</text:p>
          </table:table-cell>
          <table:table-cell table:style-name="表11.C1" office:value-type="string">
            <text:p text:style-name="P19">晴れ。</text:p>
          </table:table-cell>
        </table:table-row>
        <table:table-row>
          <table:table-cell table:style-name="表11.A2" office:value-type="float" office:value="2">
            <text:p text:style-name="P18">2</text:p>
          </table:table-cell>
          <table:table-cell table:style-name="表11.B2" office:value-type="string">
            <text:p text:style-name="P17">餌やり</text:p>
          </table:table-cell>
          <table:table-cell table:style-name="表11.C2" office:value-type="string">
            <text:list xml:id="list1801345410905488380" text:style-name="L28">
              <text:list-item>
                <text:p text:style-name="P45">ドン、来た。学校への階段を過ぎたあたりで、「ニャニャニャ」と、声がする。階段脇の擁壁。そこの、角になっている箇所の手前にいる。舌を鳴らして、「こっち来な」、と呼びかける。小屋へ向かう</text:p>
              </text:list-item>
              <text:list-item>
                <text:p text:style-name="P45">ミケ、クロ。共に、来た。すでに、擁壁にいる。おそらく、ドンに呼びかけている時に、既に擁壁にいたか、あるいは、私の到着に気づいていた。</text:p>
              </text:list-item>
              <text:list-item>
                <text:p text:style-name="P45">ミケは、１週間ぐらい前からか、地面に下ろして、腰を摩って上げている。</text:p>
                <text:list>
                  <text:list-item>
                    <text:p text:style-name="P45">本人は、さすれらると、腰を落とす。首を回して、後ろ、つまり私の方を、見やる。口をくちゃくちゃ動かす。舌の先を、歯の間から覗かせる。この仕草は、クロと似ている。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8">7</text:p>
          </table:table-cell>
          <table:table-cell table:style-name="表11.B2" office:value-type="string">
            <text:p text:style-name="P17">始めた</text:p>
          </table:table-cell>
          <table:table-cell table:style-name="表11.C2" office:value-type="string">
            <text:list xml:id="list2524740087194741543" text:style-name="L29">
              <text:list-item>
                <text:p text:style-name="P46">腰に当てるクッション</text:p>
                <text:list>
                  <text:list-item>
                    <text:p text:style-name="P46">昨日の夜、クッションを布団に入れて、腰に当てて、寝た。</text:p>
                  </text:list-item>
                  <text:list-item>
                    <text:p text:style-name="P46">クッションは、以前に、防災頭巾として自作したもの。タンスの中に入れていた。</text:p>
                  </text:list-item>
                  <text:list-item>
                    <text:p text:style-name="P46">もちろん、寝ていると、身体を動かすものだから、クッションから、腰はずれる。それはそれ。</text:p>
                  </text:list-item>
                  <text:list-item>
                    <text:p text:style-name="P46">具合はどうか。朝起きて、その場では、「おお！」という気づきは、なかった。</text:p>
                  </text:list-item>
                </text:list>
              </text:list-item>
              <text:list-item>
                <text:p text:style-name="P46">目薬。</text:p>
                <text:list>
                  <text:list-item>
                    <text:p text:style-name="P46">クリエイトで、目薬を買った。３月２<text:soft-page-break/>日。（そのように、ボトルに書いてある）</text:p>
                  </text:list-item>
                  <text:list-item>
                    <text:p text:style-name="P46">色は、赤。透明。初めに１滴垂らしたとき、目のジュクジュクした痛みが收まった。それ以降は、なんとなく楽になるかな、ぐらいの実感。</text:p>
                  </text:list-item>
                  <text:list-item>
                    <text:p text:style-name="P46">成分の一つを、ネットで検索してみた。コバルトが入った物質。そのために、色が赤色。ただし、コバルトだと、ブルーになるのではないか？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10">
            <text:p text:style-name="P20">10</text:p>
          </table:table-cell>
          <table:table-cell table:style-name="表11.B2" office:value-type="string">
            <text:p text:style-name="P19">その他</text:p>
          </table:table-cell>
          <table:table-cell table:style-name="表11.C2" office:value-type="string">
            <text:list xml:id="list1431886001993426718" text:style-name="L30">
              <text:list-item>
                <text:p text:style-name="P47">洗面のとき。</text:p>
                <text:list>
                  <text:list-item>
                    <text:p text:style-name="P47">朝。お湯のボタンを押す。お湯を出す。手、そして顔を洗う。次に、口のゆすぎに移るのだが、その前に、一旦、振り向いて、お湯のボタンを押す。ガスの燃焼を、このようにいして、止める。操作盤の、温度を示す表示が、消える。</text:p>
                  </text:list-item>
                  <text:list-item>
                    <text:p text:style-name="P47">それから、口のゆすぎに移る。</text:p>
                  </text:list-item>
                  <text:list-item>
                    <text:p text:style-name="P47">このようにして、お湯のボタンを切り忘れることを、予防する。</text:p>
                  </text:list-item>
                  <text:list-item>
                    <text:p text:style-name="P47">このやり方は、前から始めている。２月の頭ぐらいからか。１ヶ月は、やっているか。</text:p>
                  </text:list-item>
                </text:list>
              </text:list-item>
              <text:list-item>
                <text:p text:style-name="P47">飲み物作り。紅茶。</text:p>
                <text:list>
                  <text:list-item>
                    <text:p text:style-name="P47">以前は、やかんを使っていた。一度に、ペットボトル、２本。</text:p>
                  </text:list-item>
                  <text:list-item>
                    <text:p text:style-name="P47">１ヶ月ぐらい前からか、両手鍋を使っている。そうめんを茹でたりするのに使っているもの。</text:p>
                  </text:list-item>
                  <text:list-item>
                    <text:p text:style-name="P47">この鍋を使うと、一度に、ペット３本分ぐらいを、作れる。</text:p>
                  </text:list-item>
                </text:list>
              </text:list-item>
              <text:list-item>
                <text:p text:style-name="P47">山下歯科</text:p>
                <text:list>
                  <text:list-item>
                    <text:p text:style-name="P47">前回の診療。予約を忘れていた。元々は、２月２０日、木曜。河合さ<text:soft-page-break/>んから電話がかかってきた（ユジョンさん）。</text:p>
                  </text:list-item>
                  <text:list-item>
                    <text:p text:style-name="P47">翌週の火曜、２５日に、改めて、予約を入れてもらった。</text:p>
                  </text:list-item>
                </text:list>
              </text:list-item>
              <text:list-item>
                <text:p text:style-name="P47">山下歯科。もう一つ、初めてのこと。</text:p>
                <text:list>
                  <text:list-item>
                    <text:p text:style-name="P47">診療の最後に、診察券に、次回の予約の日付を記入してもらっている。今回は、その場で、券の裏面を、写真に撮った。あとで、Cakeに登録するため。実際、登録した。</text:p>
                  </text:list-item>
                </text:list>
              </text:list-item>
              <text:list-item>
                <text:p text:style-name="P47">鳥の声のビデオ。</text:p>
                <text:list>
                  <text:list-item>
                    <text:p text:style-name="P47">シートへの登録は、していない。ダウンロードしたファイルを、ファイル名の変更もせず、フォルダにまとめて入れる。そして、itunesに、転送する。</text:p>
                  </text:list-item>
                </text:list>
              </text:list-item>
            </text:list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XXX]<text:span text:style-name="T8"> 20200305_073754</text:span></text:p>
      <text:p text:style-name="P5"/>
      <text:p text:style-name="P14"/>
      <text:p text:style-name="P5"/>
      <text:p text:style-name="P1">------------------------------------------------------------</text:p>
      <text:p text:style-name="P6">[XXX] 20200308_073104</text:p>
      <text:list xml:id="list50975265092708980" text:style-name="L31">
        <text:list-item>
          <text:p text:style-name="P104">03/07 sa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8">1</text:p>
          </table:table-cell>
          <table:table-cell table:style-name="表12.B1" office:value-type="string">
            <text:p text:style-name="P17">天気</text:p>
          </table:table-cell>
          <table:table-cell table:style-name="表12.C1" office:value-type="string">
            <text:p text:style-name="P19">晴れ</text:p>
          </table:table-cell>
        </table:table-row>
        <text:soft-page-break/>
        <table:table-row>
          <table:table-cell table:style-name="表12.A2" office:value-type="float" office:value="2">
            <text:p text:style-name="P18">2</text:p>
          </table:table-cell>
          <table:table-cell table:style-name="表12.B2" office:value-type="string">
            <text:p text:style-name="P17">餌やり</text:p>
          </table:table-cell>
          <table:table-cell table:style-name="表12.C2" office:value-type="string">
            <text:list xml:id="list8082560020865479317" text:style-name="L32">
              <text:list-item>
                <text:p text:style-name="P48">ドンは来ない。その前は（金曜）、ドンの鳴き声がした。それは、擁壁の前の地面で、クロを傍らにいるとき。そのときは、舌を鳴らしただけ。ドンは、出てこない。</text:p>
              </text:list-item>
              <text:list-item>
                <text:p text:style-name="P48">ミケだけが来る。下に降ろす。腰さすり。しばらくしてから、壁に上げる。ペースト。そして、固形。</text:p>
              </text:list-item>
              <text:list-item>
                <text:p text:style-name="P48">続いて、歩道へ出る。プール隅の、歩道に繋がっている、短い階段。「つなぎ階段」と呼ぼうか。その階段を上がって、柵の前。舌を鳴らす。クロは来ない。プールの下の空間を、柵越しに見やりながら、公園へ戻る。南側の出入り口を過ぎたあたりか、「クー、クー」という声がする。擁壁の前の地面に目をやる。クロが、ぎこちなく、身体を低くして、歩いている。</text:p>
              </text:list-item>
              <text:list-item>
                <text:p text:style-name="P48">クロは、擁壁に上げた後、何度か、すぐに地面に降りてきてしまう。</text:p>
              </text:list-item>
            </text:list>
          </table:table-cell>
        </table:table-row>
        <table:table-row>
          <table:table-cell table:style-name="表12.A2" office:value-type="float" office:value="3">
            <text:p text:style-name="P18">3</text:p>
          </table:table-cell>
          <table:table-cell table:style-name="表12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12.C2" office:value-type="string">
            <text:list xml:id="list196913098487728908" text:style-name="L33">
              <text:list-item>
                <text:p text:style-name="P49">低血糖。夕方５時ぐらいか、症状が現れる。膝が、だるい。両腕も。腕の、前腕が特に、だるい。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8">4</text:p>
          </table:table-cell>
          <table:table-cell table:style-name="表12.B2" office:value-type="string">
            <text:p text:style-name="P17">思ったこと</text:p>
          </table:table-cell>
          <table:table-cell table:style-name="表12.C2" office:value-type="string">
            <text:p text:style-name="P19"/>
          </table:table-cell>
        </table:table-row>
        <table:table-row>
          <table:table-cell table:style-name="表12.A2" office:value-type="float" office:value="5">
            <text:p text:style-name="P18">5</text:p>
          </table:table-cell>
          <table:table-cell table:style-name="表12.B2" office:value-type="string">
            <text:p text:style-name="P17">出来事</text:p>
          </table:table-cell>
          <table:table-cell table:style-name="表12.C2" office:value-type="string">
            <text:p text:style-name="P19"/>
          </table:table-cell>
        </table:table-row>
        <table:table-row>
          <table:table-cell table:style-name="表12.A2" office:value-type="float" office:value="6">
            <text:p text:style-name="P18">6</text:p>
          </table:table-cell>
          <table:table-cell table:style-name="表12.B2" office:value-type="string">
            <text:p text:style-name="P17">止めた / 止めよう</text:p>
          </table:table-cell>
          <table:table-cell table:style-name="表12.C2" office:value-type="string">
            <text:p text:style-name="P19"/>
          </table:table-cell>
        </table:table-row>
        <table:table-row>
          <table:table-cell table:style-name="表12.A2" office:value-type="float" office:value="7">
            <text:p text:style-name="P18">7</text:p>
          </table:table-cell>
          <table:table-cell table:style-name="表12.B2" office:value-type="string">
            <text:p text:style-name="P17">始めた</text:p>
          </table:table-cell>
          <table:table-cell table:style-name="表12.C2" office:value-type="string">
            <text:p text:style-name="P19"/>
          </table:table-cell>
        </table:table-row>
        <table:table-row>
          <table:table-cell table:style-name="表12.A2" office:value-type="float" office:value="8">
            <text:p text:style-name="P20">8</text:p>
          </table:table-cell>
          <table:table-cell table:style-name="表12.B2" office:value-type="string">
            <text:p text:style-name="P17">気づいた</text:p>
          </table:table-cell>
          <table:table-cell table:style-name="表12.C2" office:value-type="string">
            <text:p text:style-name="P17"/>
          </table:table-cell>
        </table:table-row>
        <table:table-row>
          <table:table-cell table:style-name="表12.A2" office:value-type="float" office:value="9">
            <text:p text:style-name="P20">9</text:p>
          </table:table-cell>
          <table:table-cell table:style-name="表12.B2" office:value-type="string">
            <text:p text:style-name="P19">行った</text:p>
          </table:table-cell>
          <table:table-cell table:style-name="表12.C2" office:value-type="string">
            <text:list xml:id="list3283398844547712145" text:style-name="L34">
              <text:list-item>
                <text:p text:style-name="P50">災害備蓄品。箱に詰めた。物置ものは、続いてすぐに、しまう。缶詰の箱、それともう１つの箱は、夜、風呂に入りに行く前だったか、車庫へ持っていった。</text:p>
              </text:list-item>
              <text:list-item>
                <text:p text:style-name="P50"><text:soft-page-break/>ももひき。繕いを行う。５８分、使う。</text:p>
              </text:list-item>
              <text:list-item>
                <text:p text:style-name="P50">『人工光合成』の本、読みすすめている。昨日は、微生物について、ネットで検索、閲覧を行った。rhodopseudonomasだったか。種名は、acidophila。「好酸性」。</text:p>
              </text:list-item>
            </text:list>
          </table:table-cell>
        </table:table-row>
        <table:table-row>
          <table:table-cell table:style-name="表12.A2" office:value-type="float" office:value="10">
            <text:p text:style-name="P20">10</text:p>
          </table:table-cell>
          <table:table-cell table:style-name="表12.B2" office:value-type="string">
            <text:p text:style-name="P19">その他</text:p>
          </table:table-cell>
          <table:table-cell table:style-name="表12.C2" office:value-type="string">
            <text:p text:style-name="P17"/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XXX] 20200308_075158</text:p>
      <text:p text:style-name="P5"/>
      <text:p text:style-name="P14"/>
      <text:p text:style-name="P1">------------------------------------------------------------</text:p>
      <text:p text:style-name="P6">[XXX] 20200309_074427</text:p>
      <text:list xml:id="list7637848725278645741" text:style-name="L35">
        <text:list-item>
          <text:p text:style-name="P105">03/08 sn</text:p>
        </text:list-item>
      </text:list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8">1</text:p>
          </table:table-cell>
          <table:table-cell table:style-name="表13.B1" office:value-type="string">
            <text:p text:style-name="P17">天気</text:p>
          </table:table-cell>
          <table:table-cell table:style-name="表13.C1" office:value-type="string">
            <text:p text:style-name="P19">晴れ</text:p>
          </table:table-cell>
        </table:table-row>
        <table:table-row>
          <table:table-cell table:style-name="表13.A2" office:value-type="float" office:value="2">
            <text:p text:style-name="P18">2</text:p>
          </table:table-cell>
          <table:table-cell table:style-name="表13.B2" office:value-type="string">
            <text:p text:style-name="P17">餌やり</text:p>
          </table:table-cell>
          <table:table-cell table:style-name="表13.C2" office:value-type="string">
            <text:list xml:id="list4399794257991321197" text:style-name="L36">
              <text:list-item>
                <text:p text:style-name="P51">ドンが来た。ミケたちに地面で腰さすりしていた。ミケが私の背後に留まる。私と、擁壁の間。ミケの見ている方を見やる。学校へのつなぎ階段の方向。ドンの黒白の模様が見える。</text:p>
              </text:list-item>
            </text:list>
          </table:table-cell>
        </table:table-row>
        <table:table-row>
          <table:table-cell table:style-name="表13.A2" office:value-type="float" office:value="3">
            <text:p text:style-name="P18">3</text:p>
          </table:table-cell>
          <table:table-cell table:style-name="表13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13.C2" office:value-type="string">
            <text:list xml:id="list3261342344690315348" text:style-name="L37">
              <text:list-item>
                <text:p text:style-name="P52">腰、背中。股開きを、昼間も行う。寝る前ではなく。あぐらの格好をして、前屈する。そのストレッチとは別の、気持ちよさ、感じる。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8">4</text:p>
          </table:table-cell>
          <table:table-cell table:style-name="表13.B2" office:value-type="string">
            <text:p text:style-name="P17">思ったこと</text:p>
          </table:table-cell>
          <table:table-cell table:style-name="表13.C2" office:value-type="string">
            <text:p text:style-name="P19"/>
          </table:table-cell>
        </table:table-row>
        <text:soft-page-break/>
        <table:table-row>
          <table:table-cell table:style-name="表13.A2" office:value-type="float" office:value="5">
            <text:p text:style-name="P18">5</text:p>
          </table:table-cell>
          <table:table-cell table:style-name="表13.B2" office:value-type="string">
            <text:p text:style-name="P17">出来事</text:p>
          </table:table-cell>
          <table:table-cell table:style-name="表13.C2" office:value-type="string">
            <text:list xml:id="list3652660130082116279" text:style-name="L38">
              <text:list-item>
                <text:p text:style-name="P53">朝、台所で飲み物を温めているとき。オナニーは、あまり面白くないな、と、ふと思いが湧いた。続いて、自分に向かって、「もう、やんなくていいよ」と、告げた。</text:p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8">6</text:p>
          </table:table-cell>
          <table:table-cell table:style-name="表13.B2" office:value-type="string">
            <text:p text:style-name="P17">止めた / 止めよう</text:p>
          </table:table-cell>
          <table:table-cell table:style-name="表13.C2" office:value-type="string">
            <text:p text:style-name="P19"/>
          </table:table-cell>
        </table:table-row>
        <table:table-row>
          <table:table-cell table:style-name="表13.A2" office:value-type="float" office:value="7">
            <text:p text:style-name="P18">7</text:p>
          </table:table-cell>
          <table:table-cell table:style-name="表13.B2" office:value-type="string">
            <text:p text:style-name="P17">始めた</text:p>
          </table:table-cell>
          <table:table-cell table:style-name="表13.C2" office:value-type="string">
            <text:p text:style-name="P19"/>
          </table:table-cell>
        </table:table-row>
        <table:table-row>
          <table:table-cell table:style-name="表13.A2" office:value-type="float" office:value="8">
            <text:p text:style-name="P20">8</text:p>
          </table:table-cell>
          <table:table-cell table:style-name="表13.B2" office:value-type="string">
            <text:p text:style-name="P17">気づいた</text:p>
          </table:table-cell>
          <table:table-cell table:style-name="表13.C2" office:value-type="string">
            <text:p text:style-name="P17"/>
          </table:table-cell>
        </table:table-row>
        <table:table-row>
          <table:table-cell table:style-name="表13.A2" office:value-type="float" office:value="9">
            <text:p text:style-name="P20">9</text:p>
          </table:table-cell>
          <table:table-cell table:style-name="表13.B2" office:value-type="string">
            <text:p text:style-name="P19">行った</text:p>
          </table:table-cell>
          <table:table-cell table:style-name="表13.C2" office:value-type="string">
            <text:list xml:id="list8002324063237691211" text:style-name="L39">
              <text:list-item>
                <text:p text:style-name="P54">『人工光合成』。</text:p>
                <text:list>
                  <text:list-item>
                    <text:p text:style-name="P54">昨日のことか、区別がついた。ピロールと、ピロリン。二重結合（DB）が２本あるのが、ピロール。DBが１本外れて、水素が２つつくのが、ピロリン。</text:p>
                  </text:list-item>
                  <text:list-item>
                    <text:p text:style-name="P54">ポル<text:span text:style-name="T9">フィン</text:span>と、ポル<text:span text:style-name="T9">フィリン</text:span>。前者は、テトラピロールの外縁が、全て、水素原子。後者は、それらが全て、Rで置換されてもの。</text:p>
                  </text:list-item>
                  <text:list-item>
                    <text:p text:style-name="P54">クロロフィルと、テトラピロール。前者は、色素に与えられた名称。後者は、前者の化学構造の中の、一部の構造物に対して与えられた、名称。</text:p>
                  </text:list-item>
                  <text:list-item>
                    <text:p text:style-name="P54">IUPAC名を構成する部品の一つの、”-ene-”。「二重結合」が、その物質の要素に入っていることを示す。例えば、”-3-diene”であれば、その物質には、構造のどこかに、二重結合をしている原子たちが、３組あることを、伝えている。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10">
            <text:p text:style-name="P20">10</text:p>
          </table:table-cell>
          <table:table-cell table:style-name="表13.B2" office:value-type="string">
            <text:p text:style-name="P19">その他</text:p>
          </table:table-cell>
          <table:table-cell table:style-name="表13.C2" office:value-type="string">
            <text:list xml:id="list3135435962731153128" text:style-name="L40">
              <text:list-item>
                <text:p text:style-name="P55">マンデルさんの本。昨日は読んでいない。これまでに、読み活動の中で知り得たことは：</text:p>
                <text:list>
                  <text:list-item>
                    <text:p text:style-name="P55"><text:soft-page-break/>自ら数字を集めて、新しい数字を算出する。直近では、本の中にあった式の一つ、外貨準備の、為替レートに対する弾力性と、貨幣供給他との関係に関するもの。その時の計算から出た数値。外貨準備の弾力性は、プラス２０兆円ぐらい。他方、貨幣供給の、外貨準備に対する弾力性から、国内資産のそれを除いたものは、すでに、マイナスの値。かつ、マンデル氏の式では、そのマイナス値から、さらに、ストックの外貨準備を除いたものが、外貨準備自体の弾力性と等しくなっている。</text:p>
                  </text:list-item>
                </text:list>
              </text:list-item>
              <text:list-item>
                <text:p text:style-name="P55">FXの、テスター実行。2020年の、1/6の日の、５分足のデータ。trailingを使った結果。monitorが、SLまたはTPで終わったもの、そして、いずれにも至らず、BarDataのlistの最後に至って、loopを抜けたもの。それら３種類。Closeのprice別に、BB zoneを書き出す。見ると、Z2と、Z4だったか、その二つで、５割を超えていたか。２桁を記録したのは、それら２つのzoneのみ、６つあるzoneのうち。</text:p>
              </text:list-item>
            </text:list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XXX] 20200309_083040</text:p>
      <text:p text:style-name="P5"/>
      <text:p text:style-name="P14"><text:soft-page-break/></text:p>
      <text:p text:style-name="P5"/>
      <text:p text:style-name="P1">------------------------------------------------------------</text:p>
      <text:p text:style-name="P6">[XXX] 20200310_074031</text:p>
      <text:list xml:id="list37419195" text:continue-list="list7637848725278645741" text:style-name="L35">
        <text:list-item>
          <text:p text:style-name="P105">03/09 m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18">1</text:p>
          </table:table-cell>
          <table:table-cell table:style-name="表14.B1" office:value-type="string">
            <text:p text:style-name="P17">天気</text:p>
          </table:table-cell>
          <table:table-cell table:style-name="表14.C1" office:value-type="string">
            <text:p text:style-name="P19">晴れ。</text:p>
          </table:table-cell>
        </table:table-row>
        <table:table-row>
          <table:table-cell table:style-name="表14.A2" office:value-type="float" office:value="2">
            <text:p text:style-name="P18">2</text:p>
          </table:table-cell>
          <table:table-cell table:style-name="表14.B2" office:value-type="string">
            <text:p text:style-name="P17">餌やり</text:p>
          </table:table-cell>
          <table:table-cell table:style-name="表14.C2" office:value-type="string">
            <text:list xml:id="list6400794138897364659" text:style-name="L41">
              <text:list-item>
                <text:p text:style-name="P56">３匹とも。ドンは、後から。ミケたちを擁壁の上に上げて、エサを上げる。その直後、ふと見やると、つなぎ階段のこちら側に、黒白の点が見える。</text:p>
              </text:list-item>
              <text:list-item>
                <text:p text:style-name="P56">ドンは、身体が汚れている。毛が汚れている。所々、固まっている。ダマではなく。何か、粘着性の物質によって、固められている。</text:p>
              </text:list-item>
              <text:list-item>
                <text:p text:style-name="P56">さらに、胸に傷があるのに気づく。引っかき傷。正面に見て、右側。直径２．５ｃｍぐらいの範囲。毛が抜け落ちている。その部位の中の、さらに右寄りに、水平方向に、筋が赤く点いている。１．５ｃｍぐらいか。血は滲んではいない。暗い赤色。暗赤色。固形を上げて、食べているのを見ているとき、傷口を溶液で拭おうかと思い立つ。やめておく。なぜか。エサを食べた後だと、ドンは抱っこされたり、そもそも触られるのを嫌がる。血がにじんでいる訳ではない。ので。</text:p>
              </text:list-item>
            </text:list>
          </table:table-cell>
        </table:table-row>
        <table:table-row>
          <table:table-cell table:style-name="表14.A2" office:value-type="float" office:value="3">
            <text:p text:style-name="P18">3</text:p>
          </table:table-cell>
          <table:table-cell table:style-name="表14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14.C2" office:value-type="string">
            <text:p text:style-name="P19"/>
          </table:table-cell>
        </table:table-row>
        <table:table-row>
          <table:table-cell table:style-name="表14.A2" office:value-type="float" office:value="4">
            <text:p text:style-name="P18">4</text:p>
          </table:table-cell>
          <table:table-cell table:style-name="表14.B2" office:value-type="string">
            <text:p text:style-name="P17">思ったこと</text:p>
          </table:table-cell>
          <table:table-cell table:style-name="表14.C2" office:value-type="string">
            <text:p text:style-name="P19"/>
          </table:table-cell>
        </table:table-row>
        <table:table-row>
          <table:table-cell table:style-name="表14.A2" office:value-type="float" office:value="5">
            <text:p text:style-name="P18">5</text:p>
          </table:table-cell>
          <table:table-cell table:style-name="表14.B2" office:value-type="string">
            <text:p text:style-name="P17">出来事</text:p>
          </table:table-cell>
          <table:table-cell table:style-name="表14.C2" office:value-type="string">
            <text:p text:style-name="P19"/>
          </table:table-cell>
        </table:table-row>
        <table:table-row>
          <table:table-cell table:style-name="表14.A2" office:value-type="float" office:value="6">
            <text:p text:style-name="P18">6</text:p>
          </table:table-cell>
          <table:table-cell table:style-name="表14.B2" office:value-type="string">
            <text:p text:style-name="P17">止めた / 止め<text:soft-page-break/>よう</text:p>
          </table:table-cell>
          <table:table-cell table:style-name="表14.C2" office:value-type="string">
            <text:list xml:id="list632643230865045777" text:style-name="L42">
              <text:list-item>
                <text:p text:style-name="P57">朝、起きたあと、下へ洗面に行く。そ<text:soft-page-break/>の時、帽子と襟巻きを、脱いだ。厚手の羽織り服も。このシーズンで、初めて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18">7</text:p>
          </table:table-cell>
          <table:table-cell table:style-name="表14.B2" office:value-type="string">
            <text:p text:style-name="P17">始めた</text:p>
          </table:table-cell>
          <table:table-cell table:style-name="表14.C2" office:value-type="string">
            <text:p text:style-name="P19"/>
          </table:table-cell>
        </table:table-row>
        <table:table-row>
          <table:table-cell table:style-name="表14.A2" office:value-type="float" office:value="8">
            <text:p text:style-name="P20">8</text:p>
          </table:table-cell>
          <table:table-cell table:style-name="表14.B2" office:value-type="string">
            <text:p text:style-name="P17">気づいた</text:p>
          </table:table-cell>
          <table:table-cell table:style-name="表14.C2" office:value-type="string">
            <text:p text:style-name="P17"/>
          </table:table-cell>
        </table:table-row>
        <table:table-row>
          <table:table-cell table:style-name="表14.A2" office:value-type="float" office:value="9">
            <text:p text:style-name="P20">9</text:p>
          </table:table-cell>
          <table:table-cell table:style-name="表14.B2" office:value-type="string">
            <text:p text:style-name="P19">行った</text:p>
          </table:table-cell>
          <table:table-cell table:style-name="表14.C2" office:value-type="string">
            <text:p text:style-name="P17"/>
          </table:table-cell>
        </table:table-row>
        <table:table-row>
          <table:table-cell table:style-name="表14.A2" office:value-type="float" office:value="10">
            <text:p text:style-name="P20">10</text:p>
          </table:table-cell>
          <table:table-cell table:style-name="表14.B2" office:value-type="string">
            <text:p text:style-name="P19">その他</text:p>
          </table:table-cell>
          <table:table-cell table:style-name="表14.C2" office:value-type="string">
            <text:list xml:id="list8931195247010057660" text:style-name="L43">
              <text:list-item>
                <text:p text:style-name="P58">人工光合成。「スルホン酸」というものを知った。カルボン酸に、構造は似ている（と、セッション中に読んだ記事の１つに、書かれていた）。後者は、COOH。前者は、SOOOH。なので、スルホン酸は、酸素原子が１つ、多い。似てはいない。ただ、その多い酸素原子を除くと、CとSが代わっただけ。</text:p>
              </text:list-item>
              <text:list-item>
                <text:p text:style-name="P58">FX。tester-1に、５分足のデータを掛けている。ループを抜けてきたposインスタンス。そこには、抜けた時のbarの、closeの値段を入れてある。そのcloseの値段が、そのbarの時刻のBBの、いずれのzoneに入っているか。そのラベルも、入れてある。</text:p>
                <text:list>
                  <text:list-item>
                    <text:p text:style-name="P58">それらのラベルをsortする。対象は、３日間のデータ群。</text:p>
                  </text:list-item>
                  <text:list-item>
                    <text:p text:style-name="P58">見ると、３日それぞれ、相異なるグラフを描く。すなわち、中心によっているもの（i.e. Z3、Z4が一番多く、Z1、Z6に進むにつれ、barの数は、少なくなる。ベルカーブ。）。Z1からZ6にかけて、万遍なく散らばっているもの。そして、Z5、Z6の側に寄っていて、つまり、Z1からZ6にかけて、上り坂を呈しているもの。</text:p>
                  </text:list-item>
                </text:list>
              </text:list-item>
            </text:list>
          </table:table-cell>
        </table:table-row>
      </table:table>
      <text:p text:style-name="P10"/>
      <text:p text:style-name="P10"><text:soft-page-break/>明日</text:p>
      <text:p text:style-name="P8"/>
      <text:p text:style-name="P10">明日の、その先</text:p>
      <text:p text:style-name="P8"/>
      <text:p text:style-name="P6">[/ XXX] 20200310_075826</text:p>
      <text:p text:style-name="P5"/>
      <text:p text:style-name="P14"/>
      <text:p text:style-name="P5"/>
      <text:p text:style-name="P1">------------------------------------------------------------</text:p>
      <text:p text:style-name="P6">[XXX] 20200325_142352</text:p>
      <text:list xml:id="list37417603" text:continue-list="list37419195" text:style-name="L35">
        <text:list-item>
          <text:p text:style-name="P105">03/24 tu</text:p>
        </text:list-item>
      </text:list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18">1</text:p>
          </table:table-cell>
          <table:table-cell table:style-name="表15.B1" office:value-type="string">
            <text:p text:style-name="P17">天気</text:p>
          </table:table-cell>
          <table:table-cell table:style-name="表15.C1" office:value-type="string">
            <text:p text:style-name="P19">晴れ。</text:p>
          </table:table-cell>
        </table:table-row>
        <table:table-row>
          <table:table-cell table:style-name="表15.A2" office:value-type="float" office:value="2">
            <text:p text:style-name="P18">2</text:p>
          </table:table-cell>
          <table:table-cell table:style-name="表15.B2" office:value-type="string">
            <text:p text:style-name="P17">餌やり</text:p>
          </table:table-cell>
          <table:table-cell table:style-name="表15.C2" office:value-type="string">
            <text:list xml:id="list4304700938914377041" text:style-name="L44">
              <text:list-item>
                <text:p text:style-name="P59">三匹とも、来る。</text:p>
              </text:list-item>
              <text:list-item>
                <text:p text:style-name="P59">ミケとクロは、南の角へ行って、呼びかけたら、出てきた。</text:p>
              </text:list-item>
              <text:list-item>
                <text:p text:style-name="P59">ドン。小屋の裏に行って、手提げを擁壁に置く。まもなく、体育館との境の柵から、「ニャア」と言って、出てきた。</text:p>
                <text:list>
                  <text:list-item>
                    <text:p text:style-name="P59">ミケたちの相手を済ませ、戻る。小屋の裏。もういなかった。</text:p>
                  </text:list-item>
                </text:list>
              </text:list-item>
              <text:list-item>
                <text:p text:style-name="P59">ミケ。クロは、先に擁壁の下へ来る。クロの相手をする。ほどなく擁壁を見上げる。ミケが顔を出して、こちらを見下ろしている。ニャアと鳴くわけでなく。以前は、「ニャアウ、ニャァウ」と、何度も大声で鳴いた。</text:p>
              </text:list-item>
            </text:list>
          </table:table-cell>
        </table:table-row>
        <table:table-row>
          <table:table-cell table:style-name="表15.A2" office:value-type="float" office:value="3">
            <text:p text:style-name="P18">3</text:p>
          </table:table-cell>
          <table:table-cell table:style-name="表15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15.C2" office:value-type="string">
            <text:list xml:id="list4543509083444015546" text:style-name="L45">
              <text:list-item>
                <text:p text:style-name="P60">腰。痛い。耐え難く。朝、Cakeの入力をしているとき、いつも痛む。途中、１度２度、作業を止めて、腰伸ばしす<text:soft-page-break/>る。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18">4</text:p>
          </table:table-cell>
          <table:table-cell table:style-name="表15.B2" office:value-type="string">
            <text:p text:style-name="P17">思ったこと</text:p>
          </table:table-cell>
          <table:table-cell table:style-name="表15.C2" office:value-type="string">
            <text:p text:style-name="P19"/>
          </table:table-cell>
        </table:table-row>
        <table:table-row>
          <table:table-cell table:style-name="表15.A2" office:value-type="float" office:value="5">
            <text:p text:style-name="P18">5</text:p>
          </table:table-cell>
          <table:table-cell table:style-name="表15.B2" office:value-type="string">
            <text:p text:style-name="P17">出来事</text:p>
          </table:table-cell>
          <table:table-cell table:style-name="表15.C2" office:value-type="string">
            <text:list xml:id="list6087047891541166389" text:style-name="L46">
              <text:list-item>
                <text:p text:style-name="P61">山下歯科。医院の扉を開け、中へ入る。ユジョン氏と、キム氏が受付のカウンターの中にいる。「こんちわ」と、声をかける。ユジョン氏が、「こんにちわ」と応じる。それ以上は、話しをしようとはしない。いつもだと、「オッパ、来たね」などと、愛想を掛けてくれる。</text:p>
                <text:list>
                  <text:list-item>
                    <text:p text:style-name="P61">治療終了後、待合室へ戻る。お金の支払い、次回予約。そのあと、ユジョン氏は、何も言わず、パソコンに向かう。素っ気ない。何か、疎通を拒絶している風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18">6</text:p>
          </table:table-cell>
          <table:table-cell table:style-name="表15.B2" office:value-type="string">
            <text:p text:style-name="P17">止めた / 止めよう</text:p>
          </table:table-cell>
          <table:table-cell table:style-name="表15.C2" office:value-type="string">
            <text:p text:style-name="P19"/>
          </table:table-cell>
        </table:table-row>
        <table:table-row>
          <table:table-cell table:style-name="表15.A2" office:value-type="float" office:value="7">
            <text:p text:style-name="P18">7</text:p>
          </table:table-cell>
          <table:table-cell table:style-name="表15.B2" office:value-type="string">
            <text:p text:style-name="P17">始めた</text:p>
          </table:table-cell>
          <table:table-cell table:style-name="表15.C2" office:value-type="string">
            <text:list xml:id="list2547488611972659539" text:style-name="L47">
              <text:list-item>
                <text:p text:style-name="P62">１時半頃か、ギターの演奏を始める。昼の時間帯に行うのは、初めてか、２度目。以前、キーボードを、昼、夕方の２度、一日の中で行ったことがあるのを思い出す。</text:p>
              </text:list-item>
              <text:list-item>
                <text:p text:style-name="P62">ギター。「オープンD」のチューニングに変える。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20">8</text:p>
          </table:table-cell>
          <table:table-cell table:style-name="表15.B2" office:value-type="string">
            <text:p text:style-name="P17">気づいた</text:p>
          </table:table-cell>
          <table:table-cell table:style-name="表15.C2" office:value-type="string">
            <text:p text:style-name="P17"/>
          </table:table-cell>
        </table:table-row>
        <table:table-row>
          <table:table-cell table:style-name="表15.A2" office:value-type="float" office:value="9">
            <text:p text:style-name="P20">9</text:p>
          </table:table-cell>
          <table:table-cell table:style-name="表15.B2" office:value-type="string">
            <text:p text:style-name="P19">行った</text:p>
          </table:table-cell>
          <table:table-cell table:style-name="表15.C2" office:value-type="string">
            <text:p text:style-name="P17"/>
          </table:table-cell>
        </table:table-row>
        <table:table-row>
          <table:table-cell table:style-name="表15.A2" office:value-type="float" office:value="10">
            <text:p text:style-name="P20">10</text:p>
          </table:table-cell>
          <table:table-cell table:style-name="表15.B2" office:value-type="string">
            <text:p text:style-name="P19">その他</text:p>
          </table:table-cell>
          <table:table-cell table:style-name="表15.C2" office:value-type="string">
            <text:p text:style-name="P17"/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XXX] 20200325_143345</text:p>
      <text:p text:style-name="P5"><text:soft-page-break/></text:p>
      <text:p text:style-name="P14"/>
      <text:p text:style-name="P5"/>
      <text:p text:style-name="P1">------------------------------------------------------------</text:p>
      <text:p text:style-name="P6">[XXX] 20200326_082051</text:p>
      <text:list xml:id="list1413073709633567246" text:style-name="L48">
        <text:list-item>
          <text:p text:style-name="P106">03/25 w</text:p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8">1</text:p>
          </table:table-cell>
          <table:table-cell table:style-name="表16.B1" office:value-type="string">
            <text:p text:style-name="P17">天気</text:p>
          </table:table-cell>
          <table:table-cell table:style-name="表16.C1" office:value-type="string">
            <text:p text:style-name="P19">晴れ。</text:p>
          </table:table-cell>
        </table:table-row>
        <table:table-row>
          <table:table-cell table:style-name="表16.A2" office:value-type="float" office:value="2">
            <text:p text:style-name="P18">2</text:p>
          </table:table-cell>
          <table:table-cell table:style-name="表16.B2" office:value-type="string">
            <text:p text:style-name="P17">餌やり</text:p>
          </table:table-cell>
          <table:table-cell table:style-name="表16.C2" office:value-type="string">
            <text:list xml:id="list4409528108153840933" text:style-name="L49">
              <text:list-item>
                <text:p text:style-name="P63">ドン。来ない。</text:p>
              </text:list-item>
              <text:list-item>
                <text:p text:style-name="P63">リュウが来た。前回と同じく、擁壁の上の、プールの基盤に付けられている柵。そのすぐ内側に、座っている。</text:p>
                <text:list>
                  <text:list-item>
                    <text:p text:style-name="P63">私は、擁壁の上に這い上がる。ペーストの口を切り開ける。柵の網目の間に、ペーストの口を差し入れる。予め、口から幾分か、ペースト自体を押し出しておく。</text:p>
                  </text:list-item>
                  <text:list-item>
                    <text:p text:style-name="P63">以前は、そのように差し出すと、リュウは、「ハッ、ハッ」と息をしながら、ガッと齧り付き、そして顔をすぐに袋から戻した。今回は、食らいつく際に、急ぐ風ではない。</text:p>
                  </text:list-item>
                  <text:list-item>
                    <text:p text:style-name="P63">袋全体の、３分の１ぐらいを、その場ではあげる。</text:p>
                  </text:list-item>
                </text:list>
              </text:list-item>
              <text:list-item>
                <text:p text:style-name="P63">ミケ、クロは来る。擁壁に着くと、ミケだけがいる。フェンスに取り付けられている、仕切り用の、１枚のフェンス。基盤用のフェンスから、ニョキっと直角に飛び出している。この１枚フェンスの脇にいる。私が近づくと、そろそろと這い出てくる。不審に思う。目を移すと、上記のとおり、フェンスの内側に、リュウがいる。</text:p>
              </text:list-item>
              <text:list-item>
                <text:p text:style-name="P63"><text:soft-page-break/>クロは、ミケにペーストをあげたあと、南側に行った時に、やってきたか。</text:p>
              </text:list-item>
            </text:list>
          </table:table-cell>
        </table:table-row>
        <table:table-row>
          <table:table-cell table:style-name="表16.A2" office:value-type="float" office:value="3">
            <text:p text:style-name="P18">3</text:p>
          </table:table-cell>
          <table:table-cell table:style-name="表16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16.C2" office:value-type="string">
            <text:p text:style-name="P19"/>
          </table:table-cell>
        </table:table-row>
        <table:table-row>
          <table:table-cell table:style-name="表16.A2" office:value-type="float" office:value="4">
            <text:p text:style-name="P18">4</text:p>
          </table:table-cell>
          <table:table-cell table:style-name="表16.B2" office:value-type="string">
            <text:p text:style-name="P17">思ったこと</text:p>
          </table:table-cell>
          <table:table-cell table:style-name="表16.C2" office:value-type="string">
            <text:p text:style-name="P19"/>
          </table:table-cell>
        </table:table-row>
        <table:table-row>
          <table:table-cell table:style-name="表16.A2" office:value-type="float" office:value="5">
            <text:p text:style-name="P18">5</text:p>
          </table:table-cell>
          <table:table-cell table:style-name="表16.B2" office:value-type="string">
            <text:p text:style-name="P17">出来事</text:p>
          </table:table-cell>
          <table:table-cell table:style-name="表16.C2" office:value-type="string">
            <text:p text:style-name="P19"/>
          </table:table-cell>
        </table:table-row>
        <table:table-row>
          <table:table-cell table:style-name="表16.A2" office:value-type="float" office:value="6">
            <text:p text:style-name="P18">6</text:p>
          </table:table-cell>
          <table:table-cell table:style-name="表16.B2" office:value-type="string">
            <text:p text:style-name="P17">止めた / 止めよう</text:p>
          </table:table-cell>
          <table:table-cell table:style-name="表16.C2" office:value-type="string">
            <text:p text:style-name="P19"/>
          </table:table-cell>
        </table:table-row>
        <table:table-row>
          <table:table-cell table:style-name="表16.A2" office:value-type="float" office:value="7">
            <text:p text:style-name="P18">7</text:p>
          </table:table-cell>
          <table:table-cell table:style-name="表16.B2" office:value-type="string">
            <text:p text:style-name="P17">始めた</text:p>
          </table:table-cell>
          <table:table-cell table:style-name="表16.C2" office:value-type="string">
            <text:list xml:id="list4265320731249932011" text:style-name="L50">
              <text:list-item>
                <text:p text:style-name="P64">Cakeの入力。机の上に、ダンボールを置く。その上に、キーボードを載せる。そして、自分は立ったまま。こういう姿勢で、入力を続けた。</text:p>
              </text:list-item>
              <text:list-item>
                <text:p text:style-name="P64">風呂に入るとき、目を、塩水で洗った</text:p>
                <text:list>
                  <text:list-item>
                    <text:p text:style-name="P64">週に１度は、タオルに塩をつけての洗いをしようと、思い立った。その際に、塩洗いの前か、細川氏のビデオに出演されている、整体の先生、その人が、塩で、身体だけでなく、目も洗っている、と言っていたのを思い出す。そこで、この際に、やってみようと思い立つ。</text:p>
                  </text:list-item>
                  <text:list-item>
                    <text:p text:style-name="P64">ステップ：まず、塩を、カップからつまみ出す。左手だった。そして、右手の手のひらを上に向ける。いくぶん、ひらを凹ませる。そこへ、つまんだ塩を、載せる。次に、左手で、湯船からお湯を掬う。続いて、そのお湯を、右手のひらへ、流し落とす。右手のくぼみに、いまは用意された、塩とお湯。それらを、左の指で、混ぜ合わせる。塩を溶かす。</text:p>
                    <text:list>
                      <text:list-item>
                        <text:p text:style-name="P64">そして、右手は凹ませたまま、昨日は、右目を、開いたまま、顔を俯けて、そのくぼみに、浸<text:soft-page-break/>す。目は、開いたまま。</text:p>
                      </text:list-item>
                      <text:list-item>
                        <text:p text:style-name="P64">目を、塩水から出す。続いて、右目を濯ごうとした。しかし、そんなに沁みる、ではない。そこで、ゆすがず、そのままで、目洗いを終えた。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20">8</text:p>
          </table:table-cell>
          <table:table-cell table:style-name="表16.B2" office:value-type="string">
            <text:p text:style-name="P17">気づいた</text:p>
          </table:table-cell>
          <table:table-cell table:style-name="表16.C2" office:value-type="string">
            <text:p text:style-name="P17"/>
          </table:table-cell>
        </table:table-row>
        <table:table-row>
          <table:table-cell table:style-name="表16.A2" office:value-type="float" office:value="9">
            <text:p text:style-name="P20">9</text:p>
          </table:table-cell>
          <table:table-cell table:style-name="表16.B2" office:value-type="string">
            <text:p text:style-name="P19">行った</text:p>
          </table:table-cell>
          <table:table-cell table:style-name="表16.C2" office:value-type="string">
            <text:list xml:id="list6203071613339673252" text:style-name="L51">
              <text:list-item>
                <text:p text:style-name="P65">CO2の調べ。行わなかった。</text:p>
              </text:list-item>
              <text:list-item>
                <text:p text:style-name="P65">楽器。夕方４時すぎ、ギター。夜に入って、６時半ぐらいから、サックス。</text:p>
                <text:list>
                  <text:list-item>
                    <text:p text:style-name="P65">サックス。メロディーは、吹かなかった。音出し。口の強さを、育みたい。</text:p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10">
            <text:p text:style-name="P20">10</text:p>
          </table:table-cell>
          <table:table-cell table:style-name="表16.B2" office:value-type="string">
            <text:p text:style-name="P19">その他</text:p>
          </table:table-cell>
          <table:table-cell table:style-name="表16.C2" office:value-type="string">
            <text:p text:style-name="P17"/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XXX] 20200326_084022</text:p>
      <text:p text:style-name="P5"/>
      <text:p text:style-name="P14"/>
      <text:p text:style-name="P2"/>
      <text:p text:style-name="P1">------------------------------------------------------------</text:p>
      <text:p text:style-name="P6">[XXX] 20200331_154337</text:p>
      <text:list xml:id="list37412747" text:continue-list="list37417603" text:style-name="L35">
        <text:list-item>
          <text:p text:style-name="P105">03/30 m</text:p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18">1</text:p>
          </table:table-cell>
          <table:table-cell table:style-name="表17.B1" office:value-type="string">
            <text:p text:style-name="P17">天気</text:p>
          </table:table-cell>
          <table:table-cell table:style-name="表17.C1" office:value-type="string">
            <text:p text:style-name="P19">曇り。</text:p>
          </table:table-cell>
        </table:table-row>
        <table:table-row>
          <table:table-cell table:style-name="表17.A2" office:value-type="float" office:value="2">
            <text:p text:style-name="P18">2</text:p>
          </table:table-cell>
          <table:table-cell table:style-name="表17.B2" office:value-type="string">
            <text:p text:style-name="P17">餌やり</text:p>
          </table:table-cell>
          <table:table-cell table:style-name="表17.C2" office:value-type="string">
            <text:list xml:id="list9125373017319858867" text:style-name="L52">
              <text:list-item>
                <text:p text:style-name="P66">ドン、来ない。リュウも来ない。</text:p>
              </text:list-item>
              <text:list-item>
                <text:p text:style-name="P66">ミケ、クロ。共に、来る。擁壁に行く途<text:soft-page-break/>中、階段の横あたりまで来た時点だったろうか。猫の鳴き声。初め、ドンかなと勘ぐる。２回目、聞こえたか。そして、ミケかな、と思い直し。</text:p>
              </text:list-item>
              <text:list-item>
                <text:p text:style-name="P66">ミケ。壁から、また抱え降ろす。一度、前足の根元を掴んでしまうと、ミケは、昨日は、身体を後ろ引く動作は、しなかった。以前は、後ろへ身体を引いて、掴んだ手から逃れようとしていた。と、いま思い返すと、観察する。</text:p>
              </text:list-item>
              <text:list-item>
                <text:p text:style-name="P66">クロ。ミケを腰さすり。そして、壁に抱え上げる。それから、クロの腰さすり。この順番が、定番。なので、ミケの相手をしている最中は、クロには、肘で軽くその身体をつついたりするぐらい。</text:p>
              </text:list-item>
            </text:list>
          </table:table-cell>
        </table:table-row>
        <table:table-row>
          <table:table-cell table:style-name="表17.A2" office:value-type="float" office:value="3">
            <text:p text:style-name="P18">3</text:p>
          </table:table-cell>
          <table:table-cell table:style-name="表17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17.C2" office:value-type="string">
            <text:list xml:id="list5392443518581931475" text:style-name="L53">
              <text:list-item>
                <text:p text:style-name="P67">腰がひどく痛い。</text:p>
              </text:list-item>
            </text:list>
          </table:table-cell>
        </table:table-row>
        <table:table-row>
          <table:table-cell table:style-name="表17.A2" office:value-type="float" office:value="4">
            <text:p text:style-name="P18">4</text:p>
          </table:table-cell>
          <table:table-cell table:style-name="表17.B2" office:value-type="string">
            <text:p text:style-name="P17">思ったこと</text:p>
          </table:table-cell>
          <table:table-cell table:style-name="表17.C2" office:value-type="string">
            <text:p text:style-name="P19"/>
          </table:table-cell>
        </table:table-row>
        <table:table-row>
          <table:table-cell table:style-name="表17.A2" office:value-type="float" office:value="5">
            <text:p text:style-name="P18">5</text:p>
          </table:table-cell>
          <table:table-cell table:style-name="表17.B2" office:value-type="string">
            <text:p text:style-name="P17">出来事</text:p>
          </table:table-cell>
          <table:table-cell table:style-name="表17.C2" office:value-type="string">
            <text:p text:style-name="P19"/>
          </table:table-cell>
        </table:table-row>
        <table:table-row>
          <table:table-cell table:style-name="表17.A2" office:value-type="float" office:value="6">
            <text:p text:style-name="P18">6</text:p>
          </table:table-cell>
          <table:table-cell table:style-name="表17.B2" office:value-type="string">
            <text:p text:style-name="P17">止めた / 止めよう</text:p>
          </table:table-cell>
          <table:table-cell table:style-name="表17.C2" office:value-type="string">
            <text:p text:style-name="P19"/>
          </table:table-cell>
        </table:table-row>
        <table:table-row>
          <table:table-cell table:style-name="表17.A2" office:value-type="float" office:value="7">
            <text:p text:style-name="P18">7</text:p>
          </table:table-cell>
          <table:table-cell table:style-name="表17.B2" office:value-type="string">
            <text:p text:style-name="P17">始めた</text:p>
          </table:table-cell>
          <table:table-cell table:style-name="表17.C2" office:value-type="string">
            <text:list xml:id="list7253802730987234485" text:style-name="L54">
              <text:list-item>
                <text:p text:style-name="P68">3/29のこと。寝る前に、またオナニーした。今回も、空想で。違いは、初めて、空想の中で、二人の女の子と、同時にまぐわった。３Ｐ。</text:p>
              </text:list-item>
              <text:list-item>
                <text:p text:style-name="P68">同じく、3/29。風呂で、陰茎の包皮。塩水で洗った。</text:p>
                <text:list>
                  <text:list-item>
                    <text:p text:style-name="P68">場所：先端部分。人差し指の幅、１本以内の幅。陰茎の「正中線」を仮定すると、その線の、やや左側。そこに、まず塩をそのまま、付着させる。そして、左手の指で、塩を広げるように、皮の表面を、摩擦する。</text:p>
                  </text:list-item>
                </text:list>
              </text:list-item>
              <text:list-item>
                <text:p text:style-name="P68"><text:soft-page-break/>3/29。風呂場で、目を、塩水で洗う。再び。濃度は、塩が溶けきる限り。厳密に、ではないが。</text:p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20">8</text:p>
          </table:table-cell>
          <table:table-cell table:style-name="表17.B2" office:value-type="string">
            <text:p text:style-name="P17">気づいた</text:p>
          </table:table-cell>
          <table:table-cell table:style-name="表17.C2" office:value-type="string">
            <text:p text:style-name="P17"/>
          </table:table-cell>
        </table:table-row>
        <table:table-row>
          <table:table-cell table:style-name="表17.A2" office:value-type="float" office:value="9">
            <text:p text:style-name="P20">9</text:p>
          </table:table-cell>
          <table:table-cell table:style-name="表17.B2" office:value-type="string">
            <text:p text:style-name="P19">行った</text:p>
          </table:table-cell>
          <table:table-cell table:style-name="表17.C2" office:value-type="string">
            <text:list xml:id="list3057053826800353458" text:style-name="L55">
              <text:list-item>
                <text:p text:style-name="P69">楽器。サックス。ギターの後に、練習。また、メロディーは吹かない。いや、最後、吹いた。口の周りの筋肉。それらが強まることが、目的。</text:p>
              </text:list-item>
            </text:list>
          </table:table-cell>
        </table:table-row>
        <table:table-row>
          <table:table-cell table:style-name="表17.A2" office:value-type="float" office:value="10">
            <text:p text:style-name="P20">10</text:p>
          </table:table-cell>
          <table:table-cell table:style-name="表17.B2" office:value-type="string">
            <text:p text:style-name="P19">その他</text:p>
          </table:table-cell>
          <table:table-cell table:style-name="表17.C2" office:value-type="string">
            <text:p text:style-name="P17"/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XXX] 20200331_155926</text:p>
      <text:p text:style-name="P5"/>
      <text:p text:style-name="P14"/>
      <text:p text:style-name="P5"/>
      <text:p text:style-name="P1">------------------------------------------------------------</text:p>
      <text:p text:style-name="P6">[XXX] 20200411_081647</text:p>
      <text:list xml:id="list37431282" text:continue-list="list37412747" text:style-name="L35">
        <text:list-item>
          <text:p text:style-name="P105">04/10 f</text:p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float" office:value="1">
            <text:p text:style-name="P18">1</text:p>
          </table:table-cell>
          <table:table-cell table:style-name="表18.B1" office:value-type="string">
            <text:p text:style-name="P17">天気</text:p>
          </table:table-cell>
          <table:table-cell table:style-name="表18.C1" office:value-type="string">
            <text:p text:style-name="P19">晴れ</text:p>
          </table:table-cell>
        </table:table-row>
        <table:table-row>
          <table:table-cell table:style-name="表18.A2" office:value-type="float" office:value="2">
            <text:p text:style-name="P18">2</text:p>
          </table:table-cell>
          <table:table-cell table:style-name="表18.B2" office:value-type="string">
            <text:p text:style-name="P17">餌やり</text:p>
          </table:table-cell>
          <table:table-cell table:style-name="表18.C2" office:value-type="string">
            <text:list xml:id="list155227816620182456" text:style-name="L56">
              <text:list-item>
                <text:p text:style-name="P70">３匹とも来た。</text:p>
              </text:list-item>
              <text:list-item>
                <text:p text:style-name="P70">ドンは、小屋に着くと、体育館の柵から這い降りてきた。抱っこして、額を撫でる。ほどなく、身体をもぞもぞと動かす。降りたい、との合図。</text:p>
              </text:list-item>
              <text:list-item>
                <text:p text:style-name="P70">ミケとクロは、擁壁にはいない。南の踊り場（と仮称）に行く。角の、枯葉の<text:soft-page-break/>山に、２匹とも一緒にいる。私が柵に近づくと、こちらをすでに見ている。続いて、起き上がって、こちらへ寄ってくる。私は、擁壁へと歩き始める。</text:p>
              </text:list-item>
            </text:list>
          </table:table-cell>
        </table:table-row>
        <table:table-row>
          <table:table-cell table:style-name="表18.A2" office:value-type="float" office:value="3">
            <text:p text:style-name="P18">3</text:p>
          </table:table-cell>
          <table:table-cell table:style-name="表18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18.C2" office:value-type="string">
            <text:list xml:id="list6470050944986613789" text:style-name="L57">
              <text:list-item>
                <text:p text:style-name="P71">背中。ひどく痛い。</text:p>
              </text:list-item>
              <text:list-item>
                <text:p text:style-name="P71">今朝のことだが、起きた後の体操。前屈する。曲げている際も、気持ちいい。何が？腰が、気持ちいいか。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18">4</text:p>
          </table:table-cell>
          <table:table-cell table:style-name="表18.B2" office:value-type="string">
            <text:p text:style-name="P17">思ったこと</text:p>
          </table:table-cell>
          <table:table-cell table:style-name="表18.C2" office:value-type="string">
            <text:p text:style-name="P19"/>
          </table:table-cell>
        </table:table-row>
        <table:table-row>
          <table:table-cell table:style-name="表18.A2" office:value-type="float" office:value="14">
            <text:p text:style-name="P18">14</text:p>
          </table:table-cell>
          <table:table-cell table:style-name="表18.B2" office:value-type="string">
            <text:p text:style-name="P17">新しい</text:p>
          </table:table-cell>
          <table:table-cell table:style-name="表18.C2" office:value-type="string">
            <text:list xml:id="list4562867940419145697" text:style-name="L58">
              <text:list-item>
                <text:p text:style-name="P72">東和。今週は、仕事、なし。木曜の午後、２時頃。石井さんから電話。金曜の仕事の知らせ。しかし、その１０分後ぐらいか、「なくなった」との連絡。さらに、土曜も「仕事は薄い」。（追加の仕事が）出てくれば、連絡する、とのこと。</text:p>
              </text:list-item>
              <text:list-item>
                <text:p text:style-name="P72">買い物。卓上のライトを買ってきた。たまプラの、ケーズデンキにて。値段は３千円少し。</text:p>
                <text:list>
                  <text:list-item>
                    <text:p text:style-name="P72">初め、１種を選び取る。その品を出してもらうように頼もうと、カウンターへ歩き始める。</text:p>
                  </text:list-item>
                  <text:list-item>
                    <text:p text:style-name="P72">「在庫がないと言われたら？」という疑問が頭によぎる。面倒だな、と嫌悪しながら、しかし、売り場へ引き返す。他に、２種、選ぶ。すると、「それらも全て、なかったら？」との思念。もう１種、選ぼうと決意する。売り場を右手へ下る。一種、目に付く。値札の紙を見ると、「1000ルーメン」との記載。「これは！」と、意識が反応する。</text:p>
                  </text:list-item>
                </text:list>
              </text:list-item>
            </text:list>
          </table:table-cell>
        </table:table-row>
      </table:table>
      <text:p text:style-name="P10"/>
      <text:p text:style-name="P10">明日</text:p>
      <text:p text:style-name="P8"/>
      <text:p text:style-name="P10"><text:soft-page-break/>明日の、その先</text:p>
      <text:p text:style-name="P8"/>
      <text:p text:style-name="P6">[/ XXX] </text:p>
      <text:p text:style-name="P5"/>
      <text:p text:style-name="P14"/>
      <text:p text:style-name="P1">------------------------------------------------------------</text:p>
      <text:p text:style-name="P6">[XXX] 20200412_115745</text:p>
      <text:list xml:id="list654741523523475875" text:style-name="L59">
        <text:list-item>
          <text:p text:style-name="P107">03/11 sa</text:p>
        </text:list-item>
      </text:list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18">1</text:p>
          </table:table-cell>
          <table:table-cell table:style-name="表19.B1" office:value-type="string">
            <text:p text:style-name="P17">天気</text:p>
          </table:table-cell>
          <table:table-cell table:style-name="表19.C1" office:value-type="string">
            <text:p text:style-name="P19">晴れ。夜から、雨。</text:p>
          </table:table-cell>
        </table:table-row>
        <table:table-row>
          <table:table-cell table:style-name="表19.A2" office:value-type="float" office:value="2">
            <text:p text:style-name="P18">2</text:p>
          </table:table-cell>
          <table:table-cell table:style-name="表19.B2" office:value-type="string">
            <text:p text:style-name="P17">餌やり</text:p>
          </table:table-cell>
          <table:table-cell table:style-name="表19.C2" office:value-type="string">
            <text:list xml:id="list2638330972945251271" text:style-name="L60">
              <text:list-item>
                <text:p text:style-name="P73">３匹とも来る。</text:p>
              </text:list-item>
              <text:list-item>
                <text:p text:style-name="P73">ドンは、待っていた。ミケたちのあとに戻ると。いなかった。</text:p>
              </text:list-item>
              <text:list-item>
                <text:p text:style-name="P73">ミケたち。踊り場へ行くと、やってきた。公園へ戻る。彼らは、柵からは出てこない。そのまま擁壁の前で待っていると、出てきてしまうかも知れない。そう怖れて、歩道より柵の部分へ近づく。２匹が近寄ってくる。ペーストを出して、柵の網目の間から、押し入れる。</text:p>
              </text:list-item>
              <text:list-item>
                <text:p text:style-name="P73">続いて、筒を使って、例によって、固形を注ぎ入れる。初めに、クロに上げる。しかし、筒を差し込むと、クロは離れて行った。筒の先端が、網目にあたって、音を立てた。その出来事に、警戒を出したか。</text:p>
              </text:list-item>
            </text:list>
          </table:table-cell>
        </table:table-row>
        <table:table-row>
          <table:table-cell table:style-name="表19.A2" office:value-type="float" office:value="3">
            <text:p text:style-name="P18">3</text:p>
          </table:table-cell>
          <table:table-cell table:style-name="表19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19.C2" office:value-type="string">
            <text:list xml:id="list5454622617573577542" text:style-name="L61">
              <text:list-item>
                <text:p text:style-name="P74">背中、痛い。</text:p>
              </text:list-item>
              <text:list-item>
                <text:p text:style-name="P74">朝の体操。股開きをすると、その後、背中が楽になる。</text:p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18">7</text:p>
          </table:table-cell>
          <table:table-cell table:style-name="表19.B2" office:value-type="string">
            <text:p text:style-name="P17">始めた<text:span text:style-name="T8"> / 初めて</text:span></text:p>
          </table:table-cell>
          <table:table-cell table:style-name="表19.C2" office:value-type="string">
            <text:list xml:id="list2507847318456997019" text:style-name="L62">
              <text:list-item>
                <text:p text:style-name="P75">今朝、洗面所。帽子とネックウォーマ。外すとき、これまでは、帽子と取って、<text:soft-page-break/>そしてウオーマを外していた。今朝は、２つを一度に取った。</text:p>
              </text:list-item>
              <text:list-item>
                <text:p text:style-name="P75">クラリネット。また、吹いた。</text:p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18">5</text:p>
          </table:table-cell>
          <table:table-cell table:style-name="表19.B2" office:value-type="string">
            <text:p text:style-name="P17">出来事</text:p>
          </table:table-cell>
          <table:table-cell table:style-name="表19.C2" office:value-type="string">
            <text:list xml:id="list2053089539478133204" text:style-name="L63">
              <text:list-item>
                <text:p text:style-name="P76">目薬。ヒアルロン酸のもの、昨日、１回だけ差したか。２回目か、差そうとして、目を上に向け、ボトルを押す。液が出てこない。なくなったことに気づいた。</text:p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18">11</text:p>
          </table:table-cell>
          <table:table-cell table:style-name="表19.B2" office:value-type="string">
            <text:p text:style-name="P17">やらず</text:p>
          </table:table-cell>
          <table:table-cell table:style-name="表19.C2" office:value-type="string">
            <text:list xml:id="list5349353282869266566" text:style-name="L64">
              <text:list-item>
                <text:p text:style-name="P77">キーボード、やらなかった。</text:p>
              </text:list-item>
            </text:list>
          </table:table-cell>
        </table:table-row>
        <table:table-row>
          <table:table-cell table:style-name="表19.A2" office:value-type="float" office:value="13">
            <text:p text:style-name="P18">13</text:p>
          </table:table-cell>
          <table:table-cell table:style-name="表19.B2" office:value-type="string">
            <text:p text:style-name="P17">やろう</text:p>
          </table:table-cell>
          <table:table-cell table:style-name="表19.C2" office:value-type="string">
            <text:list xml:id="list6369528230833903214" text:style-name="L65">
              <text:list-item>
                <text:p text:style-name="P78">クラリネット。ギターなんかと同じく、気に入ったメロディーを、掘っていこう。</text:p>
              </text:list-item>
            </text:list>
          </table:table-cell>
        </table:table-row>
      </table:table>
      <text:p text:style-name="P8"/>
      <text:p text:style-name="P6">[/ XXX] </text:p>
      <text:p text:style-name="P5"/>
      <text:p text:style-name="P14"/>
      <text:p text:style-name="P2"/>
      <text:p text:style-name="P1">------------------------------------------------------------</text:p>
      <text:p text:style-name="P6">[XXX] 20200413_124125</text:p>
      <text:list xml:id="list7238056256501625659" text:style-name="L66">
        <text:list-item>
          <text:p text:style-name="P108">04/13 sn</text:p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18">1</text:p>
          </table:table-cell>
          <table:table-cell table:style-name="表20.B1" office:value-type="string">
            <text:p text:style-name="P17">天気</text:p>
          </table:table-cell>
          <table:table-cell table:style-name="表20.C1" office:value-type="string">
            <text:p text:style-name="P19">晴れ。夜は雨。餌遣りに行く時、降り始めていた。</text:p>
          </table:table-cell>
        </table:table-row>
        <table:table-row>
          <table:table-cell table:style-name="表20.A2" office:value-type="float" office:value="2">
            <text:p text:style-name="P18">2</text:p>
          </table:table-cell>
          <table:table-cell table:style-name="表20.B2" office:value-type="string">
            <text:p text:style-name="P17">餌やり</text:p>
          </table:table-cell>
          <table:table-cell table:style-name="表20.C2" office:value-type="string">
            <text:list xml:id="list8103350312241408626" text:style-name="L67">
              <text:list-item>
                <text:p text:style-name="P79">ドンは来ない。</text:p>
              </text:list-item>
              <text:list-item>
                <text:p text:style-name="P79">ミケたち。柵に行く。舌を鳴らすと、西の方から、クロが駆けてくる。「ちょっと待ってな、」と声を掛ける。西の踊り場へ行く。そこにミケはいない。柵の中を見る。ミケがいる。クロも、来ている。再び公園へ戻る。</text:p>
              </text:list-item>
              <text:list-item>
                <text:p text:style-name="P79">クロは、柵の外、擁壁へ出てきてしま<text:soft-page-break/>う。地面へ降りてくる。しばらく、ゴロゴロの相手をする。</text:p>
              </text:list-item>
              <text:list-item>
                <text:p text:style-name="P79">ミケは、柵の内側に留まる。網目の間から、ペーストを絞り出して、入れる。</text:p>
              </text:list-item>
            </text:list>
          </table:table-cell>
        </table:table-row>
        <table:table-row>
          <table:table-cell table:style-name="表20.A2" office:value-type="float" office:value="3">
            <text:p text:style-name="P18">3</text:p>
          </table:table-cell>
          <table:table-cell table:style-name="表20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20.C2" office:value-type="string">
            <text:list xml:id="list781737808714518972" text:style-name="L68">
              <text:list-item>
                <text:p text:style-name="P80">背中は痛い。</text:p>
              </text:list-item>
              <text:list-item>
                <text:p text:style-name="P80">目。今朝のこと。顔を洗うとき。普段は、一番目に水を顔にかけたあと、まぶたの内側を指先で洗う。拭うように、人差し指の先で、内側を拭う。</text:p>
                <text:list>
                  <text:list-item>
                    <text:p text:style-name="P80">すると、いつもだと、痒みが亢進する。</text:p>
                  </text:list-item>
                  <text:list-item>
                    <text:p text:style-name="P80">しかし今朝は、痒いのだけれど、追加の拭いをしたくて堪らないほど、ではない。追加はせずに、洗顔の先の過程へ進む。</text:p>
                  </text:list-item>
                </text:list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18">4</text:p>
          </table:table-cell>
          <table:table-cell table:style-name="表20.B2" office:value-type="string">
            <text:p text:style-name="P17">思ったこと</text:p>
          </table:table-cell>
          <table:table-cell table:style-name="表20.C2" office:value-type="string">
            <text:p text:style-name="P19"/>
          </table:table-cell>
        </table:table-row>
        <table:table-row>
          <table:table-cell table:style-name="表20.A2" office:value-type="float" office:value="5">
            <text:p text:style-name="P18">5</text:p>
          </table:table-cell>
          <table:table-cell table:style-name="表20.B2" office:value-type="string">
            <text:p text:style-name="P17">出来事</text:p>
          </table:table-cell>
          <table:table-cell table:style-name="表20.C2" office:value-type="string">
            <text:list xml:id="list4189172016005801874" text:style-name="L69">
              <text:list-item>
                <text:p text:style-name="P81">篠笛。届いた。昨日、午後の四時頃だったか。クラリネットを演奏していたら、外で車の物音。ベランダの向こうを見やる。トラックの荷台の覆いが、庭の樹木越しに見えている。階下へ向かう。</text:p>
              </text:list-item>
            </text:list>
          </table:table-cell>
        </table:table-row>
        <table:table-row>
          <table:table-cell table:style-name="表20.A2" office:value-type="float" office:value="11">
            <text:p text:style-name="P18">11</text:p>
          </table:table-cell>
          <table:table-cell table:style-name="表20.B2" office:value-type="string">
            <text:p text:style-name="P17">やらず</text:p>
          </table:table-cell>
          <table:table-cell table:style-name="表20.C2" office:value-type="string">
            <text:list xml:id="list2732794756248953892" text:style-name="L70">
              <text:list-item>
                <text:p text:style-name="P82">キーボード。やらず。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18">6</text:p>
          </table:table-cell>
          <table:table-cell table:style-name="表20.B2" office:value-type="string">
            <text:p text:style-name="P17">止めた / 止めよう</text:p>
          </table:table-cell>
          <table:table-cell table:style-name="表20.C2" office:value-type="string">
            <text:list xml:id="list2530990802826457556" text:style-name="L71">
              <text:list-item>
                <text:p text:style-name="P83">オナニーするとき、ビデオをずっと観ている。この時期は、厚着をしよう。薄着のまま、見続けるのを、やめよう。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20">8</text:p>
          </table:table-cell>
          <table:table-cell table:style-name="表20.B2" office:value-type="string">
            <text:p text:style-name="P17">気づいた</text:p>
          </table:table-cell>
          <table:table-cell table:style-name="表20.C2" office:value-type="string">
            <text:p text:style-name="P19"/>
          </table:table-cell>
        </table:table-row>
        <table:table-row>
          <table:table-cell table:style-name="表20.A2" office:value-type="float" office:value="14">
            <text:p text:style-name="P18">14</text:p>
          </table:table-cell>
          <table:table-cell table:style-name="表20.B2" office:value-type="string">
            <text:p text:style-name="P17">新しい</text:p>
          </table:table-cell>
          <table:table-cell table:style-name="表20.C2" office:value-type="string">
            <text:list xml:id="list6429401427799107146" text:style-name="L72">
              <text:list-item>
                <text:p text:style-name="P84">昨日。クラリネットから始まって、篠笛を挟んで、サックスまで、演奏を続けた。２時間ぐらい。しかし、終わったあと、頭は、疲れを感じない。例えば、コン打ちが終わったあとの、脳の疲労感。は、ない。</text:p>
              </text:list-item>
            </text:list>
          </table:table-cell>
        </table:table-row>
      </table:table>
      <text:p text:style-name="P8"><text:soft-page-break/></text:p>
      <text:p text:style-name="P6">[/ XXX] 20200413_125510</text:p>
      <text:p text:style-name="P5"/>
      <text:p text:style-name="P14"/>
      <text:p text:style-name="P5"/>
      <text:p text:style-name="P1">------------------------------------------------------------</text:p>
      <text:p text:style-name="P6">[XXX] 20200415_071750</text:p>
      <text:list xml:id="list7482784977820500658" text:style-name="L73">
        <text:list-item>
          <text:p text:style-name="P109">04/14 tu</text:p>
        </text:list-item>
      </text:list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18">1</text:p>
          </table:table-cell>
          <table:table-cell table:style-name="表21.B1" office:value-type="string">
            <text:p text:style-name="P17">天気</text:p>
          </table:table-cell>
          <table:table-cell table:style-name="表21.C1" office:value-type="string">
            <text:p text:style-name="P19">晴れ。夜も、降雨はなし。</text:p>
          </table:table-cell>
        </table:table-row>
        <table:table-row>
          <table:table-cell table:style-name="表21.A2" office:value-type="float" office:value="2">
            <text:p text:style-name="P18">2</text:p>
          </table:table-cell>
          <table:table-cell table:style-name="表21.B2" office:value-type="string">
            <text:p text:style-name="P17">餌やり</text:p>
          </table:table-cell>
          <table:table-cell table:style-name="表21.C2" office:value-type="string">
            <text:list xml:id="list921202079496805940" text:style-name="L74">
              <text:list-item>
                <text:p text:style-name="P85">３匹とも。</text:p>
              </text:list-item>
              <text:list-item>
                <text:p text:style-name="P85">ドンは、小屋に着くと、体育館との境の柵から、這い出てくる。今回は、小屋に向かって、右側寄りの部分の柵から。普段は、向かって左寄りの部分から出てくる。</text:p>
              </text:list-item>
              <text:list-item>
                <text:p text:style-name="P85">ミケたち。ドンにエサをあげてる時、すでに、「ウォーー、ウォーー」というミケの鳴き声が聞こえる。ドンのエサをしつらえたあと、擁壁へと歩き出す。見ると、階段の脇の、擁壁の角に、影。クロ。そして、ミケも来ている。走って、いつもの位置へ走っていく。</text:p>
              </text:list-item>
              <text:list-item>
                <text:p text:style-name="P85">ミケを地面へ降ろす。先に、ミケの腰摩りを行う。ミケをまた擁壁へ上げる。ペーストをあげる。そして、クロのゴロゴロの相手をしようとする。すると、擁壁の、突き出しフェンスの手前に、猫の影。リュウが来たのかと初め見なす。しかし、さらに観察すると、それはドンだった！</text:p>
              </text:list-item>
              <text:list-item>
                <text:p text:style-name="P85">じつは、ミケの腰摩りをしているとき、「ニャァ」と、ドンの鳴き声が聞こえたきがした。階段の方を見やる。ドンの姿は見えない。それで、摩りを続けた。</text:p>
              </text:list-item>
              <text:list-item>
                <text:p text:style-name="P85">ドンはしかし、傍まで来ているが、それ以上は、<text:soft-page-break/>接近しない。他方、ミケも、食べるのを続けている。唸り声は、出さない。ドンヘ視線をやるのみ。</text:p>
              </text:list-item>
              <text:list-item>
                <text:p text:style-name="P85">ドンにも、ペーストを少し、絞り出して、あげる。ドンは食べる。それから、クロを地面に残して、ドンをその場所から、離れさせようと、私は、階段の方へ歩き出す。ドンは、私の動きに合わせて、擁壁の上を、戻り始める。</text:p>
              </text:list-item>
            </text:list>
          </table:table-cell>
        </table:table-row>
        <table:table-row>
          <table:table-cell table:style-name="表21.A2" office:value-type="float" office:value="3">
            <text:p text:style-name="P18">3</text:p>
          </table:table-cell>
          <table:table-cell table:style-name="表21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21.C2" office:value-type="string">
            <text:list xml:id="list3890572699224915000" text:style-name="L75">
              <text:list-item>
                <text:p text:style-name="P86">今朝の洗顔時。まぶたの中を、強迫的にこする、は、しなかった。</text:p>
              </text:list-item>
              <text:list-item>
                <text:p text:style-name="P86">昨日は、洗顔時、痒かった。強迫的に、こすった。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18">11</text:p>
          </table:table-cell>
          <table:table-cell table:style-name="表21.B2" office:value-type="string">
            <text:p text:style-name="P17">やらず</text:p>
          </table:table-cell>
          <table:table-cell table:style-name="表21.C2" office:value-type="string">
            <text:list xml:id="list5507980114055827428" text:style-name="L76">
              <text:list-item>
                <text:p text:style-name="P87">ムコスタ。目薬。朝は、射していない。忘れた。</text:p>
              </text:list-item>
              <text:list-item>
                <text:p text:style-name="P87">月曜のこと。夕食。こんにゃく他を入れた小鉢。作らなかった。</text:p>
              </text:list-item>
            </text:list>
          </table:table-cell>
        </table:table-row>
        <table:table-row>
          <table:table-cell table:style-name="表21.A2" office:value-type="float" office:value="14">
            <text:p text:style-name="P18">14</text:p>
          </table:table-cell>
          <table:table-cell table:style-name="表21.B2" office:value-type="string">
            <text:p text:style-name="P17">新しい</text:p>
          </table:table-cell>
          <table:table-cell table:style-name="表21.C2" office:value-type="string">
            <text:list xml:id="list6460151579650051291" text:style-name="L77">
              <text:list-item>
                <text:p text:style-name="P88">月曜のこと。夕食のあと、再び、mt4のプログラミング、行った。eaを編集。そして、再び実行した。</text:p>
              </text:list-item>
              <text:list-item>
                <text:p text:style-name="P88">月曜：夕食の鍋物。肉も取って、食べている。５日目ぐらい。</text:p>
              </text:list-item>
            </text:list>
          </table:table-cell>
        </table:table-row>
      </table:table>
      <text:p text:style-name="P8"/>
      <text:p text:style-name="P6">[/ XXX] 20200415_082050</text:p>
      <text:p text:style-name="P5"/>
      <text:p text:style-name="P14"/>
      <text:p text:style-name="P5"/>
      <text:p text:style-name="P1">------------------------------------------------------------</text:p>
      <text:p text:style-name="P6">[XXX] 20200418_084718</text:p>
      <text:list xml:id="list37422374" text:continue-list="list7482784977820500658" text:style-name="L73">
        <text:list-item>
          <text:p text:style-name="P109">04/17 f</text:p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18">1</text:p>
          </table:table-cell>
          <table:table-cell table:style-name="表22.B1" office:value-type="string">
            <text:p text:style-name="P17">天気</text:p>
          </table:table-cell>
          <table:table-cell table:style-name="表22.C1" office:value-type="string">
            <text:p text:style-name="P19">晴れ。夜、雨がパラつく。</text:p>
          </table:table-cell>
        </table:table-row>
        <table:table-row>
          <table:table-cell table:style-name="表22.A2" office:value-type="float" office:value="2">
            <text:p text:style-name="P18">2</text:p>
          </table:table-cell>
          <table:table-cell table:style-name="表22.B2" office:value-type="string">
            <text:p text:style-name="P17">餌やり</text:p>
          </table:table-cell>
          <table:table-cell table:style-name="表22.C2" office:value-type="string">
            <text:list xml:id="list5883802360598093530" text:style-name="L78">
              <text:list-item>
                <text:p text:style-name="P89">ドンは来ない。</text:p>
              </text:list-item>
              <text:list-item>
                <text:p text:style-name="P89"><text:soft-page-break/>リュウが来た。たしか、ミケを再び擁壁へ上げた時に、擁壁の歩道側の角から、影がやってくる。黒っぽい。ドンかと思って、見続けていると、灯火の光があたって、リュウだと分かる。</text:p>
                <text:list>
                  <text:list-item>
                    <text:p text:style-name="P89">擁壁の渡りの距離の、半分ぐらいまでやって来る。その場で、座る。それ以上は、こちらへ来ない。ミケは、突き出しフェンスの手前にいる。クロは、地面に。</text:p>
                  </text:list-item>
                  <text:list-item>
                    <text:p text:style-name="P89">リュウに、ペーストをひと塊、上げる。その前に、固形をあげる。固形には、近づかない。</text:p>
                  </text:list-item>
                  <text:list-item>
                    <text:p text:style-name="P89">ミケにも、ペーストを上げる。リュウの方向を向いて、ミケは固形を食べる。</text:p>
                  </text:list-item>
                  <text:list-item>
                    <text:p text:style-name="P89">クロも、擁壁へ上げる。ミケの後ろ、突き出しの手前。クロにも、ペーストを上げる。</text:p>
                  </text:list-item>
                  <text:list-item>
                    <text:p text:style-name="P89">その後、クロは、突き出しの向こう側へ移る。私の手は、もう届かない。木の枝を探す。その先にペーストを載せて、クロにあげようと思う。傍らの樹木から垂れている枝に目を止める。そのを掴む。すると、クロは、フェンスの内側へ行ってしまった。</text:p>
                  </text:list-item>
                </text:list>
              </text:list-item>
            </text:list>
          </table:table-cell>
        </table:table-row>
        <table:table-row>
          <table:table-cell table:style-name="表22.A2" office:value-type="float" office:value="3">
            <text:p text:style-name="P18">3</text:p>
          </table:table-cell>
          <table:table-cell table:style-name="表22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22.C2" office:value-type="string">
            <text:list xml:id="list2098214511168412117" text:style-name="L79">
              <text:list-item>
                <text:p text:style-name="P90">目を、入浴時に、<text:ruby text:style-name="Ru1"><text:ruby-base>塩水</text:ruby-base><text:ruby-text>しおみず</text:ruby-text></text:ruby>で洗う。昨夜は、やらなかった。前夜も、然り。</text:p>
              </text:list-item>
            </text:list>
          </table:table-cell>
        </table:table-row>
        <table:table-row>
          <table:table-cell table:style-name="表22.A2" office:value-type="float" office:value="4">
            <text:p text:style-name="P18">4</text:p>
          </table:table-cell>
          <table:table-cell table:style-name="表22.B2" office:value-type="string">
            <text:p text:style-name="P17">思ったこと</text:p>
          </table:table-cell>
          <table:table-cell table:style-name="表22.C2" office:value-type="string">
            <text:list xml:id="list2507963537847083526" text:style-name="L80">
              <text:list-item>
                <text:p text:style-name="P91">夜。頭の中で、空想上の会話を持つ。お母さんと。もしテレビを見ないと、周りの人達と、話が合わなくなるよ、と告げる。例えば、内川さんと。そして、寂しくなるよ、と続ける。それから、でも、俺は、寂しくなる方を選ぶ、と伝える。</text:p>
              </text:list-item>
            </text:list>
          </table:table-cell>
        </table:table-row>
        <table:table-row>
          <table:table-cell table:style-name="表22.A2" office:value-type="float" office:value="5">
            <text:p text:style-name="P18">5</text:p>
          </table:table-cell>
          <table:table-cell table:style-name="表22.B2" office:value-type="string">
            <text:p text:style-name="P17">出来事</text:p>
          </table:table-cell>
          <table:table-cell table:style-name="表22.C2" office:value-type="string">
            <text:list xml:id="list3078625215227625082" text:style-name="L81">
              <text:list-item>
                <text:p text:style-name="P92">東和。来週の希望を書いたメールを、定例として送る。夕方、中村さんから、電話。状況を知る。今日、土曜日は、現場があった。しかし、大雨の予報のために、中止になった。現場の閉鎖は、いま、始まり出している、とのこと。</text:p>
              </text:list-item>
            </text:list>
          </table:table-cell>
        </table:table-row>
        <table:table-row>
          <table:table-cell table:style-name="表22.A2" office:value-type="float" office:value="11">
            <text:p text:style-name="P18">11</text:p>
          </table:table-cell>
          <table:table-cell table:style-name="表22.B2" office:value-type="string">
            <text:p text:style-name="P17">やらず</text:p>
          </table:table-cell>
          <table:table-cell table:style-name="表22.C2" office:value-type="string">
            <text:list xml:id="list1708341815530727262" text:style-name="L82">
              <text:list-item>
                <text:p text:style-name="P93">韓国語学習のための、文章読み。<text:ruby text:style-name="Ru1"><text:ruby-base>昨日</text:ruby-base><text:ruby-text>きのう</text:ruby-text></text:ruby>は、やらなかった。</text:p>
              </text:list-item>
            </text:list>
          </table:table-cell>
        </table:table-row>
        <text:soft-page-break/>
        <table:table-row>
          <table:table-cell table:style-name="表22.A2" office:value-type="float" office:value="6">
            <text:p text:style-name="P18">6</text:p>
          </table:table-cell>
          <table:table-cell table:style-name="表22.B2" office:value-type="string">
            <text:p text:style-name="P17">止めた / 止めよう</text:p>
          </table:table-cell>
          <table:table-cell table:style-name="表22.C2" office:value-type="string">
            <text:p text:style-name="P19"/>
          </table:table-cell>
        </table:table-row>
        <table:table-row>
          <table:table-cell table:style-name="表22.A2" office:value-type="float" office:value="8">
            <text:p text:style-name="P20">8</text:p>
          </table:table-cell>
          <table:table-cell table:style-name="表22.B2" office:value-type="string">
            <text:p text:style-name="P17">気づいた</text:p>
          </table:table-cell>
          <table:table-cell table:style-name="表22.C2" office:value-type="string">
            <text:p text:style-name="P19"/>
          </table:table-cell>
        </table:table-row>
        <table:table-row>
          <table:table-cell table:style-name="表22.A2" office:value-type="float" office:value="14">
            <text:p text:style-name="P18">14</text:p>
          </table:table-cell>
          <table:table-cell table:style-name="表22.B2" office:value-type="string">
            <text:p text:style-name="P17">新しい</text:p>
          </table:table-cell>
          <table:table-cell table:style-name="表22.C2" office:value-type="string">
            <text:list xml:id="list3517080467403184704" text:style-name="L83">
              <text:list-item>
                <text:p text:style-name="P94">夜。楽器。篠笛をまず。それから、ギターを始める。２０分も弾いたか。何かに耐え難くなり、演奏を辞める。再び、篠笛を吹く。</text:p>
                <text:list>
                  <text:list-item>
                    <text:p text:style-name="P94">私が、ギターで、こういう曲を弾く。なるほど、美しい響きだ。しかし、それに、どんな意味があるのか？何か、自分の根源的なものを、置き去りにしていないか？</text:p>
                  </text:list-item>
                </text:list>
              </text:list-item>
              <text:list-item>
                <text:p text:style-name="P94">夜。キャン・ドゥではなく、駅前のダイソーへ向かう。餌遣りのあと。しかし、ダイソーは閉まっている。通り沿いのいなげやへ入る。ピーナツを買おうと意図する。しかし、買わなかった。クッキーなども、手には取った。しかし、買わず。</text:p>
              </text:list-item>
            </text:list>
          </table:table-cell>
        </table:table-row>
      </table:table>
      <text:p text:style-name="P8"/>
      <text:p text:style-name="P6">[/ XXX] 20200418_090500</text:p>
      <text:p text:style-name="P5"/>
      <text:p text:style-name="P14"/>
      <text:p text:style-name="P5"/>
      <text:p text:style-name="P1">------------------------------------------------------------</text:p>
      <text:p text:style-name="P6">[XXX] 20200522_095825</text:p>
      <text:p text:style-name="P7">먹이주기</text:p>
      <text:list xml:id="list7926697283444901934" text:style-name="L84">
        <text:list-item>
          <text:p text:style-name="P122"><text:span text:style-name="T10">돈 </text:span><text:span text:style-name="T6">~ / </text:span><text:span text:style-name="T10">류 </text:span><text:span text:style-name="T6">~ / 2 </text:span><text:span text:style-name="T10">마리 </text:span><text:span text:style-name="T6">+</text:span></text:p>
        </text:list-item>
      </text:list>
      <text:list xml:id="list990685533947298662" text:style-name="L85">
        <text:list-item>
          <text:p text:style-name="P123">날씨</text:p>
        </text:list-item>
      </text:list>
      <text:list xml:id="list9033235089999216412" text:style-name="L86">
        <text:list-item>
          <text:p text:style-name="P124"><text:span text:style-name="T10">비는 나오지 않았다</text:span><text:span text:style-name="T6">.</text:span></text:p>
        </text:list-item>
      </text:list>
      <text:list xml:id="list886613640601238613" text:style-name="L87">
        <text:list-item>
          <text:p text:style-name="P95">음악</text:p>
        </text:list-item>
      </text:list>
      <text:list xml:id="list6441303873367025586" text:style-name="L88">
        <text:list-item>
          <text:p text:style-name="P97"><text:span text:style-name="T10">키보드를 다시 연주했다</text:span><text:span text:style-name="T6">.</text:span></text:p>
        </text:list-item>
      </text:list>
      <text:list xml:id="list7439034896847696309" text:style-name="L89">
        <text:list-item>
          <text:p text:style-name="P96">나에게</text:p>
        </text:list-item>
      </text:list>
      <text:list xml:id="list4396996731224098732" text:style-name="L90">
        <text:list-item>
          <text:p text:style-name="P125"><text:soft-page-break/><text:span text:style-name="T10">노래를 보면서</text:span><text:span text:style-name="T6">, </text:span><text:span text:style-name="T10">노래를 만들자</text:span><text:span text:style-name="T6">. (cake=</text:span><text:a xlink:type="simple" xlink:href="http://benfranklin.chips.jp/cake_apps/Cake_IFM11/images/view/41364" text:style-name="Internet_20_link" text:visited-style-name="Visited_20_Internet_20_Link"><text:span text:style-name="T11">41364</text:span></text:a><text:span text:style-name="T6">)</text:span></text:p>
          <text:list>
            <text:list-item>
              <text:p text:style-name="P121"><text:span text:style-name="T10">나르시즘이 없어지는 것은 아니다</text:span><text:span text:style-name="T6">. </text:span><text:span text:style-name="T10">ナルシズムが、なくなるわけではない。</text:span></text:p>
            </text:list-item>
            <text:list-item>
              <text:p text:style-name="P121"><text:span text:style-name="T10">ナルシズムが出てきたら、「ああ、出てきたな」と、観察しよう。 나르시즘이 나오면 </text:span><text:span text:style-name="T6">"</text:span><text:span text:style-name="T10">아</text:span><text:span text:style-name="T6">, </text:span><text:span text:style-name="T10">나왔다</text:span><text:span text:style-name="T6">"</text:span><text:span text:style-name="T10">라고 관찰하자</text:span><text:span text:style-name="T6">.</text:span></text:p>
            </text:list-item>
          </text:list>
        </text:list-item>
        <text:list-item>
          <text:p text:style-name="P125"><text:span text:style-name="T6">FX</text:span><text:span text:style-name="T10">에 충당할 시간은 </text:span><text:span text:style-name="T6">30 </text:span><text:span text:style-name="T10">분으로 제한하자</text:span><text:span text:style-name="T6">. FX</text:span><text:span text:style-name="T10">に充てる時間は、３０分に制限しよう。</text:span><text:span text:style-name="T6">(cake=</text:span><text:a xlink:type="simple" xlink:href="http://benfranklin.chips.jp/cake_apps/Cake_IFM11/images/view/41331" text:style-name="Internet_20_link" text:visited-style-name="Visited_20_Internet_20_Link"><text:span text:style-name="T12">41331</text:span></text:a><text:span text:style-name="T6">)</text:span></text:p>
          <text:list>
            <text:list-item>
              <text:p text:style-name="P121"><text:span text:style-name="T10">다른 시간은</text:span><text:span text:style-name="T6">, </text:span><text:span text:style-name="T10">다른 활동에 충당하자</text:span><text:span text:style-name="T6">. </text:span><text:span text:style-name="T10">他の時間は、別の活動に充てよう。</text:span></text:p>
            </text:list-item>
            <text:list-item>
              <text:p text:style-name="P121"><text:span text:style-name="T10">他の活動とは、何ですか？ 다른 활동은 무엇입니까</text:span><text:span text:style-name="T6">?</text:span></text:p>
            </text:list-item>
            <text:list-item>
              <text:p text:style-name="P121"><text:span text:style-name="T10">音楽。そして、</text:span><text:span text:style-name="T6">CO</text:span><text:span text:style-name="T10">２固定化についての、調べ物。 음악</text:span><text:span text:style-name="T6">. </text:span><text:span text:style-name="T10">그리고 </text:span><text:span text:style-name="T6">CO2 </text:span><text:span text:style-name="T10">고정화에 대한</text:span><text:span text:style-name="T6">, </text:span><text:span text:style-name="T10">조사함</text:span><text:span text:style-name="T6">.</text:span></text:p>
            </text:list-item>
            <text:list-item>
              <text:p text:style-name="P98"><text:span text:style-name="T6">"</text:span><text:span text:style-name="T10">화학자가 된다</text:span><text:span text:style-name="T6">." </text:span><text:span text:style-name="T10">은 이제 그만하자</text:span><text:span text:style-name="T6">. "</text:span><text:span text:style-name="T10">발명가가 된다</text:span><text:span text:style-name="T6">." </text:span><text:span text:style-name="T10">도 말자</text:span><text:span text:style-name="T6">. "○○</text:span><text:span text:style-name="T10">가가 된다</text:span><text:span text:style-name="T6">." </text:span><text:span text:style-name="T10">은 이제 그만하자</text:span><text:span text:style-name="T6">. </text:span><text:span text:style-name="T10">「化学者になる」。は、もう、やめよう。「発明家になる」。も、やめよう。「○○家になる」。は、もう、やめよう。</text:span></text:p>
            </text:list-item>
          </text:list>
        </text:list-item>
        <text:list-item>
          <text:p text:style-name="P99">мысли.</text:p>
          <text:list>
            <text:list-item>
              <text:p text:style-name="P99">今年の夏は、扇風機を買おう。 Дава'йте ку'пим вентиля'тор э'тим ле'том.</text:p>
            </text:list-item>
          </text:list>
        </text:list-item>
        <text:list-item>
          <text:p text:style-name="P99">二氧化碳</text:p>
          <text:list>
            <text:list-item>
              <text:p text:style-name="P99">再读了一件网上文件。日本的政府关联的组织。该组织做一块实验。在日本的秋田县。／什么实验吗？／在地下存在的某种岩石。到这些岩石里，把二氧化碳气体注入去。／然后呢？／然后呀。在这些岩石附近存在地下水。CO2将溶入到这块地下水里。／可是，这些溶入了的CO2。是不是他们从地下水里，再到空气里奔出来？</text:p>
            </text:list-item>
          </text:list>
        </text:list-item>
      </text:list>
      <text:p text:style-name="P11"/>
      <text:p text:style-name="P6">[/ XXX] 20200522_103057</text:p>
      <text:p text:style-name="P5"/>
      <text:p text:style-name="P15"/>
      <text:p text:style-name="P6">[XXX] 20200522_190932</text:p>
      <text:list xml:id="list1798818842626825195" text:style-name="L91">
        <text:list-item>
          <text:p text:style-name="P113"><text:a xlink:type="simple" xlink:href="http://benfranklin.chips.jp/cake_apps/Cake_IFM11/images/view/38998" text:style-name="Internet_20_link" text:visited-style-name="Visited_20_Internet_20_Link">38998</text:a> </text:p>
          <text:list>
            <text:list-item>
              <text:p text:style-name="P113">PTSD에 대한 책을 읽자. 자신을 치료하자.</text:p>
            </text:list-item>
            <text:list-item>
              <text:p text:style-name="P113">지식: 이산화탄소</text:p>
              <text:list>
                <text:list-item>
                  <text:p text:style-name="P116">鉄で作った錯体。철으로 만든 배위화합물. / 이를 촉매「触媒로 사용하여, 액체용매「溶媒 속에서, 용매에 녹아있는「溶けている 이산화탄<text:soft-page-break/>소를 반응시킨다.</text:p>
                </text:list-item>
              </text:list>
            </text:list-item>
            <text:list-item>
              <text:p text:style-name="P116">자유 작문</text:p>
              <text:list>
                <text:list-item>
                  <text:p text:style-name="P116">이 길을 곧장「まっすぐ 가면 역에 도착합니까?</text:p>
                </text:list-item>
                <text:list-item>
                  <text:p text:style-name="P116">날씨는 서쪽에서 변한다라는 건 사실인가요?</text:p>
                </text:list-item>
                <text:list-item>
                  <text:p text:style-name="P116">백설탕은 몸에 나쁘다「悪い라는 건 사실인가요?</text:p>
                </text:list-item>
              </text:list>
            </text:list-item>
          </text:list>
        </text:list-item>
      </text:list>
      <text:p text:style-name="P9"/>
      <text:p text:style-name="P6">[/ XXX] 20200522_193248</text:p>
      <text:p text:style-name="P5"/>
      <text:p text:style-name="P13"/>
      <text:p text:style-name="P6">[XXX] </text:p>
      <text:list xml:id="list6173831628222007721" text:style-name="L92">
        <text:list-item>
          <text:p text:style-name="P114">먹이주기</text:p>
          <text:list>
            <text:list-item>
              <text:p text:style-name="P114">돈 ~ / 류 ~ / 2 마리 +</text:p>
            </text:list-item>
            <text:list-item>
              <text:p text:style-name="P114">크로는 땅에 내려 오지 않았다. 옹벽 위에 머물고있다. 앞발을 잡으려고 시도하면 뒤로 도망 간다. クロは、地面に降りてこなかった。擁壁の上に留まっている。前足を掴もうとすると、後ろへ逃げる。</text:p>
            </text:list-item>
          </text:list>
        </text:list-item>
        <text:list-item>
          <text:p text:style-name="P114">신체</text:p>
          <text:list>
            <text:list-item>
              <text:p text:style-name="P114">배가 아픈 것은 상당히 낮아졌다. お腹が痛いのは、随分、低くなった。</text:p>
            </text:list-item>
            <text:list-item>
              <text:p text:style-name="P114">항문 주위의 저린 감. 계속되고있다. 肛門の周りの、痺れる感覚。続いている。</text:p>
            </text:list-item>
          </text:list>
        </text:list-item>
        <text:list-item>
          <text:p text:style-name="P114">음악</text:p>
          <text:list>
            <text:list-item>
              <text:p text:style-name="P118"><text:span text:style-name="T3">키보드. 연주, 계속하고 있어요. <text:s/>/ やり方は、変えました。방식은 바꾸었습니다. / これまでは、１時間、あるいは、１時間半。時間を、まとめて充</text:span><text:soft-page-break/><text:span text:style-name="T3">てていました。지금까지는 1 시간 또는 1 시간 반. 시간을 한꺼번에 충당했었습니다. / 昨日は、違いました。어제는 달랐습니다. / 一回に、２０分から４０分ぐらいを、充てました。それらのセッションを、数回、行いました。한 번에 20 분정도부터 40 분 정도를 할애했습니다. 그런 세션을 여러 번 실행했어요.</text:span></text:p>
            </text:list-item>
          </text:list>
        </text:list-item>
        <text:list-item>
          <text:p text:style-name="P114">자유작문</text:p>
          <text:list>
            <text:list-item>
              <text:p text:style-name="P118"><text:span text:style-name="T3">目薬を使ってますか？안약을 사용하고 있어요? / はい。冬には、毎年、使います。예. 겨울에는 매년 사용합니다. / 왜 입니까? == 왜 인가하면,날씨가 추워</text:span><text:span text:style-name="T4">「寒く</text:span><text:span text:style-name="T3"> 되면, <text:s/>눈이 가려워서</text:span><text:span text:style-name="T4">「痒く</text:span><text:span text:style-name="T3">되기 때문이에요. 견딜 수 없을</text:span><text:span text:style-name="T4">「耐えられない</text:span><text:span text:style-name="T3"> 정도로 이에요.</text:span></text:p>
            </text:list-item>
          </text:list>
        </text:list-item>
      </text:list>
      <text:p text:style-name="P9"/>
      <text:p text:style-name="P6">[/ XXX] 20200523_144205</text:p>
      <text:p text:style-name="P5"/>
      <text:p text:style-name="P13"/>
      <text:p text:style-name="P6">[XXX] </text:p>
      <text:list xml:id="list5935401017255569234" text:style-name="L93">
        <text:list-item>
          <text:p text:style-name="P115">먹이주기</text:p>
          <text:list>
            <text:list-item>
              <text:p text:style-name="P115">돈 ~ / 류 ~ / 2 마리 +</text:p>
            </text:list-item>
            <text:list-item>
              <text:p text:style-name="P115">初め、クロだけが、擁壁にいる。今回は、自分から降りてくる。ゴロゴロをしばらく行う。じきに、ミケが、「ニャア」と鳴きながら、出てくる。처음 크로 만, 옹벽 위에 있다. 이번에는 자신으로부터 내려 온다. 데굴 데굴을 잠시 한다. 곧, 미케가 "야옹"라고 울면서, 나온다.</text:p>
            </text:list-item>
            <text:list-item>
              <text:p text:style-name="P115">미케의 허리<text:span text:style-name="T8">「腰</text:span> 갈아함<text:span text:style-name="T8">「摩り</text:span>. 최근에는 허리를 갈아하고 있을 때 미케는 <text:soft-page-break/>도단처럼 바닥<text:span text:style-name="T8">「地面</text:span>에 누워는<text:span text:style-name="T8">「横たわる</text:span> 것이 있다.</text:p>
            </text:list-item>
          </text:list>
        </text:list-item>
        <text:list-item>
          <text:p text:style-name="P115">신체</text:p>
          <text:list>
            <text:list-item>
              <text:p text:style-name="P115">위<text:span text:style-name="T8">「胃</text:span>의 통증<text:span text:style-name="T8">「痛み</text:span>은 없어졌다.</text:p>
            </text:list-item>
            <text:list-item>
              <text:p text:style-name="P115">膝の脱力感。今朝は、まだある。起きた直後は、感じない。飲み物を持ってくる頃、感じ始める。무릎의 약점감. 오늘 아침은 아직 있다. 일어난 직후에는 느끼지 않는다. 그러나, 않지만, 음료를 가져올 때 느낌 시작한다.</text:p>
            </text:list-item>
          </text:list>
        </text:list-item>
        <text:list-item>
          <text:p text:style-name="P115">자유작문</text:p>
          <text:list>
            <text:list-item>
              <text:p text:style-name="P115">동물의 털<text:span text:style-name="T8">「毛</text:span>과 사람의 머리카락<text:span text:style-name="T8">「髪の毛</text:span>. 서로<text:span text:style-name="T8">「互いに</text:span> 어떻게 다를까<text:span text:style-name="T8">「違うか</text:span>?</text:p>
            </text:list-item>
            <text:list-item>
              <text:p text:style-name="P115">내 위<text:span text:style-name="T8">「胃</text:span>가 아프게<text:span text:style-name="T8">「痛く</text:span> 된 원인은 무엇일까?</text:p>
            </text:list-item>
            <text:list-item>
              <text:p text:style-name="P115">나는 자주<text:span text:style-name="T8">「頻繁に</text:span> 화장실에 가고 있습니다. / 화장실에 뭐하러<text:span text:style-name="T8">「何をしに</text:span> 갑니까? / 배변<text:span text:style-name="T8">「排便</text:span>하기 위해 갑니다.</text:p>
            </text:list-item>
            <text:list-item>
              <text:p text:style-name="P115">오늘 아침 다시 새들이 집의 주변<text:span text:style-name="T8">「周辺</text:span>에서 울고<text:span text:style-name="T8">「鳴いて</text:span> 있어요.</text:p>
            </text:list-item>
          </text:list>
        </text:list-item>
        <text:list-item>
          <text:p text:style-name="P115">自由写文</text:p>
          <text:list>
            <text:list-item>
              <text:p text:style-name="P115">为什么您喜欢器乐吗？您喜欢歌曲吗？／ 我不喜欢歌曲。／ 为什么？／ 歌曲呀，我根本不喜欢诗歌。／ 为何？／ 诗歌误导人心。／ 什么意思？／ 比如说，假设一位有发达障碍的孩子。诗人作诗。为这个孩子感到难过呀，同情呀。常常说“哦，我鼓励你喔！” ／ 这些发言，很普通的行为，是不是？大家都做那样吧。／ 是。但是呢，这个孩子需要训练。</text:p>
            </text:list-item>
            <text:list-item>
              <text:p text:style-name="P115"><text:soft-page-break/>我觉得。语言呀，到核心的道路，语言把它却阻碍。</text:p>
            </text:list-item>
          </text:list>
        </text:list-item>
        <text:list-item>
          <text:p text:style-name="P115">свободное написание</text:p>
          <text:list>
            <text:list-item>
              <text:p text:style-name="P115">раз[once в ме'сяц[month я хожу'[go к стомато'логу[dentist.</text:p>
            </text:list-item>
            <text:list-item>
              <text:p text:style-name="P115">Я не вожу[drive машину[car.</text:p>
            </text:list-item>
            <text:list-item>
              <text:p text:style-name="P115">Я ем еду'[meal два раза в день.</text:p>
            </text:list-item>
            <text:list-item>
              <text:p text:style-name="P115">когда я пишу'[write предложе'ния[sentences, я испо'льзую[use ле'вую[left ру'ку[hand.</text:p>
            </text:list-item>
          </text:list>
        </text:list-item>
      </text:list>
      <text:p text:style-name="P9"/>
      <text:p text:style-name="P6">[/ XXX] 20200524_105140</text:p>
      <text:p text:style-name="P5"/>
      <text:p text:style-name="P13"/>
      <text:p text:style-name="P6">[XXX] 20200524_170017</text:p>
      <text:list xml:id="list1717360129486430442" text:style-name="L94">
        <text:list-item>
          <text:p text:style-name="P119"><text:span text:style-name="T3">생각할 것</text:span></text:p>
          <text:list>
            <text:list-item>
              <text:p text:style-name="P119"><text:span text:style-name="T3">지금까지 만들진 것을 자신 안에 도입하고, 도입 한 것을 사용하고, 요구 된 것을 만든다. ==&gt; 나에게는 무리이에요.</text:span></text:p>
            </text:list-item>
            <text:list-item>
              <text:p text:style-name="P119"><text:span text:style-name="T3">지금 이제 있는 것을 더욱</text:span><text:span text:style-name="T4">「より</text:span><text:span text:style-name="T3"> 효율적</text:span><text:span text:style-name="T4">「効率的</text:span><text:span text:style-name="T3">으로 회전</text:span><text:span text:style-name="T4">「回転</text:span><text:span text:style-name="T3">시킴. 왠지</text:span><text:span text:style-name="T4">「なんだか</text:span><text:span text:style-name="T3">, 피곤 버리는</text:span><text:span text:style-name="T4">「疲れてしまう</text:span><text:span text:style-name="T3">거야</text:span><text:span text:style-name="T4">「んだよ</text:span><text:span text:style-name="T3">. 내가 더 그것에 힘을 더하는</text:span><text:span text:style-name="T4">「加える</text:span><text:span text:style-name="T3"> 의미는 뭣입니까?</text:span></text:p>
            </text:list-item>
            <text:list-item>
              <text:p text:style-name="P119"><text:span text:style-name="T3">차라리</text:span><text:span text:style-name="T4">「いっそのこと</text:span><text:span text:style-name="T3"> 죽은</text:span><text:span text:style-name="T4">「死んだ</text:span><text:span text:style-name="T3"> 쪽이</text:span><text:span text:style-name="T4">「方が</text:span><text:span text:style-name="T3"> 좋을까?</text:span></text:p>
            </text:list-item>
            <text:list-item>
              <text:p text:style-name="P119"><text:span text:style-name="T3">죽는다면</text:span><text:span text:style-name="T4">「死ぬのなら</text:span><text:span text:style-name="T3">, 그 전에 해버리고</text:span><text:span text:style-name="T4">「やってみる</text:span><text:span text:style-name="T3"> 싶은 건 있을까요?</text:span></text:p>
            </text:list-item>
            <text:list-item>
              <text:p text:style-name="P119"><text:span text:style-name="T3">시작하고 아직</text:span><text:span text:style-name="T4">「まだ</text:span><text:span text:style-name="T3"> 끝내지</text:span><text:span text:style-name="T4">「終えて</text:span><text:span text:style-name="T3"> 않은</text:span><text:span text:style-name="T4">「いない</text:span><text:span text:style-name="T3"> 건 있을까요?</text:span></text:p>
            </text:list-item>
          </text:list>
        </text:list-item>
      </text:list>
      <text:p text:style-name="P9"/>
      <text:p text:style-name="P6">[/ XXX] 20200524_172018</text:p>
      <text:p text:style-name="P5"><text:soft-page-break/></text:p>
      <text:p text:style-name="P13">@@@</text:p>
      <text:p text:style-name="P6">[XXX] </text:p>
      <text:list xml:id="list3328084591922327974" text:style-name="L95">
        <text:list-item>
          <text:p text:style-name="P120"><text:span text:style-name="T3">먹이주기</text:span></text:p>
        </text:list-item>
      </text:list>
      <text:p text:style-name="P9"/>
      <text:p text:style-name="P6">[/ XXX] </text:p>
      <text:p text:style-name="P5"/>
      <text:p text:style-name="P5"/>
      <text:p text:style-name="P2">--------------------------------------------- [TEMPLATE]</text:p>
      <text:p text:style-name="P1">------------------------------------------------------------ 20200522_101647</text:p>
      <text:p text:style-name="P6">[XXX] </text:p>
      <text:list xml:id="list37411961" text:continue-list="list5935401017255569234" text:style-name="L93">
        <text:list-item>
          <text:p text:style-name="P115">먹이주기</text:p>
        </text:list-item>
      </text:list>
      <text:p text:style-name="P9"/>
      <text:p text:style-name="P6">[/ XXX] </text:p>
      <text:p text:style-name="P5"/>
      <text:p text:style-name="P5">/ <text:span text:style-name="T6">------------------------------------------------------------ 20200522_101647 /</text:span></text:p>
      <text:p text:style-name="P5"/>
      <text:p text:style-name="P5"/>
      <text:p text:style-name="P1">------------------------------------------------------------</text:p>
      <text:p text:style-name="P6">[XXX] </text:p>
      <text:list xml:id="list37426218" text:continue-list="list37422374" text:style-name="L73">
        <text:list-item>
          <text:p text:style-name="P109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8">1</text:p>
          </table:table-cell>
          <table:table-cell table:style-name="表5.B1" office:value-type="string">
            <text:p text:style-name="P17">天気</text:p>
          </table:table-cell>
          <table:table-cell table:style-name="表5.C1" office:value-type="string">
            <text:p text:style-name="P19"/>
          </table:table-cell>
        </table:table-row>
        <table:table-row>
          <table:table-cell table:style-name="表5.A2" office:value-type="float" office:value="2">
            <text:p text:style-name="P18">2</text:p>
          </table:table-cell>
          <table:table-cell table:style-name="表5.B2" office:value-type="string">
            <text:p text:style-name="P17">餌やり</text:p>
          </table:table-cell>
          <table:table-cell table:style-name="表5.C2" office:value-type="string">
            <text:p text:style-name="P19"/>
          </table:table-cell>
        </table:table-row>
        <table:table-row>
          <table:table-cell table:style-name="表5.A2" office:value-type="float" office:value="3">
            <text:p text:style-name="P18">3</text:p>
          </table:table-cell>
          <table:table-cell table:style-name="表5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5.C2" office:value-type="string">
            <text:p text:style-name="P19"/>
          </table:table-cell>
        </table:table-row>
        <text:soft-page-break/>
        <table:table-row>
          <table:table-cell table:style-name="表5.A2" office:value-type="float" office:value="4">
            <text:p text:style-name="P18">4</text:p>
          </table:table-cell>
          <table:table-cell table:style-name="表5.B2" office:value-type="string">
            <text:p text:style-name="P17">思ったこと</text:p>
          </table:table-cell>
          <table:table-cell table:style-name="表5.C2" office:value-type="string">
            <text:p text:style-name="P19"/>
          </table:table-cell>
        </table:table-row>
        <table:table-row>
          <table:table-cell table:style-name="表5.A2" office:value-type="float" office:value="5">
            <text:p text:style-name="P18">5</text:p>
          </table:table-cell>
          <table:table-cell table:style-name="表5.B2" office:value-type="string">
            <text:p text:style-name="P17">出来事</text:p>
          </table:table-cell>
          <table:table-cell table:style-name="表5.C2" office:value-type="string">
            <text:p text:style-name="P19"/>
          </table:table-cell>
        </table:table-row>
        <table:table-row>
          <table:table-cell table:style-name="表5.A2" office:value-type="float" office:value="11">
            <text:p text:style-name="P18">11</text:p>
          </table:table-cell>
          <table:table-cell table:style-name="表5.B2" office:value-type="string">
            <text:p text:style-name="P17">やらず</text:p>
          </table:table-cell>
          <table:table-cell table:style-name="表5.C2" office:value-type="string">
            <text:p text:style-name="P19"/>
          </table:table-cell>
        </table:table-row>
        <table:table-row>
          <table:table-cell table:style-name="表5.A2" office:value-type="float" office:value="6">
            <text:p text:style-name="P18">6</text:p>
          </table:table-cell>
          <table:table-cell table:style-name="表5.B2" office:value-type="string">
            <text:p text:style-name="P17">止めた / 止めよう</text:p>
          </table:table-cell>
          <table:table-cell table:style-name="表5.C2" office:value-type="string">
            <text:p text:style-name="P19"/>
          </table:table-cell>
        </table:table-row>
        <table:table-row>
          <table:table-cell table:style-name="表5.A2" office:value-type="float" office:value="8">
            <text:p text:style-name="P20">8</text:p>
          </table:table-cell>
          <table:table-cell table:style-name="表5.B2" office:value-type="string">
            <text:p text:style-name="P17">気づいた</text:p>
          </table:table-cell>
          <table:table-cell table:style-name="表5.C2" office:value-type="string">
            <text:p text:style-name="P19"/>
          </table:table-cell>
        </table:table-row>
        <table:table-row>
          <table:table-cell table:style-name="表5.A2" office:value-type="float" office:value="14">
            <text:p text:style-name="P18">14</text:p>
          </table:table-cell>
          <table:table-cell table:style-name="表5.B2" office:value-type="string">
            <text:p text:style-name="P17">新しい</text:p>
          </table:table-cell>
          <table:table-cell table:style-name="表5.C2" office:value-type="string">
            <text:p text:style-name="P19"/>
          </table:table-cell>
        </table:table-row>
      </table:table>
      <text:p text:style-name="P8"/>
      <text:p text:style-name="P6">[/ XXX] </text:p>
      <text:p text:style-name="P5"/>
      <text:p text:style-name="P5"/>
      <text:p text:style-name="P5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8">1</text:p>
          </table:table-cell>
          <table:table-cell table:style-name="表2.B1" office:value-type="string">
            <text:p text:style-name="P17">天気</text:p>
          </table:table-cell>
          <table:table-cell table:style-name="表2.A1" office:value-type="float" office:value="9">
            <text:p text:style-name="P18">9</text:p>
          </table:table-cell>
          <table:table-cell table:style-name="表2.D1" office:value-type="string">
            <text:p text:style-name="P17">思い出したこと</text:p>
          </table:table-cell>
        </table:table-row>
        <table:table-row>
          <table:table-cell table:style-name="表2.A2" office:value-type="float" office:value="2">
            <text:p text:style-name="P18">2</text:p>
          </table:table-cell>
          <table:table-cell table:style-name="表2.B2" office:value-type="string">
            <text:p text:style-name="P17">餌やり</text:p>
          </table:table-cell>
          <table:table-cell table:style-name="表2.A2" office:value-type="float" office:value="10">
            <text:p text:style-name="P18">10</text:p>
          </table:table-cell>
          <table:table-cell table:style-name="表2.D2" office:value-type="string">
            <text:p text:style-name="P17">やった</text:p>
          </table:table-cell>
        </table:table-row>
        <table:table-row>
          <table:table-cell table:style-name="表2.A2" office:value-type="float" office:value="3">
            <text:p text:style-name="P18">3</text:p>
          </table:table-cell>
          <table:table-cell table:style-name="表2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2.A2" office:value-type="float" office:value="11">
            <text:p text:style-name="P18">11</text:p>
          </table:table-cell>
          <table:table-cell table:style-name="表2.D2" office:value-type="string">
            <text:p text:style-name="P17">やらず</text:p>
          </table:table-cell>
        </table:table-row>
        <table:table-row>
          <table:table-cell table:style-name="表2.A2" office:value-type="float" office:value="4">
            <text:p text:style-name="P18">4</text:p>
          </table:table-cell>
          <table:table-cell table:style-name="表2.B2" office:value-type="string">
            <text:p text:style-name="P17">思ったこと</text:p>
          </table:table-cell>
          <table:table-cell table:style-name="表2.A2" office:value-type="float" office:value="12">
            <text:p text:style-name="P18">12</text:p>
          </table:table-cell>
          <table:table-cell table:style-name="表2.D2" office:value-type="string">
            <text:p text:style-name="P17">知ったこと</text:p>
          </table:table-cell>
        </table:table-row>
        <table:table-row>
          <table:table-cell table:style-name="表2.A2" office:value-type="float" office:value="5">
            <text:p text:style-name="P18">5</text:p>
          </table:table-cell>
          <table:table-cell table:style-name="表2.B2" office:value-type="string">
            <text:p text:style-name="P17">出来事</text:p>
          </table:table-cell>
          <table:table-cell table:style-name="表2.A2" office:value-type="float" office:value="13">
            <text:p text:style-name="P18">13</text:p>
          </table:table-cell>
          <table:table-cell table:style-name="表2.D2" office:value-type="string">
            <text:p text:style-name="P17">やろう</text:p>
          </table:table-cell>
        </table:table-row>
        <table:table-row>
          <table:table-cell table:style-name="表2.A2" office:value-type="float" office:value="6">
            <text:p text:style-name="P18">6</text:p>
          </table:table-cell>
          <table:table-cell table:style-name="表2.B2" office:value-type="string">
            <text:p text:style-name="P17">止めた / 止めよう</text:p>
          </table:table-cell>
          <table:table-cell table:style-name="表2.A2" office:value-type="float" office:value="14">
            <text:p text:style-name="P18">14</text:p>
          </table:table-cell>
          <table:table-cell table:style-name="表2.D2" office:value-type="string">
            <text:p text:style-name="P17">新しい</text:p>
          </table:table-cell>
        </table:table-row>
        <table:table-row>
          <table:table-cell table:style-name="表2.A2" office:value-type="float" office:value="7">
            <text:p text:style-name="P18">7</text:p>
          </table:table-cell>
          <table:table-cell table:style-name="表2.B2" office:value-type="string">
            <text:p text:style-name="P17">始めた<text:span text:style-name="T8"> / 初めて</text:span></text:p>
          </table:table-cell>
          <table:table-cell table:style-name="表2.A2" office:value-type="float" office:value="15">
            <text:p text:style-name="P18">15</text:p>
          </table:table-cell>
          <table:table-cell table:style-name="表2.D2" office:value-type="string">
            <text:p text:style-name="P17">その他</text:p>
          </table:table-cell>
        </table:table-row>
        <table:table-row>
          <table:table-cell table:style-name="表2.A2" office:value-type="float" office:value="8">
            <text:p text:style-name="P20">8</text:p>
          </table:table-cell>
          <table:table-cell table:style-name="表2.B2" office:value-type="string">
            <text:p text:style-name="P17">気づいた</text:p>
          </table:table-cell>
          <table:table-cell table:style-name="表2.A2" office:value-type="float" office:value="16">
            <text:p text:style-name="P18">16</text:p>
          </table:table-cell>
          <table:table-cell table:style-name="表2.D2" office:value-type="string">
            <text:p text:style-name="P10">明日</text:p>
          </table:table-cell>
        </table:table-row>
        <table:table-row>
          <table:table-cell table:style-name="表2.A2">
            <text:p text:style-name="P20"/>
          </table:table-cell>
          <table:table-cell table:style-name="表2.B2" office:value-type="string">
            <text:p text:style-name="P17"/>
          </table:table-cell>
          <table:table-cell table:style-name="表2.A2" office:value-type="float" office:value="17">
            <text:p text:style-name="P18">17</text:p>
          </table:table-cell>
          <table:table-cell table:style-name="表2.D2" office:value-type="string">
            <text:p text:style-name="P10">その先</text:p>
          </table:table-cell>
        </table:table-row>
      </table:table>
      <text:p text:style-name="P4"/>
      <text:p text:style-name="P4">/--------------------------------------------- [/TEMPLATE]</text:p>
      <text:p text:style-name="P8"/>
      <table:table table:name="表6" table:style-name="表6">
        <table:table-column table:style-name="表6.A"/>
        <table:table-row>
          <table:table-cell table:style-name="表6.A1" office:value-type="string">
            <text:p text:style-name="P17">pushd C:\WORKS_2\WS\WS_Others.miscs <text:span text:style-name="T7">&amp;&amp; git add . &amp;&amp; git commit -m </text:span><text:span text:style-name="T7">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7"/>
          </table:table-cell>
        </table:table-row>
        <table:table-row>
          <table:table-cell table:style-name="表6.A2" office:value-type="string">
            <text:p text:style-name="P17">p</text:p>
          </table:table-cell>
        </table:table-row>
        <text:soft-page-break/>
        <table:table-row>
          <table:table-cell table:style-name="表6.A2" office:value-type="string">
            <text:p text:style-name="P17"/>
          </table:table-cell>
        </table:table-row>
      </table:table>
      <text:p text:style-name="P8"/>
      <text:p text:style-name="P16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5-24T17:20:48.08</dc:date>
    <dc:creator>iwabuchi ken</dc:creator>
    <meta:editing-duration>PT22H24M21S</meta:editing-duration>
    <meta:editing-cycles>153</meta:editing-cycles>
    <meta:generator>OpenOffice/4.1.3$Win32 OpenOffice.org_project/413m1$Build-9783</meta:generator>
    <meta:document-statistic meta:table-count="24" meta:image-count="0" meta:object-count="0" meta:page-count="43" meta:paragraph-count="824" meta:word-count="15729" meta:character-count="19692"/>
  </office:meta>
</office:document-meta>
</file>